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3.75cm" fo:min-width="9.7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1.306cm" fo:min-width="4.168cm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objectwithoutfill">
      <style:graphic-properties svg:stroke-width="0.1cm" svg:stroke-color="#ff6600" draw:fill="none" draw:fill-color="#ff8080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2.45cm" fo:min-width="3.4cm" fo:padding-top="0.175cm" fo:padding-bottom="0.175cm" fo:padding-left="0.3cm" fo:padding-right="0.3cm" draw:shadow="visible"/>
    </style:style>
    <style:style style:name="gr10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1.05cm" fo:min-width="6.2cm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1.726cm" fo:min-width="5.376cm" fo:padding-top="0.175cm" fo:padding-bottom="0.175cm" fo:padding-left="0.3cm" fo:padding-right="0.3cm" draw:shadow="hidden"/>
    </style:style>
    <style:style style:name="gr12" style:family="graphic" style:parent-style-name="objectwithoutfill">
      <style:graphic-properties svg:stroke-width="0.1cm" svg:stroke-color="#000000" draw:marker-end="Arrow" draw:marker-end-width="0.3cm" draw:fill="none" draw:fill-color="#ff8080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 draw:shadow="hidden"/>
    </style:style>
    <style:style style:name="gr14" style:family="graphic" style:parent-style-name="standard">
      <style:graphic-properties draw:stroke="none" svg:stroke-width="0.1cm" svg:stroke-color="#000000" draw:fill-color="#ffffff" draw:textarea-horizontal-align="justify" draw:textarea-vertical-align="middle" draw:auto-grow-height="false" fo:min-height="0.85cm" fo:min-width="0cm" fo:padding-top="0.175cm" fo:padding-bottom="0.175cm" fo:padding-left="0.3cm" fo:padding-right="0.3cm" draw:shadow="hidden"/>
    </style:style>
    <style:style style:name="gr15" style:family="graphic" style:parent-style-name="objectwithoutfill">
      <style:graphic-properties svg:stroke-width="0.1cm" svg:stroke-color="#000000" draw:fill="none" draw:fill-color="#ff8080" draw:textarea-vertical-align="middle" fo:padding-top="0.175cm" fo:padding-bottom="0.175cm" fo:padding-left="0.3cm" fo:padding-right="0.3cm" draw:shadow="hidden"/>
    </style:style>
    <style:style style:name="gr16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1.05cm" fo:min-width="6.4cm" fo:padding-top="0.175cm" fo:padding-bottom="0.175cm" fo:padding-left="0.3cm" fo:padding-right="0.3cm" draw:shadow="hidden"/>
    </style:style>
    <style:style style:name="gr17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1.726cm" fo:min-width="5.676cm" fo:padding-top="0.175cm" fo:padding-bottom="0.175cm" fo:padding-left="0.3cm" fo:padding-right="0.3cm" draw:shadow="hidden"/>
    </style:style>
    <style:style style:name="gr18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1.726cm" fo:min-width="3.076cm" fo:padding-top="0.175cm" fo:padding-bottom="0.175cm" fo:padding-left="0.3cm" fo:padding-right="0.3cm" draw:shadow="hidden"/>
    </style:style>
    <style:style style:name="gr1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449cm" fo:min-width="0cm" fo:padding-top="0.175cm" fo:padding-bottom="0.175cm" fo:padding-left="0.3cm" fo:padding-right="0.3cm" draw:shadow="hidden"/>
    </style:style>
    <style:style style:name="gr20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1.726cm" fo:min-width="3.976cm" fo:padding-top="0.175cm" fo:padding-bottom="0.175cm" fo:padding-left="0.3cm" fo:padding-right="0.3cm" draw:shadow="hidden"/>
    </style:style>
    <style:style style:name="gr21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1.726cm" fo:min-width="3.476cm" fo:padding-top="0.175cm" fo:padding-bottom="0.175cm" fo:padding-left="0.3cm" fo:padding-right="0.3cm" draw:shadow="hidden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 draw:shadow="hidden"/>
    </style:style>
    <style:style style:name="gr23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2.15cm" fo:min-width="3.8cm" fo:padding-top="0.175cm" fo:padding-bottom="0.175cm" fo:padding-left="0.3cm" fo:padding-right="0.3cm" draw:shadow="hidden"/>
    </style:style>
    <style:style style:name="gr24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4.75cm" fo:min-width="5.3cm" fo:padding-top="0.175cm" fo:padding-bottom="0.175cm" fo:padding-left="0.3cm" fo:padding-right="0.3cm" draw:shadow="hidden"/>
    </style:style>
    <style:style style:name="gr25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4.45cm" fo:min-width="5.3cm" fo:padding-top="0.175cm" fo:padding-bottom="0.175cm" fo:padding-left="0.3cm" fo:padding-right="0.3cm" draw:shadow="hidden"/>
    </style:style>
    <style:style style:name="gr26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3.05cm" fo:min-width="5.3cm" fo:padding-top="0.175cm" fo:padding-bottom="0.175cm" fo:padding-left="0.3cm" fo:padding-right="0.3cm" draw:shadow="hidden"/>
    </style:style>
    <style:style style:name="gr27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3.65cm" fo:min-width="5.3cm" fo:padding-top="0.175cm" fo:padding-bottom="0.175cm" fo:padding-left="0.3cm" fo:padding-right="0.3cm" draw:shadow="hidden"/>
    </style:style>
    <style:style style:name="gr28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3.25cm" fo:min-width="5.3cm" fo:padding-top="0.175cm" fo:padding-bottom="0.175cm" fo:padding-left="0.3cm" fo:padding-right="0.3cm" draw:shadow="hidden"/>
    </style:style>
    <style:style style:name="gr29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7.85cm" fo:min-width="13.3cm" fo:padding-top="0.175cm" fo:padding-bottom="0.175cm" fo:padding-left="0.3cm" fo:padding-right="0.3cm" draw:shadow="hidden"/>
    </style:style>
    <style:style style:name="gr30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428cm" fo:min-width="0.178cm" fo:padding-top="0.175cm" fo:padding-bottom="0.175cm" fo:padding-left="0.3cm" fo:padding-right="0.3cm" draw:shadow="hidden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114cm" fo:min-width="0cm"/>
    </style:style>
    <style:style style:name="gr32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2.95cm" fo:min-width="0cm" fo:padding-top="0.175cm" fo:padding-bottom="0.175cm" fo:padding-left="0.3cm" fo:padding-right="0.3cm" draw:shadow="hidden"/>
    </style:style>
    <style:style style:name="gr33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0.85cm" fo:min-width="0cm" fo:padding-top="0.175cm" fo:padding-bottom="0.175cm" fo:padding-left="0.3cm" fo:padding-right="0.3cm" draw:shadow="hidden"/>
    </style:style>
    <style:style style:name="gr34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.75cm" fo:min-width="0cm" fo:padding-top="0.175cm" fo:padding-bottom="0.175cm" fo:padding-left="0.3cm" fo:padding-right="0.3cm" draw:shadow="hidden"/>
    </style:style>
    <style:style style:name="gr35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0.75cm" fo:min-width="0cm" fo:padding-top="0.175cm" fo:padding-bottom="0.175cm" fo:padding-left="0.3cm" fo:padding-right="0.3cm" draw:shadow="hidden"/>
    </style:style>
    <style:style style:name="gr3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 draw:shadow="hidden"/>
    </style:style>
    <style:style style:name="gr3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124cm" fo:min-width="0cm" fo:padding-top="0.175cm" fo:padding-bottom="0.175cm" fo:padding-left="0.3cm" fo:padding-right="0.3cm" draw:shadow="hidden"/>
    </style:style>
    <style:style style:name="gr38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6.525cm" fo:min-width="13.3cm" fo:padding-top="0.175cm" fo:padding-bottom="0.175cm" fo:padding-left="0.3cm" fo:padding-right="0.3cm" draw:shadow="hidden"/>
    </style:style>
    <style:style style:name="gr39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9.425cm" fo:min-width="0cm" fo:padding-top="0.175cm" fo:padding-bottom="0.175cm" fo:padding-left="0.3cm" fo:padding-right="0.3cm" draw:shadow="hidden"/>
    </style:style>
    <style:style style:name="gr40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false" fo:min-height="0.45cm" fo:min-width="0cm" fo:padding-top="0.175cm" fo:padding-bottom="0.175cm" fo:padding-left="0.3cm" fo:padding-right="0.3cm" draw:shadow="hidden"/>
    </style:style>
    <style:style style:name="gr41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8.85cm" fo:min-width="13.3cm" fo:padding-top="0.175cm" fo:padding-bottom="0.175cm" fo:padding-left="0.3cm" fo:padding-right="0.3cm" draw:shadow="hidden"/>
    </style:style>
    <style:style style:name="gr42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1.85cm" fo:min-width="0cm" fo:padding-top="0.175cm" fo:padding-bottom="0.175cm" fo:padding-left="0.3cm" fo:padding-right="0.3cm" draw:shadow="hidden"/>
    </style:style>
    <style:style style:name="gr43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5.05cm" fo:min-width="0cm" fo:padding-top="0.175cm" fo:padding-bottom="0.175cm" fo:padding-left="0.3cm" fo:padding-right="0.3cm" draw:shadow="hidden"/>
    </style:style>
    <style:style style:name="gr44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7.025cm" fo:min-width="10.751cm" fo:padding-top="0.175cm" fo:padding-bottom="0.175cm" fo:padding-left="0.3cm" fo:padding-right="0.3cm" draw:shadow="hidden"/>
    </style:style>
    <style:style style:name="gr45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0.025cm" fo:min-width="0cm" fo:padding-top="0.175cm" fo:padding-bottom="0.175cm" fo:padding-left="0.3cm" fo:padding-right="0.3cm" draw:shadow="hidden"/>
    </style:style>
    <style:style style:name="gr46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9.65cm" fo:min-width="17.651cm" fo:padding-top="0.175cm" fo:padding-bottom="0.175cm" fo:padding-left="0.3cm" fo:padding-right="0.3cm" draw:shadow="hidden"/>
    </style:style>
    <style:style style:name="gr47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2.65cm" fo:min-width="0cm" fo:padding-top="0.175cm" fo:padding-bottom="0.175cm" fo:padding-left="0.3cm" fo:padding-right="0.3cm" draw:shadow="hidden"/>
    </style:style>
    <style:style style:name="gr48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2.55cm" fo:min-width="0cm" fo:padding-top="0.175cm" fo:padding-bottom="0.175cm" fo:padding-left="0.3cm" fo:padding-right="0.3cm" draw:shadow="hidden"/>
    </style:style>
    <style:style style:name="gr49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4.95cm" fo:min-width="0cm" fo:padding-top="0.175cm" fo:padding-bottom="0.175cm" fo:padding-left="0.3cm" fo:padding-right="0.3cm" draw:shadow="hidden"/>
    </style:style>
    <style:style style:name="gr50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2.35cm" fo:min-width="0cm" fo:padding-top="0.175cm" fo:padding-bottom="0.175cm" fo:padding-left="0.3cm" fo:padding-right="0.3cm" draw:shadow="hidden"/>
    </style:style>
    <style:style style:name="gr5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3cm" fo:min-width="0cm" fo:padding-top="0.175cm" fo:padding-bottom="0.175cm" fo:padding-left="0.3cm" fo:padding-right="0.3cm" draw:shadow="hidden"/>
    </style:style>
    <style:style style:name="gr52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.25cm" fo:min-width="0cm" fo:padding-top="0.175cm" fo:padding-bottom="0.175cm" fo:padding-left="0.3cm" fo:padding-right="0.3cm" draw:shadow="hidden"/>
    </style:style>
    <style:style style:name="gr53" style:family="graphic" style:parent-style-name="standard">
      <style:graphic-properties svg:stroke-width="0.1cm" svg:stroke-color="#000000" draw:fill-color="#eeeeee" draw:textarea-horizontal-align="justify" draw:textarea-vertical-align="middle" draw:auto-grow-height="false" fo:min-height="10.45cm" fo:min-width="14.8cm" fo:padding-top="0.175cm" fo:padding-bottom="0.175cm" fo:padding-left="0.3cm" fo:padding-right="0.3cm" draw:shadow="hidden"/>
    </style:style>
    <style:style style:name="gr54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4.65cm" fo:min-width="0cm" fo:padding-top="0.175cm" fo:padding-bottom="0.175cm" fo:padding-left="0.3cm" fo:padding-right="0.3cm" draw:shadow="hidden"/>
    </style:style>
    <style:style style:name="gr55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4.55cm" fo:min-width="0cm" fo:padding-top="0.175cm" fo:padding-bottom="0.175cm" fo:padding-left="0.3cm" fo:padding-right="0.3cm" draw:shadow="hidden"/>
    </style:style>
    <style:style style:name="gr56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0.85cm" fo:min-width="0cm" fo:padding-top="0.175cm" fo:padding-bottom="0.175cm" fo:padding-left="0.3cm" fo:padding-right="0.3cm" draw:shadow="hidden"/>
    </style:style>
    <style:style style:name="gr57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1.05cm" fo:min-width="0cm" fo:padding-top="0.175cm" fo:padding-bottom="0.175cm" fo:padding-left="0.3cm" fo:padding-right="0.3cm" draw:shadow="hidden"/>
    </style:style>
    <style:style style:name="gr58" style:family="graphic" style:parent-style-name="standard">
      <style:graphic-properties draw:stroke="none" svg:stroke-width="0.1cm" svg:stroke-color="#000000" draw:fill="solid" draw:fill-color="#eeeeee" draw:textarea-horizontal-align="left" draw:auto-grow-height="true" draw:auto-grow-width="true" fo:min-height="0cm" fo:min-width="0cm" fo:padding-top="0.175cm" fo:padding-bottom="0.175cm" fo:padding-left="0.3cm" fo:padding-right="0.3cm" draw:shadow="hidden"/>
    </style:style>
    <style:style style:name="gr59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.45cm" fo:min-width="0cm" fo:padding-top="0.175cm" fo:padding-bottom="0.175cm" fo:padding-left="0.3cm" fo:padding-right="0.3cm" draw:shadow="hidden"/>
    </style:style>
    <style:style style:name="gr60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1.325cm" fo:min-width="0cm" fo:padding-top="0.175cm" fo:padding-bottom="0.175cm" fo:padding-left="0.3cm" fo:padding-right="0.3cm" draw:shadow="hidden"/>
    </style:style>
    <style:style style:name="gr61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1.225cm" fo:min-width="0cm" fo:padding-top="0.175cm" fo:padding-bottom="0.175cm" fo:padding-left="0.3cm" fo:padding-right="0.3cm" draw:shadow="hidden"/>
    </style:style>
    <style:style style:name="gr62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7.35cm" fo:min-width="0cm" fo:padding-top="0.175cm" fo:padding-bottom="0.175cm" fo:padding-left="0.3cm" fo:padding-right="0.3cm" draw:shadow="hidden"/>
    </style:style>
    <style:style style:name="gr63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3.45cm" fo:min-width="0cm" fo:padding-top="0.175cm" fo:padding-bottom="0.175cm" fo:padding-left="0.3cm" fo:padding-right="0.3cm" draw:shadow="hidden"/>
    </style:style>
    <style:style style:name="gr6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45cm" fo:min-width="0cm" fo:padding-top="0.175cm" fo:padding-bottom="0.175cm" fo:padding-left="0.3cm" fo:padding-right="0.3cm" draw:shadow="hidden"/>
    </style:style>
    <style:style style:name="gr6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723cm" fo:min-width="0cm" fo:padding-top="0.175cm" fo:padding-bottom="0.175cm" fo:padding-left="0.3cm" fo:padding-right="0.3cm" draw:shadow="hidden"/>
    </style:style>
    <style:style style:name="gr66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0.75cm" fo:min-width="0cm" fo:padding-top="0.175cm" fo:padding-bottom="0.175cm" fo:padding-left="0.3cm" fo:padding-right="0.3cm" draw:shadow="hidden"/>
    </style:style>
    <style:style style:name="gr67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1.15cm" fo:min-width="0cm" fo:padding-top="0.175cm" fo:padding-bottom="0.175cm" fo:padding-left="0.3cm" fo:padding-right="0.3cm" draw:shadow="hidden"/>
    </style:style>
    <style:style style:name="gr68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6.925cm" fo:min-width="0cm" fo:padding-top="0.175cm" fo:padding-bottom="0.175cm" fo:padding-left="0.3cm" fo:padding-right="0.3cm" draw:shadow="hidden"/>
    </style:style>
    <style:style style:name="gr69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9.8cm" fo:min-width="0cm" fo:padding-top="0.175cm" fo:padding-bottom="0.175cm" fo:padding-left="0.3cm" fo:padding-right="0.3cm" draw:shadow="hidden"/>
    </style:style>
    <style:style style:name="gr70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9.7cm" fo:min-width="0cm" fo:padding-top="0.175cm" fo:padding-bottom="0.175cm" fo:padding-left="0.3cm" fo:padding-right="0.3cm" draw:shadow="hidden"/>
    </style:style>
    <style:style style:name="gr71" style:family="graphic" style:parent-style-name="standard">
      <style:graphic-properties svg:stroke-width="0.1cm" svg:stroke-color="#000000" draw:fill-color="#83caff" draw:textarea-horizontal-align="justify" draw:textarea-vertical-align="middle" draw:auto-grow-height="false" fo:min-height="5.825cm" fo:min-width="0cm" fo:padding-top="0.175cm" fo:padding-bottom="0.175cm" fo:padding-left="0.3cm" fo:padding-right="0.3cm" draw:shadow="hidden"/>
    </style:style>
    <style:style style:name="gr7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49cm" fo:min-width="0cm" fo:padding-top="0.175cm" fo:padding-bottom="0.175cm" fo:padding-left="0.3cm" fo:padding-right="0.3cm" draw:shadow="hidden"/>
    </style:style>
    <style:style style:name="co1" style:family="table-column">
      <style:table-column-properties style:column-width="5.813cm" style:use-optimal-column-width="false"/>
    </style:style>
    <style:style style:name="co2" style:family="table-column">
      <style:table-column-properties style:column-width="6.966cm" style:use-optimal-column-width="false"/>
    </style:style>
    <style:style style:name="co3" style:family="table-column">
      <style:table-column-properties style:column-width="6.968cm" style:use-optimal-column-width="false"/>
    </style:style>
    <style:style style:name="co4" style:family="table-column">
      <style:table-column-properties style:column-width="6.292cm" style:use-optimal-column-width="false"/>
    </style:style>
    <style:style style:name="co5" style:family="table-column">
      <style:table-column-properties style:column-width="6.97cm" style:use-optimal-column-width="false"/>
    </style:style>
    <style:style style:name="ro1" style:family="table-row">
      <style:table-row-properties style:row-height="0.691cm"/>
    </style:style>
    <style:style style:name="ro2" style:family="table-row">
      <style:table-row-properties style:row-height="0.72cm"/>
    </style:style>
    <style:style style:name="ro3" style:family="table-row">
      <style:table-row-properties style:row-height="0.753cm"/>
    </style:style>
    <style:style style:name="ro4" style:family="table-row">
      <style:table-row-properties style:row-height="0.973cm"/>
    </style:style>
    <style:style style:name="ro5" style:family="table-row">
      <style:table-row-properties style:row-height="0.785cm"/>
    </style:style>
    <style:style style:name="ro6" style:family="table-row">
      <style:table-row-properties style:row-height="3.733cm"/>
    </style:style>
    <style:style style:name="ro7" style:family="table-row">
      <style:table-row-properties style:row-height="0.735cm"/>
    </style:style>
    <style:style style:name="ro8" style:family="table-row">
      <style:table-row-properties style:row-height="3.105cm"/>
    </style:style>
    <style:style style:name="ro9" style:family="table-row">
      <style:table-row-properties style:row-height="1.683cm"/>
    </style:style>
    <style:style style:name="ce1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ce2" style:family="table-cell">
      <loext:graphic-properties style:repeat="repeat"/>
      <style:paragraph-properties fo:text-align="start"/>
      <style:text-properties fo:font-size="12pt" style:font-size-asian="12pt" style:font-size-complex="12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8080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>
      <loext:graphic-properties draw:fill-color="#83caff"/>
      <style:paragraph-properties fo:text-align="center"/>
    </style:style>
    <style:style style:name="P19" style:family="paragraph">
      <loext:graphic-properties draw:fill="solid" draw:fill-color="#ffffff"/>
      <style:text-properties fo:font-size="12pt" style:font-size-asian="12pt" style:font-size-complex="12pt"/>
    </style:style>
    <style:style style:name="P20" style:family="paragraph">
      <loext:graphic-properties draw:fill="solid" draw:fill-color="#eeeee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cm" svg:height="24cm" svg:x="5.5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2.2cm" svg:x="7.2cm" svg:y="6.6cm">
          <text:p text:style-name="P2">Add 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6cm" svg:height="2.2cm" svg:x="7.1cm" svg:y="9.5cm">
          <text:p text:style-name="P2">Request Provider</text:p>
          <text:p text:style-name="P2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6cm" svg:height="2.2cm" svg:x="7.3cm" svg:y="15cm">
          <text:p text:style-name="P2">Request Member</text:p>
          <text:p text:style-name="P2">Re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6cm" svg:height="2.2cm" svg:x="7.2cm" svg:y="12.3cm">
          <text:p text:style-name="P2">Request Provider</text:p>
          <text:p text:style-name="P2">Re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6cm" svg:height="2.2cm" svg:x="7.2cm" svg:y="4.1cm">
          <text:p text:style-name="P2">Validate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cm" svg:height="1.2cm" svg:x="2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cm" svg:y1="6.1cm" svg:x2="3cm" svg:y2="4.8cm">
          <text:p/>
        </draw:line>
        <draw:line draw:style-name="gr4" draw:text-style-name="P4" draw:layer="layout" svg:x1="2.3cm" svg:y1="5.1cm" svg:x2="3.7cm" svg:y2="5.1cm">
          <text:p/>
        </draw:line>
        <draw:line draw:style-name="gr4" draw:text-style-name="P4" draw:layer="layout" svg:x1="3cm" svg:y1="6.1cm" svg:x2="3.8cm" svg:y2="7cm">
          <text:p/>
        </draw:line>
        <draw:line draw:style-name="gr4" draw:text-style-name="P4" draw:layer="layout" svg:x1="2.3cm" svg:y1="7.1cm" svg:x2="3cm" svg:y2="6.1cm">
          <text:p/>
        </draw:line>
        <draw:custom-shape draw:style-name="gr3" draw:text-style-name="P2" draw:layer="layout" svg:width="1.2cm" svg:height="1.2cm" svg:x="17.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5cm" svg:y1="14.3cm" svg:x2="18.5cm" svg:y2="13cm">
          <text:p/>
        </draw:line>
        <draw:line draw:style-name="gr4" draw:text-style-name="P4" draw:layer="layout" svg:x1="17.8cm" svg:y1="13.3cm" svg:x2="19.2cm" svg:y2="13.3cm">
          <text:p/>
        </draw:line>
        <draw:line draw:style-name="gr4" draw:text-style-name="P4" draw:layer="layout" svg:x1="18.5cm" svg:y1="14.3cm" svg:x2="19.3cm" svg:y2="15.2cm">
          <text:p/>
        </draw:line>
        <draw:line draw:style-name="gr4" draw:text-style-name="P4" draw:layer="layout" svg:x1="17.8cm" svg:y1="15.3cm" svg:x2="18.5cm" svg:y2="14.3cm">
          <text:p/>
        </draw:line>
        <draw:custom-shape draw:style-name="gr3" draw:text-style-name="P2" draw:layer="layout" svg:width="1.2cm" svg:height="1.2cm" svg:x="2.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9cm" svg:y1="16.1cm" svg:x2="2.9cm" svg:y2="14.8cm">
          <text:p/>
        </draw:line>
        <draw:line draw:style-name="gr4" draw:text-style-name="P4" draw:layer="layout" svg:x1="2.2cm" svg:y1="15.1cm" svg:x2="3.6cm" svg:y2="15.1cm">
          <text:p/>
        </draw:line>
        <draw:line draw:style-name="gr4" draw:text-style-name="P4" draw:layer="layout" svg:x1="2.9cm" svg:y1="16.1cm" svg:x2="3.7cm" svg:y2="17cm">
          <text:p/>
        </draw:line>
        <draw:line draw:style-name="gr4" draw:text-style-name="P4" draw:layer="layout" svg:x1="2.2cm" svg:y1="17.1cm" svg:x2="2.9cm" svg:y2="16.1cm">
          <text:p/>
        </draw:line>
        <draw:frame draw:style-name="gr5" draw:text-style-name="P5" draw:layer="layout" svg:width="2.86cm" svg:height="0.962cm" svg:x="1.64cm" svg:y="7.5cm">
          <draw:text-box>
            <text:p>Provider</text:p>
          </draw:text-box>
        </draw:frame>
        <draw:frame draw:style-name="gr5" draw:text-style-name="P5" draw:layer="layout" svg:width="3cm" svg:height="1.673cm" svg:x="1.6cm" svg:y="17.2cm">
          <draw:text-box>
            <text:p>ChocAn</text:p>
            <text:p>Manager</text:p>
          </draw:text-box>
        </draw:frame>
        <draw:frame draw:style-name="gr6" draw:text-style-name="P5" draw:layer="layout" svg:width="3.1cm" svg:height="1.1cm" svg:x="17.2cm" svg:y="15.5cm">
          <draw:text-box>
            <text:p>Member</text:p>
          </draw:text-box>
        </draw:frame>
        <draw:line draw:style-name="gr7" draw:text-style-name="P6" draw:layer="layout" svg:x1="4.2cm" svg:y1="5.2cm" svg:x2="7.2cm" svg:y2="5.2cm">
          <text:p/>
        </draw:line>
        <draw:line draw:style-name="gr7" draw:text-style-name="P6" draw:layer="layout" svg:x1="4.2cm" svg:y1="5.6cm" svg:x2="7.3cm" svg:y2="7.4cm">
          <text:p/>
        </draw:line>
        <draw:line draw:style-name="gr7" draw:text-style-name="P6" draw:layer="layout" svg:x1="4.2cm" svg:y1="6cm" svg:x2="7.6cm" svg:y2="10cm">
          <text:p/>
        </draw:line>
        <draw:line draw:style-name="gr7" draw:text-style-name="P6" draw:layer="layout" svg:x1="4.3cm" svg:y1="6.4cm" svg:x2="7.7cm" svg:y2="12.8cm">
          <text:p/>
        </draw:line>
        <draw:line draw:style-name="gr7" draw:text-style-name="P6" draw:layer="layout" svg:x1="4.3cm" svg:y1="15.5cm" svg:x2="7.2cm" svg:y2="13.5cm">
          <text:p/>
        </draw:line>
        <draw:line draw:style-name="gr7" draw:text-style-name="P6" draw:layer="layout" svg:x1="4.3cm" svg:y1="16.1cm" svg:x2="7.3cm" svg:y2="16.1cm">
          <text:p/>
        </draw:line>
        <draw:line draw:style-name="gr7" draw:text-style-name="P6" draw:layer="layout" svg:x1="4.3cm" svg:y1="16.6cm" svg:x2="7.5cm" svg:y2="18.6cm">
          <text:p/>
        </draw:line>
        <draw:custom-shape draw:style-name="gr2" draw:text-style-name="P3" draw:layer="layout" svg:width="6.6cm" svg:height="2.2cm" svg:x="7.3cm" svg:y="17.8cm">
          <text:p text:style-name="P2">Request Accounts</text:p>
          <text:p text:style-name="P2">Payable Re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7.5cm" svg:y1="14.1cm" svg:x2="13.8cm" svg:y2="15.8cm">
          <text:p/>
        </draw:line>
        <draw:frame draw:style-name="gr8" draw:text-style-name="P8" draw:layer="layout" svg:width="7.862cm" svg:height="1.062cm" svg:x="6.838cm" svg:y="2.438cm">
          <draw:text-box>
            <text:p text:style-name="P7"><text:span text:style-name="T1">ChocAn Data Processor</text:span></text:p>
          </draw:text-box>
        </draw:frame>
        <draw:custom-shape draw:style-name="gr2" draw:text-style-name="P3" draw:layer="layout" svg:width="6.6cm" svg:height="2.2cm" svg:x="7.3cm" svg:y="20.4cm">
          <text:p text:style-name="P2">Add, Delete, or</text:p>
          <text:p text:style-name="P2">Update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6cm" svg:height="2.2cm" svg:x="7.3cm" svg:y="23.2cm">
          <text:p text:style-name="P2">Add, Delete, or</text:p>
          <text:p text:style-name="P2">Update Provi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4.2cm" svg:y1="17.1cm" svg:x2="7.3cm" svg:y2="21.4cm">
          <text:p/>
        </draw:line>
        <draw:line draw:style-name="gr7" draw:text-style-name="P6" draw:layer="layout" svg:x1="4.2cm" svg:y1="17.6cm" svg:x2="7.4cm" svg:y2="24.1cm">
          <text:p/>
        </draw:line>
      </draw:page>
      <draw:page draw:name="page2" draw:style-name="dp1" draw:master-page-name="Default">
        <draw:custom-shape draw:style-name="gr9" draw:text-style-name="P1" draw:layer="layout" svg:width="4cm" svg:height="2.8cm" svg:x="2.5cm" svg:y="9.5cm">
          <text:p text:style-name="P2">PROVID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8cm" svg:height="1.4cm" svg:x="11.1cm" svg:y="7.1cm">
          <text:p text:style-name="P2">MEMBER_RECORD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cm" svg:height="2.3cm" svg:x="11.5cm" svg:y="9.8cm">
          <text:p text:style-name="P2">validate_me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14.7cm" svg:y1="8.5cm" svg:x2="14.7cm" svg:y2="9.8cm">
          <text:p/>
        </draw:line>
        <draw:line draw:style-name="gr12" draw:text-style-name="P6" draw:layer="layout" svg:x1="6.5cm" svg:y1="10.5cm" svg:x2="11.5cm" svg:y2="10.5cm">
          <text:p/>
        </draw:line>
        <draw:line draw:style-name="gr12" draw:text-style-name="P6" draw:layer="layout" svg:x1="11.5cm" svg:y1="11.5cm" svg:x2="6.4cm" svg:y2="11.5cm">
          <text:p/>
        </draw:line>
        <draw:frame draw:style-name="gr13" draw:text-style-name="P10" draw:layer="layout" svg:width="3.603cm" svg:height="0.825cm" svg:x="14.628cm" svg:y="8.6cm">
          <draw:text-box>
            <text:p text:style-name="P9"><text:span text:style-name="T2">member_record</text:span></text:p>
          </draw:text-box>
        </draw:frame>
        <draw:custom-shape draw:style-name="gr14" draw:text-style-name="P11" draw:layer="layout" svg:width="0.5cm" svg:height="1.2cm" svg:x="17.7cm" svg:y="7.2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324cm" svg:height="0.825cm" svg:x="7.3cm" svg:y="9.6cm">
          <draw:text-box>
            <text:p text:style-name="P9"><text:span text:style-name="T2">member_code</text:span></text:p>
          </draw:text-box>
        </draw:frame>
        <draw:frame draw:style-name="gr13" draw:text-style-name="P10" draw:layer="layout" svg:width="5.466cm" svg:height="0.825cm" svg:x="6.5cm" svg:y="11.9cm">
          <draw:text-box>
            <text:p text:style-name="P9"><text:span text:style-name="T2">member_validation_result</text:span></text:p>
          </draw:text-box>
        </draw:frame>
        <draw:custom-shape draw:style-name="gr11" draw:text-style-name="P1" draw:layer="layout" svg:width="6.2cm" svg:height="2.3cm" svg:x="11.4cm" svg:y="14.3cm">
          <text:p text:style-name="P2">validate_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6.3cm" svg:y1="15cm" svg:x2="11.4cm" svg:y2="15cm">
          <text:p/>
        </draw:line>
        <draw:line draw:style-name="gr15" draw:text-style-name="P6" draw:layer="layout" svg:x1="6.3cm" svg:y1="15cm" svg:x2="6.3cm" svg:y2="12.3cm">
          <text:p/>
        </draw:line>
        <draw:frame draw:style-name="gr13" draw:text-style-name="P10" draw:layer="layout" svg:width="5.085cm" svg:height="0.825cm" svg:x="6.415cm" svg:y="14.1cm">
          <draw:text-box>
            <text:p text:style-name="P9"><text:span text:style-name="T2">provider_validation_info</text:span></text:p>
          </draw:text-box>
        </draw:frame>
        <draw:line draw:style-name="gr15" draw:text-style-name="P6" draw:layer="layout" svg:x1="11.4cm" svg:y1="16cm" svg:x2="5.3cm" svg:y2="16cm">
          <text:p/>
        </draw:line>
        <draw:line draw:style-name="gr12" draw:text-style-name="P6" draw:layer="layout" svg:x1="5.3cm" svg:y1="16cm" svg:x2="5.3cm" svg:y2="12.3cm">
          <text:p/>
        </draw:line>
        <draw:frame draw:style-name="gr13" draw:text-style-name="P10" draw:layer="layout" svg:width="5.432cm" svg:height="0.825cm" svg:x="5.4cm" svg:y="15.9cm">
          <draw:text-box>
            <text:p><text:span text:style-name="T2">provider_validation_result</text:span></text:p>
          </draw:text-box>
        </draw:frame>
        <draw:custom-shape draw:style-name="gr16" draw:text-style-name="P1" draw:layer="layout" svg:width="7cm" svg:height="1.4cm" svg:x="10.8cm" svg:y="18.5cm">
          <text:p text:style-name="P2">PROVIDER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7.7cm" svg:y="18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4.6cm" svg:y1="18.5cm" svg:x2="14.6cm" svg:y2="16.6cm">
          <text:p/>
        </draw:line>
        <draw:frame draw:style-name="gr13" draw:text-style-name="P10" draw:layer="layout" svg:width="3.57cm" svg:height="0.825cm" svg:x="11.2cm" svg:y="17.2cm">
          <draw:text-box>
            <text:p><text:span text:style-name="T2">provider_record</text:span></text:p>
          </draw:text-box>
        </draw:frame>
        <draw:custom-shape draw:style-name="gr16" draw:text-style-name="P1" draw:layer="layout" svg:width="7cm" svg:height="1.4cm" svg:x="11.3cm" svg:y="25.3cm">
          <text:p text:style-name="P2">SESSION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1.9cm" svg:y="23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5cm" svg:height="2.3cm" svg:x="11.3cm" svg:y="21.6cm">
          <text:p text:style-name="P2">create_session_recor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0.4cm" svg:height="1.2cm" svg:x="18.1cm" svg:y="25.4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4.6cm" svg:y1="23.9cm" svg:x2="14.6cm" svg:y2="25.3cm">
          <text:p/>
        </draw:line>
        <draw:frame draw:style-name="gr13" draw:text-style-name="P10" draw:layer="layout" svg:width="3.481cm" svg:height="0.825cm" svg:x="14.568cm" svg:y="24.2cm">
          <draw:text-box>
            <text:p><text:span text:style-name="T2">session_record</text:span></text:p>
          </draw:text-box>
        </draw:frame>
        <draw:line draw:style-name="gr15" draw:text-style-name="P6" draw:layer="layout" svg:x1="17.6cm" svg:y1="15.4cm" svg:x2="18.3cm" svg:y2="15.4cm">
          <text:p/>
        </draw:line>
        <draw:line draw:style-name="gr15" draw:text-style-name="P6" draw:layer="layout" svg:x1="18.3cm" svg:y1="15.4cm" svg:x2="18.3cm" svg:y2="22.3cm">
          <text:p/>
        </draw:line>
        <draw:line draw:style-name="gr12" draw:text-style-name="P6" draw:layer="layout" svg:x1="18.3cm" svg:y1="22.3cm" svg:x2="17.7cm" svg:y2="22.3cm">
          <text:p/>
        </draw:line>
        <draw:frame draw:style-name="gr13" draw:text-style-name="P10" draw:layer="layout" svg:width="5.085cm" svg:height="0.825cm" svg:x="13.315cm" svg:y="20.4cm">
          <draw:text-box>
            <text:p><text:span text:style-name="T2">provider_validation_info</text:span></text:p>
          </draw:text-box>
        </draw:frame>
        <draw:line draw:style-name="gr15" draw:text-style-name="P6" draw:layer="layout" svg:x1="17.7cm" svg:y1="10.9cm" svg:x2="19.4cm" svg:y2="10.9cm">
          <text:p/>
        </draw:line>
        <draw:line draw:style-name="gr15" draw:text-style-name="P6" draw:layer="layout" svg:x1="19.4cm" svg:y1="10.9cm" svg:x2="19.4cm" svg:y2="23.1cm">
          <text:p/>
        </draw:line>
        <draw:line draw:style-name="gr12" draw:text-style-name="P6" draw:layer="layout" svg:x1="19.4cm" svg:y1="23.1cm" svg:x2="17.8cm" svg:y2="23.1cm">
          <text:p/>
        </draw:line>
        <draw:frame draw:style-name="gr13" draw:text-style-name="P10" draw:layer="layout" svg:width="3.324cm" svg:height="0.825cm" svg:x="16.176cm" svg:y="12.8cm">
          <draw:text-box>
            <text:p><text:span text:style-name="T2">member_code</text:span></text:p>
          </draw:text-box>
        </draw:frame>
        <draw:custom-shape draw:style-name="gr18" draw:text-style-name="P1" draw:layer="layout" svg:width="3.9cm" svg:height="2.3cm" svg:x="4.2cm" svg:y="18.2cm">
          <text:p text:style-name="P2">request_</text:p>
          <text:p text:style-name="P2">provider_</text:p>
          <text:p text:style-name="P2">direc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10.8cm" svg:y1="19.2cm" svg:x2="8.1cm" svg:y2="19.2cm">
          <text:p/>
        </draw:line>
        <draw:frame draw:style-name="gr13" draw:text-style-name="P10" draw:layer="layout" svg:width="3.781cm" svg:height="0.825cm" svg:x="8.448cm" svg:y="19.792cm">
          <draw:text-box>
            <text:p><text:span text:style-name="T2">provider_records</text:span></text:p>
          </draw:text-box>
        </draw:frame>
        <draw:line draw:style-name="gr12" draw:text-style-name="P6" draw:layer="layout" svg:x1="4.6cm" svg:y1="18.2cm" svg:x2="4.6cm" svg:y2="12.3cm">
          <text:p/>
        </draw:line>
        <draw:frame draw:style-name="gr13" draw:text-style-name="P10" draw:layer="layout" svg:width="3.989cm" svg:height="0.825cm" svg:x="4.411cm" svg:y="17cm">
          <draw:text-box>
            <text:p><text:span text:style-name="T2">provider_directory</text:span></text:p>
          </draw:text-box>
        </draw:frame>
        <draw:line draw:style-name="gr15" draw:text-style-name="P6" draw:layer="layout" svg:x1="2.9cm" svg:y1="12.3cm" svg:x2="3cm" svg:y2="22.6cm">
          <text:p/>
        </draw:line>
        <draw:line draw:style-name="gr12" draw:text-style-name="P6" draw:layer="layout" svg:x1="3cm" svg:y1="22.5cm" svg:x2="11.3cm" svg:y2="22.5cm">
          <text:p/>
        </draw:line>
        <draw:frame draw:style-name="gr13" draw:text-style-name="P10" draw:layer="layout" svg:width="2.968cm" svg:height="0.825cm" svg:x="5.519cm" svg:y="22.575cm">
          <draw:text-box>
            <text:p><text:span text:style-name="T2">session_info</text:span></text:p>
          </draw:text-box>
        </draw:frame>
      </draw:page>
      <draw:page draw:name="page3" draw:style-name="dp1" draw:master-page-name="Default">
        <draw:custom-shape draw:style-name="gr9" draw:text-style-name="P1" draw:layer="layout" svg:width="4cm" svg:height="2.8cm" svg:x="2.475cm" svg:y="9.5cm">
          <text:p text:style-name="P2">PROVID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cm" svg:height="2.3cm" svg:x="11.6cm" svg:y="9.7cm">
          <text:p text:style-name="P2">validate_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6.5cm" svg:y1="10.8cm" svg:x2="11.6cm" svg:y2="10.8cm">
          <text:p/>
        </draw:line>
        <draw:frame draw:style-name="gr13" draw:text-style-name="P10" draw:layer="layout" svg:width="3.29cm" svg:height="0.825cm" svg:x="7.31cm" svg:y="9.975cm">
          <draw:text-box>
            <text:p text:style-name="P9"><text:span text:style-name="T2">provider_code</text:span></text:p>
          </draw:text-box>
        </draw:frame>
        <draw:line draw:style-name="gr12" draw:text-style-name="P6" draw:layer="layout" svg:x1="11.6cm" svg:y1="11.5cm" svg:x2="6.5cm" svg:y2="11.5cm">
          <text:p/>
        </draw:line>
        <draw:frame draw:style-name="gr13" draw:text-style-name="P10" draw:layer="layout" svg:width="5.432cm" svg:height="0.825cm" svg:x="6.5cm" svg:y="11.6cm">
          <draw:text-box>
            <text:p><text:span text:style-name="T2">provider_validation_result</text:span></text:p>
          </draw:text-box>
        </draw:frame>
        <draw:custom-shape draw:style-name="gr16" draw:text-style-name="P1" draw:layer="layout" svg:width="7cm" svg:height="1.4cm" svg:x="11.2cm" svg:y="13.9cm">
          <text:p text:style-name="P2">PROVIDER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8.1cm" svg:y="14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4.6cm" svg:y1="13.9cm" svg:x2="14.6cm" svg:y2="12cm">
          <text:p/>
        </draw:line>
        <draw:frame draw:style-name="gr13" draw:text-style-name="P10" draw:layer="layout" svg:width="3.57cm" svg:height="0.825cm" svg:x="11.13cm" svg:y="12.675cm">
          <draw:text-box>
            <text:p><text:span text:style-name="T2">provider_record</text:span></text:p>
          </draw:text-box>
        </draw:frame>
        <draw:custom-shape draw:style-name="gr16" draw:text-style-name="P1" draw:layer="layout" svg:width="7cm" svg:height="1.4cm" svg:x="11.1cm" svg:y="18.6cm">
          <text:p text:style-name="P2">SERVICE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7.9cm" svg:y="18.7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1.1cm" svg:y1="19.3cm" svg:x2="8.1cm" svg:y2="19.3cm">
          <text:p/>
        </draw:line>
        <draw:frame draw:style-name="gr19" draw:text-style-name="P10" draw:layer="layout" svg:width="3.649cm" svg:height="0.825cm" svg:x="8.351cm" svg:y="17.731cm">
          <draw:text-box>
            <text:p><text:span text:style-name="T2">service_record</text:span></text:p>
          </draw:text-box>
        </draw:frame>
        <draw:custom-shape draw:style-name="gr18" draw:text-style-name="P1" draw:layer="layout" svg:width="3.9cm" svg:height="2.3cm" svg:x="4.175cm" svg:y="18.2cm">
          <text:p text:style-name="P2">request_</text:p>
          <text:p text:style-name="P2">provider_</text:p>
          <text:p text:style-name="P2">direc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6.2cm" svg:y1="18.2cm" svg:x2="6.2cm" svg:y2="12.3cm">
          <text:p/>
        </draw:line>
        <draw:frame draw:style-name="gr13" draw:text-style-name="P10" draw:layer="layout" svg:width="3.989cm" svg:height="0.825cm" svg:x="6.211cm" svg:y="15.275cm">
          <draw:text-box>
            <text:p><text:span text:style-name="T2">provider_directory</text:span></text:p>
          </draw:text-box>
        </draw:frame>
        <draw:custom-shape draw:style-name="gr18" draw:text-style-name="P1" draw:layer="layout" svg:width="3.9cm" svg:height="2.3cm" svg:x="4.1cm" svg:y="22.3cm">
          <text:p text:style-name="P2">save_</text:p>
          <text:p text:style-name="P2">provider_</text:p>
          <text:p text:style-name="P2">direc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6.2cm" svg:y1="20.5cm" svg:x2="6.2cm" svg:y2="22.4cm">
          <text:p/>
        </draw:line>
        <draw:frame draw:style-name="gr13" draw:text-style-name="P10" draw:layer="layout" svg:width="3.989cm" svg:height="0.825cm" svg:x="6.1cm" svg:y="20.9cm">
          <draw:text-box>
            <text:p><text:span text:style-name="T2">provider_directory</text:span></text:p>
          </draw:text-box>
        </draw:frame>
      </draw:page>
      <draw:page draw:name="page4" draw:style-name="dp1" draw:master-page-name="Default">
        <draw:custom-shape draw:style-name="gr9" draw:text-style-name="P1" draw:layer="layout" svg:width="4cm" svg:height="2.8cm" svg:x="2.9cm" svg:y="5.6cm">
          <text:p text:style-name="P2">PROVID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cm" svg:height="2.3cm" svg:x="5.1cm" svg:y="13.7cm">
          <text:p text:style-name="P2">request_provider</text:p>
          <text:p text:style-name="P2">_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cm" svg:height="1.4cm" svg:x="9.7cm" svg:y="10.1cm">
          <text:p text:style-name="P2">PROVIDER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6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cm" svg:height="1.4cm" svg:x="9.5cm" svg:y="18.4cm">
          <text:p text:style-name="P2">MEMBER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6.4cm" svg:y="18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cm" svg:height="1.4cm" svg:x="1.4cm" svg:y="18cm">
          <text:p text:style-name="P2">SERVICE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8.3cm" svg:y="18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cm" svg:height="2.3cm" svg:x="12cm" svg:y="5.6cm">
          <text:p text:style-name="P2">validate_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6.9cm" svg:y1="6.7cm" svg:x2="12cm" svg:y2="6.7cm">
          <text:p/>
        </draw:line>
        <draw:frame draw:style-name="gr13" draw:text-style-name="P10" draw:layer="layout" svg:width="3.29cm" svg:height="0.825cm" svg:x="7.71cm" svg:y="5.875cm">
          <draw:text-box>
            <text:p text:style-name="P9"><text:span text:style-name="T2">provider_code</text:span></text:p>
          </draw:text-box>
        </draw:frame>
        <draw:line draw:style-name="gr12" draw:text-style-name="P6" draw:layer="layout" svg:x1="12cm" svg:y1="7.4cm" svg:x2="6.9cm" svg:y2="7.4cm">
          <text:p/>
        </draw:line>
        <draw:line draw:style-name="gr12" draw:text-style-name="P6" draw:layer="layout" svg:x1="15.1cm" svg:y1="10.1cm" svg:x2="15.07cm" svg:y2="7.9cm">
          <text:p/>
        </draw:line>
        <draw:frame draw:style-name="gr13" draw:text-style-name="P10" draw:layer="layout" svg:width="3.57cm" svg:height="0.825cm" svg:x="11.6cm" svg:y="8.575cm">
          <draw:text-box>
            <text:p><text:span text:style-name="T2">provider_record</text:span></text:p>
          </draw:text-box>
        </draw:frame>
        <draw:frame draw:style-name="gr13" draw:text-style-name="P10" draw:layer="layout" svg:width="5.432cm" svg:height="0.825cm" svg:x="6.968cm" svg:y="7.6cm">
          <draw:text-box>
            <text:p><text:span text:style-name="T2">provider_validation_result</text:span></text:p>
          </draw:text-box>
        </draw:frame>
        <draw:line draw:style-name="gr12" draw:text-style-name="P6" draw:layer="layout" svg:x1="10.2cm" svg:y1="11.5cm" svg:x2="10.2cm" svg:y2="13.7cm">
          <text:p/>
        </draw:line>
        <draw:custom-shape draw:style-name="gr16" draw:text-style-name="P1" draw:layer="layout" svg:width="7cm" svg:height="1.4cm" svg:x="13.2cm" svg:y="14.1cm">
          <text:p text:style-name="P2">SESSION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20.1cm" svg:y="14.2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57cm" svg:height="0.825cm" svg:x="10.1cm" svg:y="11.6cm">
          <draw:text-box>
            <text:p><text:span text:style-name="T2">provider_record</text:span></text:p>
          </draw:text-box>
        </draw:frame>
        <draw:line draw:style-name="gr12" draw:text-style-name="P6" draw:layer="layout" svg:x1="13.2cm" svg:y1="14.3cm" svg:x2="11.3cm" svg:y2="14.3cm">
          <text:p/>
        </draw:line>
        <draw:frame draw:style-name="gr13" draw:text-style-name="P10" draw:layer="layout" svg:width="3.481cm" svg:height="0.825cm" svg:x="11.319cm" svg:y="13.275cm">
          <draw:text-box>
            <text:p><text:span text:style-name="T2">session_record</text:span></text:p>
          </draw:text-box>
        </draw:frame>
        <draw:line draw:style-name="gr12" draw:text-style-name="P6" draw:layer="layout" svg:x1="10.2cm" svg:y1="18.4cm" svg:x2="10.2cm" svg:y2="16cm">
          <text:p/>
        </draw:line>
        <draw:line draw:style-name="gr12" draw:text-style-name="P6" draw:layer="layout" svg:x1="7.4cm" svg:y1="18cm" svg:x2="7.4cm" svg:y2="16cm">
          <text:p/>
        </draw:line>
        <draw:frame draw:style-name="gr13" draw:text-style-name="P10" draw:layer="layout" svg:width="3.603cm" svg:height="0.825cm" svg:x="10.2cm" svg:y="17.675cm">
          <draw:text-box>
            <text:p><text:span text:style-name="T2">member_record</text:span></text:p>
          </draw:text-box>
        </draw:frame>
        <draw:frame draw:style-name="gr13" draw:text-style-name="P10" draw:layer="layout" svg:width="3.379cm" svg:height="0.825cm" svg:x="4cm" svg:y="17.175cm">
          <draw:text-box>
            <text:p><text:span text:style-name="T2">service_record</text:span></text:p>
          </draw:text-box>
        </draw:frame>
        <draw:line draw:style-name="gr12" draw:text-style-name="P6" draw:layer="layout" svg:x1="6.3cm" svg:y1="13.7cm" svg:x2="6.3cm" svg:y2="8.4cm">
          <text:p/>
        </draw:line>
        <draw:frame draw:style-name="gr13" draw:text-style-name="P10" draw:layer="layout" svg:width="3.476cm" svg:height="0.825cm" svg:x="6.324cm" svg:y="9.475cm">
          <draw:text-box>
            <text:p><text:span text:style-name="T2">provider_report</text:span></text:p>
          </draw:text-box>
        </draw:frame>
        <draw:line draw:style-name="gr12" draw:text-style-name="P6" draw:layer="layout" svg:x1="5.6cm" svg:y1="8.4cm" svg:x2="5.6cm" svg:y2="13.7cm">
          <text:p/>
        </draw:line>
        <draw:frame draw:style-name="gr13" draw:text-style-name="P10" draw:layer="layout" svg:width="3.29cm" svg:height="0.825cm" svg:x="2cm" svg:y="10.7cm">
          <draw:text-box>
            <text:p><text:span text:style-name="T2">provider_code</text:span></text:p>
          </draw:text-box>
        </draw:frame>
        <draw:line draw:style-name="gr12" draw:text-style-name="P6" draw:layer="layout" svg:x1="8.8cm" svg:y1="16.1cm" svg:x2="8.8cm" svg:y2="21.1cm">
          <text:p/>
        </draw:line>
        <draw:frame draw:style-name="gr13" draw:text-style-name="P10" draw:layer="layout" svg:width="2.52cm" svg:height="0.825cm" svg:x="8.9cm" svg:y="20.3cm">
          <draw:text-box>
            <text:p><text:span text:style-name="T2">eft_record</text:span></text:p>
          </draw:text-box>
        </draw:frame>
        <draw:custom-shape draw:style-name="gr16" draw:text-style-name="P1" draw:layer="layout" svg:width="7cm" svg:height="1.4cm" svg:x="2.5cm" svg:y="21.1cm">
          <text:p text:style-name="P2">EFT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9.4cm" svg:y="2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cm" svg:height="2.3cm" svg:x="14.2cm" svg:y="15.8cm">
          <text:p text:style-name="P2">save_provider</text:p>
          <text:p text:style-name="P2">_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11.1cm" svg:y1="15.9cm" svg:x2="14.2cm" svg:y2="16.5cm">
          <text:p/>
        </draw:line>
        <draw:frame draw:style-name="gr13" draw:text-style-name="P10" draw:layer="layout" svg:width="3.476cm" svg:height="0.825cm" svg:x="10.824cm" svg:y="16.4cm">
          <draw:text-box>
            <text:p><text:span text:style-name="T2">provider_report</text:span></text:p>
          </draw:text-box>
        </draw:frame>
      </draw:page>
      <draw:page draw:name="page5" draw:style-name="dp1" draw:master-page-name="Default">
        <draw:custom-shape draw:style-name="gr9" draw:text-style-name="P1" draw:layer="layout" svg:width="4cm" svg:height="2.8cm" svg:x="2.9cm" svg:y="5.6cm">
          <text:p text:style-name="P2">Memb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cm" svg:height="2.3cm" svg:x="5.1cm" svg:y="13.7cm">
          <text:p text:style-name="P2">request_member</text:p>
          <text:p text:style-name="P2">_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cm" svg:height="1.4cm" svg:x="9.7cm" svg:y="10.1cm">
          <text:p text:style-name="P2">MEMBER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6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cm" svg:height="1.4cm" svg:x="8cm" svg:y="18.4cm">
          <text:p text:style-name="P2">PROVIDER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4.9cm" svg:y="18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cm" svg:height="1.4cm" svg:x="3.1cm" svg:y="21.3cm">
          <text:p text:style-name="P2">SERVICE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0cm" svg:y="2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cm" svg:height="2.3cm" svg:x="12cm" svg:y="5.6cm">
          <text:p text:style-name="P2">validate_me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6.9cm" svg:y1="6.7cm" svg:x2="12cm" svg:y2="6.7cm">
          <text:p/>
        </draw:line>
        <draw:frame draw:style-name="gr13" draw:text-style-name="P10" draw:layer="layout" svg:width="3.324cm" svg:height="0.825cm" svg:x="7.71cm" svg:y="5.875cm">
          <draw:text-box>
            <text:p text:style-name="P9"><text:span text:style-name="T2">member_code</text:span></text:p>
          </draw:text-box>
        </draw:frame>
        <draw:line draw:style-name="gr12" draw:text-style-name="P6" draw:layer="layout" svg:x1="12cm" svg:y1="7.4cm" svg:x2="6.9cm" svg:y2="7.4cm">
          <text:p/>
        </draw:line>
        <draw:line draw:style-name="gr12" draw:text-style-name="P6" draw:layer="layout" svg:x1="15.1cm" svg:y1="10.1cm" svg:x2="15.07cm" svg:y2="7.9cm">
          <text:p/>
        </draw:line>
        <draw:frame draw:style-name="gr13" draw:text-style-name="P10" draw:layer="layout" svg:width="3.603cm" svg:height="0.825cm" svg:x="11.6cm" svg:y="8.575cm">
          <draw:text-box>
            <text:p><text:span text:style-name="T2">member_record</text:span></text:p>
          </draw:text-box>
        </draw:frame>
        <draw:frame draw:style-name="gr13" draw:text-style-name="P10" draw:layer="layout" svg:width="5.466cm" svg:height="0.825cm" svg:x="6.968cm" svg:y="7.6cm">
          <draw:text-box>
            <text:p><text:span text:style-name="T2">member_validation_result</text:span></text:p>
          </draw:text-box>
        </draw:frame>
        <draw:line draw:style-name="gr12" draw:text-style-name="P6" draw:layer="layout" svg:x1="10.2cm" svg:y1="11.5cm" svg:x2="10.2cm" svg:y2="13.7cm">
          <text:p/>
        </draw:line>
        <draw:custom-shape draw:style-name="gr16" draw:text-style-name="P1" draw:layer="layout" svg:width="7cm" svg:height="1.4cm" svg:x="13.2cm" svg:y="14.1cm">
          <text:p text:style-name="P2">SESSION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20.1cm" svg:y="14.2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603cm" svg:height="0.825cm" svg:x="10.1cm" svg:y="11.6cm">
          <draw:text-box>
            <text:p><text:span text:style-name="T2">member_record</text:span></text:p>
          </draw:text-box>
        </draw:frame>
        <draw:line draw:style-name="gr12" draw:text-style-name="P6" draw:layer="layout" svg:x1="13.2cm" svg:y1="14.3cm" svg:x2="11.3cm" svg:y2="14.3cm">
          <text:p/>
        </draw:line>
        <draw:frame draw:style-name="gr13" draw:text-style-name="P10" draw:layer="layout" svg:width="3.481cm" svg:height="0.825cm" svg:x="11.319cm" svg:y="13.275cm">
          <draw:text-box>
            <text:p><text:span text:style-name="T2">session_record</text:span></text:p>
          </draw:text-box>
        </draw:frame>
        <draw:line draw:style-name="gr12" draw:text-style-name="P6" draw:layer="layout" svg:x1="10.2cm" svg:y1="18.4cm" svg:x2="10.2cm" svg:y2="16cm">
          <text:p/>
        </draw:line>
        <draw:line draw:style-name="gr12" draw:text-style-name="P6" draw:layer="layout" svg:x1="7.4cm" svg:y1="21.3cm" svg:x2="7.4cm" svg:y2="16cm">
          <text:p/>
        </draw:line>
        <draw:frame draw:style-name="gr13" draw:text-style-name="P10" draw:layer="layout" svg:width="3.57cm" svg:height="0.825cm" svg:x="10cm" svg:y="17.675cm">
          <draw:text-box>
            <text:p><text:span text:style-name="T2">provider_record</text:span></text:p>
          </draw:text-box>
        </draw:frame>
        <draw:frame draw:style-name="gr13" draw:text-style-name="P10" draw:layer="layout" svg:width="3.379cm" svg:height="0.825cm" svg:x="3.821cm" svg:y="18.7cm">
          <draw:text-box>
            <text:p><text:span text:style-name="T2">service_record</text:span></text:p>
          </draw:text-box>
        </draw:frame>
        <draw:line draw:style-name="gr12" draw:text-style-name="P6" draw:layer="layout" svg:x1="6.3cm" svg:y1="13.7cm" svg:x2="6.3cm" svg:y2="8.4cm">
          <text:p/>
        </draw:line>
        <draw:frame draw:style-name="gr13" draw:text-style-name="P10" draw:layer="layout" svg:width="3.51cm" svg:height="0.825cm" svg:x="6.324cm" svg:y="9.475cm">
          <draw:text-box>
            <text:p><text:span text:style-name="T2">member_report</text:span></text:p>
          </draw:text-box>
        </draw:frame>
        <draw:line draw:style-name="gr12" draw:text-style-name="P6" draw:layer="layout" svg:x1="5.6cm" svg:y1="8.4cm" svg:x2="5.6cm" svg:y2="13.7cm">
          <text:p/>
        </draw:line>
        <draw:frame draw:style-name="gr13" draw:text-style-name="P10" draw:layer="layout" svg:width="3.324cm" svg:height="0.825cm" svg:x="2.176cm" svg:y="10.675cm">
          <draw:text-box>
            <text:p><text:span text:style-name="T2">member_code</text:span></text:p>
          </draw:text-box>
        </draw:frame>
        <draw:custom-shape draw:style-name="gr11" draw:text-style-name="P1" draw:layer="layout" svg:width="6.2cm" svg:height="2.3cm" svg:x="14cm" svg:y="15.8cm">
          <text:p text:style-name="P2">save_member</text:p>
          <text:p text:style-name="P2">_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11.2cm" svg:y1="15.8cm" svg:x2="14cm" svg:y2="16.4cm">
          <text:p/>
        </draw:line>
        <draw:frame draw:style-name="gr13" draw:text-style-name="P10" draw:layer="layout" svg:width="3.51cm" svg:height="0.825cm" svg:x="10.7cm" svg:y="16.275cm">
          <draw:text-box>
            <text:p><text:span text:style-name="T2">member_report</text:span></text:p>
          </draw:text-box>
        </draw:frame>
      </draw:page>
      <draw:page draw:name="page6" draw:style-name="dp1" draw:master-page-name="Default">
        <draw:custom-shape draw:style-name="gr9" draw:text-style-name="P1" draw:layer="layout" svg:width="4cm" svg:height="2.8cm" svg:x="2.9cm" svg:y="5.6cm">
          <text:p text:style-name="P2">Manag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cm" svg:height="2.3cm" svg:x="5.1cm" svg:y="13.7cm">
          <text:p text:style-name="P2">request_accounts</text:p>
          <text:p text:style-name="P2">payable_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cm" svg:height="1.4cm" svg:x="13.2cm" svg:y="14.1cm">
          <text:p text:style-name="P2">EFT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20.1cm" svg:y="14.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3.2cm" svg:y1="14.3cm" svg:x2="11.3cm" svg:y2="14.3cm">
          <text:p/>
        </draw:line>
        <draw:frame draw:style-name="gr13" draw:text-style-name="P10" draw:layer="layout" svg:width="2.52cm" svg:height="0.825cm" svg:x="11.319cm" svg:y="13.275cm">
          <draw:text-box>
            <text:p><text:span text:style-name="T2">eft_record</text:span></text:p>
          </draw:text-box>
        </draw:frame>
        <draw:line draw:style-name="gr12" draw:text-style-name="P6" draw:layer="layout" svg:x1="6.3cm" svg:y1="13.7cm" svg:x2="6.3cm" svg:y2="8.4cm">
          <text:p/>
        </draw:line>
        <draw:frame draw:style-name="gr13" draw:text-style-name="P10" draw:layer="layout" svg:width="5.373cm" svg:height="0.825cm" svg:x="6.3cm" svg:y="9.175cm">
          <draw:text-box>
            <text:p><text:span text:style-name="T2">accounts_payable_report</text:span></text:p>
          </draw:text-box>
        </draw:frame>
        <draw:custom-shape draw:style-name="gr11" draw:text-style-name="P1" draw:layer="layout" svg:width="6.2cm" svg:height="2.3cm" svg:x="5.2cm" svg:y="18.3cm">
          <text:p text:style-name="P2">save_accounts</text:p>
          <text:p text:style-name="P2">payable_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8.4cm" svg:y1="16cm" svg:x2="8.4cm" svg:y2="18.3cm">
          <text:p/>
        </draw:line>
        <draw:frame draw:style-name="gr13" draw:text-style-name="P10" draw:layer="layout" svg:width="5.373cm" svg:height="0.825cm" svg:x="8.527cm" svg:y="16.675cm">
          <draw:text-box>
            <text:p><text:span text:style-name="T2">accounts_payable_report</text:span></text:p>
          </draw:text-box>
        </draw:frame>
      </draw:page>
      <draw:page draw:name="page7" draw:style-name="dp1" draw:master-page-name="Default">
        <draw:custom-shape draw:style-name="gr9" draw:text-style-name="P1" draw:layer="layout" svg:width="4cm" svg:height="2.8cm" svg:x="8.6cm" svg:y="4.6cm">
          <text:p text:style-name="P2">Manag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8cm" svg:height="2.3cm" svg:x="6.3cm" svg:y="11cm">
          <text:p text:style-name="P2">delete_member</text:p>
          <text:p text:style-name="P2">_rec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cm" svg:height="1.4cm" svg:x="6.9cm" svg:y="18.4cm">
          <text:p text:style-name="P2">MEMBER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3.8cm" svg:y="18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3cm" svg:height="2.3cm" svg:x="1.3cm" svg:y="11cm">
          <text:p text:style-name="P2">add_member</text:p>
          <text:p text:style-name="P2">_rec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9cm" svg:y1="7.4cm" svg:x2="3.6cm" svg:y2="11cm">
          <text:p/>
        </draw:line>
        <draw:line draw:style-name="gr12" draw:text-style-name="P6" draw:layer="layout" svg:x1="3.8cm" svg:y1="13.3cm" svg:x2="8.4cm" svg:y2="18.4cm">
          <text:p/>
        </draw:line>
        <draw:frame draw:style-name="gr13" draw:text-style-name="P10" draw:layer="layout" svg:width="3.603cm" svg:height="0.825cm" svg:x="2.497cm" svg:y="8.9cm">
          <draw:text-box>
            <text:p><text:span text:style-name="T2">member_record</text:span></text:p>
          </draw:text-box>
        </draw:frame>
        <draw:frame draw:style-name="gr13" draw:text-style-name="P10" draw:layer="layout" svg:width="3.603cm" svg:height="0.825cm" svg:x="2.6cm" svg:y="15.5cm">
          <draw:text-box>
            <text:p><text:span text:style-name="T2">member_record</text:span></text:p>
          </draw:text-box>
        </draw:frame>
        <draw:line draw:style-name="gr12" draw:text-style-name="P6" draw:layer="layout" svg:x1="9.1cm" svg:y1="7.4cm" svg:x2="9.1cm" svg:y2="11.1cm">
          <text:p/>
        </draw:line>
        <draw:line draw:style-name="gr12" draw:text-style-name="P6" draw:layer="layout" svg:x1="9.6cm" svg:y1="18.4cm" svg:x2="9.6cm" svg:y2="13.3cm">
          <text:p/>
        </draw:line>
        <draw:frame draw:style-name="gr13" draw:text-style-name="P10" draw:layer="layout" svg:width="3.603cm" svg:height="0.825cm" svg:x="5.876cm" svg:y="13.475cm">
          <draw:text-box>
            <text:p><text:span text:style-name="T2">member_record</text:span></text:p>
          </draw:text-box>
        </draw:frame>
        <draw:frame draw:style-name="gr13" draw:text-style-name="P10" draw:layer="layout" svg:width="3.324cm" svg:height="0.825cm" svg:x="5.9cm" svg:y="10.175cm">
          <draw:text-box>
            <text:p><text:span text:style-name="T2">member_code</text:span></text:p>
          </draw:text-box>
        </draw:frame>
        <draw:custom-shape draw:style-name="gr18" draw:text-style-name="P1" draw:layer="layout" svg:width="3.9cm" svg:height="2.3cm" svg:x="11.4cm" svg:y="11cm">
          <text:p text:style-name="P2">get_member</text:p>
          <text:p text:style-name="P2">_rec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11.7cm" svg:y1="7.4cm" svg:x2="11.7cm" svg:y2="11.1cm">
          <text:p/>
        </draw:line>
        <draw:frame draw:style-name="gr13" draw:text-style-name="P10" draw:layer="layout" svg:width="2.16cm" svg:height="1.299cm" svg:x="9.74cm" svg:y="8.601cm">
          <draw:text-box>
            <text:p><text:span text:style-name="T2">Member</text:span></text:p>
            <text:p><text:span text:style-name="T2">_code</text:span></text:p>
          </draw:text-box>
        </draw:frame>
        <draw:line draw:style-name="gr12" draw:text-style-name="P6" draw:layer="layout" svg:x1="12.2cm" svg:y1="11cm" svg:x2="12.2cm" svg:y2="7.3cm">
          <text:p/>
        </draw:line>
        <draw:frame draw:style-name="gr13" draw:text-style-name="P10" draw:layer="layout" svg:width="2.16cm" svg:height="1.299cm" svg:x="12.2cm" svg:y="9.7cm">
          <draw:text-box>
            <text:p><text:span text:style-name="T2">Member</text:span></text:p>
            <text:p><text:span text:style-name="T2">_record</text:span></text:p>
          </draw:text-box>
        </draw:frame>
        <draw:line draw:style-name="gr12" draw:text-style-name="P6" draw:layer="layout" svg:x1="12cm" svg:y1="18.4cm" svg:x2="12cm" svg:y2="13.3cm">
          <text:p/>
        </draw:line>
        <draw:frame draw:style-name="gr13" draw:text-style-name="P10" draw:layer="layout" svg:width="2.16cm" svg:height="1.299cm" svg:x="10cm" svg:y="15.601cm">
          <draw:text-box>
            <text:p><text:span text:style-name="T2">Member</text:span></text:p>
            <text:p><text:span text:style-name="T2">_record</text:span></text:p>
          </draw:text-box>
        </draw:frame>
        <draw:custom-shape draw:style-name="gr20" draw:text-style-name="P1" draw:layer="layout" svg:width="4.8cm" svg:height="2.3cm" svg:x="15.6cm" svg:y="11cm">
          <text:p text:style-name="P2">modify_member</text:p>
          <text:p text:style-name="P2">_rec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12.6cm" svg:y1="6.4cm" svg:x2="16.9cm" svg:y2="11cm">
          <text:p/>
        </draw:line>
        <draw:line draw:style-name="gr12" draw:text-style-name="P6" draw:layer="layout" svg:x1="17cm" svg:y1="13.3cm" svg:x2="13cm" svg:y2="18.4cm">
          <text:p/>
        </draw:line>
        <draw:frame draw:style-name="gr13" draw:text-style-name="P10" draw:layer="layout" svg:width="2.16cm" svg:height="1.299cm" svg:x="15.14cm" svg:y="8cm">
          <draw:text-box>
            <text:p><text:span text:style-name="T2">Member</text:span></text:p>
            <text:p><text:span text:style-name="T2">_record</text:span></text:p>
          </draw:text-box>
        </draw:frame>
        <draw:frame draw:style-name="gr13" draw:text-style-name="P10" draw:layer="layout" svg:width="2.16cm" svg:height="1.299cm" svg:x="14.94cm" svg:y="15.701cm">
          <draw:text-box>
            <text:p><text:span text:style-name="T2">Member</text:span></text:p>
            <text:p><text:span text:style-name="T2">_record</text:span></text:p>
          </draw:text-box>
        </draw:frame>
      </draw:page>
      <draw:page draw:name="page8" draw:style-name="dp1" draw:master-page-name="Default">
        <draw:custom-shape draw:style-name="gr9" draw:text-style-name="P1" draw:layer="layout" svg:width="4cm" svg:height="2.8cm" svg:x="8.601cm" svg:y="4.6cm">
          <text:p text:style-name="P2">Manag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8cm" svg:height="2.3cm" svg:x="6.301cm" svg:y="11cm">
          <text:p text:style-name="P2">delete_provider</text:p>
          <text:p text:style-name="P2">_rec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cm" svg:height="1.4cm" svg:x="6.901cm" svg:y="18.4cm">
          <text:p text:style-name="P2">PROVIDER_RECORD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4cm" svg:height="1.2cm" svg:x="13.801cm" svg:y="18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3cm" svg:height="2.3cm" svg:x="1.301cm" svg:y="11cm">
          <text:p text:style-name="P2">add_provider</text:p>
          <text:p text:style-name="P2">_rec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9.001cm" svg:y1="7.4cm" svg:x2="3.601cm" svg:y2="11cm">
          <text:p/>
        </draw:line>
        <draw:line draw:style-name="gr12" draw:text-style-name="P6" draw:layer="layout" svg:x1="3.801cm" svg:y1="13.3cm" svg:x2="8.401cm" svg:y2="18.4cm">
          <text:p/>
        </draw:line>
        <draw:frame draw:style-name="gr13" draw:text-style-name="P10" draw:layer="layout" svg:width="3.57cm" svg:height="0.825cm" svg:x="2.498cm" svg:y="8.9cm">
          <draw:text-box>
            <text:p><text:span text:style-name="T2">provider_record</text:span></text:p>
          </draw:text-box>
        </draw:frame>
        <draw:frame draw:style-name="gr13" draw:text-style-name="P10" draw:layer="layout" svg:width="3.57cm" svg:height="0.825cm" svg:x="2.601cm" svg:y="15.5cm">
          <draw:text-box>
            <text:p><text:span text:style-name="T2">provider_record</text:span></text:p>
          </draw:text-box>
        </draw:frame>
        <draw:line draw:style-name="gr12" draw:text-style-name="P6" draw:layer="layout" svg:x1="9.101cm" svg:y1="7.4cm" svg:x2="9.101cm" svg:y2="11.1cm">
          <text:p/>
        </draw:line>
        <draw:line draw:style-name="gr12" draw:text-style-name="P6" draw:layer="layout" svg:x1="9.3cm" svg:y1="18.4cm" svg:x2="9.3cm" svg:y2="13.3cm">
          <text:p/>
        </draw:line>
        <draw:frame draw:style-name="gr22" draw:text-style-name="P10" draw:layer="layout" svg:width="3.57cm" svg:height="0.825cm" svg:x="5.877cm" svg:y="14.1cm">
          <draw:text-box>
            <text:p><text:span text:style-name="T2">provider_record</text:span></text:p>
          </draw:text-box>
        </draw:frame>
        <draw:frame draw:style-name="gr13" draw:text-style-name="P10" draw:layer="layout" svg:width="3.29cm" svg:height="0.825cm" svg:x="5.901cm" svg:y="10.175cm">
          <draw:text-box>
            <text:p><text:span text:style-name="T2">provider_code</text:span></text:p>
          </draw:text-box>
        </draw:frame>
        <draw:custom-shape draw:style-name="gr18" draw:text-style-name="P1" draw:layer="layout" svg:width="3.9cm" svg:height="2.3cm" svg:x="11.401cm" svg:y="11cm">
          <text:p text:style-name="P2">get_provider</text:p>
          <text:p text:style-name="P2">_rec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11.701cm" svg:y1="7.4cm" svg:x2="11.701cm" svg:y2="11.1cm">
          <text:p/>
        </draw:line>
        <draw:frame draw:style-name="gr13" draw:text-style-name="P10" draw:layer="layout" svg:width="2.13cm" svg:height="1.299cm" svg:x="9.741cm" svg:y="8.601cm">
          <draw:text-box>
            <text:p><text:span text:style-name="T2">provider</text:span></text:p>
            <text:p><text:span text:style-name="T2">_code</text:span></text:p>
          </draw:text-box>
        </draw:frame>
        <draw:line draw:style-name="gr12" draw:text-style-name="P6" draw:layer="layout" svg:x1="12.201cm" svg:y1="11cm" svg:x2="12.201cm" svg:y2="7.3cm">
          <text:p/>
        </draw:line>
        <draw:frame draw:style-name="gr13" draw:text-style-name="P10" draw:layer="layout" svg:width="2.13cm" svg:height="1.299cm" svg:x="12.201cm" svg:y="9.7cm">
          <draw:text-box>
            <text:p><text:span text:style-name="T2">provider</text:span></text:p>
            <text:p><text:span text:style-name="T2">_record</text:span></text:p>
          </draw:text-box>
        </draw:frame>
        <draw:line draw:style-name="gr12" draw:text-style-name="P6" draw:layer="layout" svg:x1="12.001cm" svg:y1="18.4cm" svg:x2="12.001cm" svg:y2="13.3cm">
          <text:p/>
        </draw:line>
        <draw:frame draw:style-name="gr13" draw:text-style-name="P10" draw:layer="layout" svg:width="2.13cm" svg:height="1.299cm" svg:x="9.9cm" svg:y="15.601cm">
          <draw:text-box>
            <text:p><text:span text:style-name="T2">provider</text:span></text:p>
            <text:p><text:span text:style-name="T2">_record</text:span></text:p>
          </draw:text-box>
        </draw:frame>
        <draw:custom-shape draw:style-name="gr20" draw:text-style-name="P1" draw:layer="layout" svg:width="4.8cm" svg:height="2.3cm" svg:x="15.601cm" svg:y="11cm">
          <text:p text:style-name="P2">modify_provider</text:p>
          <text:p text:style-name="P2">_rec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12.601cm" svg:y1="6.4cm" svg:x2="16.901cm" svg:y2="11cm">
          <text:p/>
        </draw:line>
        <draw:line draw:style-name="gr12" draw:text-style-name="P6" draw:layer="layout" svg:x1="17.001cm" svg:y1="13.3cm" svg:x2="13.001cm" svg:y2="18.4cm">
          <text:p/>
        </draw:line>
        <draw:frame draw:style-name="gr13" draw:text-style-name="P10" draw:layer="layout" svg:width="2.13cm" svg:height="1.299cm" svg:x="15.141cm" svg:y="8cm">
          <draw:text-box>
            <text:p><text:span text:style-name="T2">provider</text:span></text:p>
            <text:p><text:span text:style-name="T2">_record</text:span></text:p>
          </draw:text-box>
        </draw:frame>
        <draw:frame draw:style-name="gr13" draw:text-style-name="P10" draw:layer="layout" svg:width="2.13cm" svg:height="1.299cm" svg:x="14.941cm" svg:y="15.701cm">
          <draw:text-box>
            <text:p><text:span text:style-name="T2">provider</text:span></text:p>
            <text:p><text:span text:style-name="T2">_record</text:span></text:p>
          </draw:text-box>
        </draw:frame>
      </draw:page>
      <draw:page draw:name="page9" draw:style-name="dp1" draw:master-page-name="Default">
        <draw:frame draw:style-name="standard" draw:layer="layout" svg:width="5.812cm" svg:height="1.469cm" svg:x="7.873cm" svg:y="2.5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965cm" svg:height="4.331cm" svg:x="1.883cm" svg:y="7.68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2">MemberRecord Class</text:p>
              </table:table-cell>
            </table:table-row>
            <table:table-row table:style-name="ro4">
              <table:table-cell table:style-name="ce2">
                <text:p text:style-name="P13">memberCode</text:p>
                <text:p text:style-name="P13">memberName</text:p>
                <text:p text:style-name="P13">memberStreetAddress</text:p>
                <text:p text:style-name="P13">memberCity</text:p>
                <text:p text:style-name="P13">memberState</text:p>
                <text:p text:style-name="P13">memberZip</text:p>
                <text:p text:style-name="P13">memberEmail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967cm" svg:height="4.517cm" svg:x="13.035cm" svg:y="7.756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2">ProviderRecord Class</text:p>
              </table:table-cell>
            </table:table-row>
            <table:table-row table:style-name="ro6">
              <table:table-cell table:style-name="ce2">
                <text:p text:style-name="P13">providerCode</text:p>
                <text:p text:style-name="P13">providerName</text:p>
                <text:p text:style-name="P13">providerStreetAddress</text:p>
                <text:p text:style-name="P13">providerCity</text:p>
                <text:p text:style-name="P13">providerState</text:p>
                <text:p text:style-name="P13">providerZip</text:p>
                <text:p text:style-name="P13">providerEmail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291cm" svg:height="3.839cm" svg:x="3.108cm" svg:y="12.351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1">
                <text:p text:style-name="P12">SessionRecord Class</text:p>
              </table:table-cell>
            </table:table-row>
            <table:table-row table:style-name="ro8">
              <table:table-cell table:style-name="ce2">
                <text:p text:style-name="P13">timeOfRecord</text:p>
                <text:p text:style-name="P13">sessionDate</text:p>
                <text:p text:style-name="P13">providerCode</text:p>
                <text:p text:style-name="P13">memberCode</text:p>
                <text:p text:style-name="P13">serviceCode</text:p>
                <text:p text:style-name="P13">comments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969cm" svg:height="2.417cm" svg:x="12.408cm" svg:y="12.583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1">
                <text:p text:style-name="P12">ServiceRecord Class</text:p>
              </table:table-cell>
            </table:table-row>
            <table:table-row table:style-name="ro9">
              <table:table-cell table:style-name="ce2">
                <text:p text:style-name="P13">serviceCode</text:p>
                <text:p text:style-name="P13">serviceName</text:p>
                <text:p text:style-name="P13">serviceFee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2" draw:text-style-name="P6" draw:layer="layout" svg:x1="10.9cm" svg:y1="5.1cm" svg:x2="10.9cm" svg:y2="4cm">
          <text:p/>
        </draw:line>
        <draw:line draw:style-name="gr15" draw:text-style-name="P6" draw:layer="layout" svg:x1="10.9cm" svg:y1="5.1cm" svg:x2="16.2cm" svg:y2="5.1cm">
          <text:p/>
        </draw:line>
        <draw:line draw:style-name="gr15" draw:text-style-name="P6" draw:layer="layout" svg:x1="16.1cm" svg:y1="7.8cm" svg:x2="16.2cm" svg:y2="5.1cm">
          <text:p/>
        </draw:line>
        <draw:line draw:style-name="gr15" draw:text-style-name="P6" draw:layer="layout" svg:x1="10.9cm" svg:y1="5.1cm" svg:x2="5.3cm" svg:y2="5.1cm">
          <text:p/>
        </draw:line>
        <draw:line draw:style-name="gr15" draw:text-style-name="P6" draw:layer="layout" svg:x1="5.3cm" svg:y1="5.1cm" svg:x2="5.3cm" svg:y2="7.7cm">
          <text:p/>
        </draw:line>
        <draw:line draw:style-name="gr15" draw:text-style-name="P6" draw:layer="layout" svg:x1="9.2cm" svg:y1="5.1cm" svg:x2="9.1cm" svg:y2="12.4cm">
          <text:p/>
        </draw:line>
        <draw:line draw:style-name="gr15" draw:text-style-name="P6" draw:layer="layout" svg:x1="12.9cm" svg:y1="5.1cm" svg:x2="12.8cm" svg:y2="12.6cm">
          <text:p/>
        </draw:line>
        <draw:frame draw:style-name="standard" draw:layer="layout" svg:width="6.969cm" svg:height="2.417cm" svg:x="10.11cm" svg:y="16.654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1">
                <text:p text:style-name="P12">EFTRecord Class</text:p>
              </table:table-cell>
            </table:table-row>
            <table:table-row table:style-name="ro9">
              <table:table-cell table:style-name="ce2">
                <text:p text:style-name="P13">providerCode</text:p>
                <text:p text:style-name="P13">providerName</text:p>
                <text:p text:style-name="P13">totalFees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5" draw:text-style-name="P6" draw:layer="layout" svg:x1="10.9cm" svg:y1="5.1cm" svg:x2="10.7cm" svg:y2="16.7cm">
          <text:p/>
        </draw:line>
      </draw:page>
      <draw:page draw:name="page10" draw:style-name="dp1" draw:master-page-name="Default">
        <draw:custom-shape draw:style-name="gr23" draw:text-style-name="P14" draw:layer="layout" svg:width="4.4cm" svg:height="2.5cm" svg:x="8.4cm" svg:y="2.5cm">
          <text:p text:style-name="P2"><text:span text:style-name="T3">Record Class</text:span></text:p>
          <text:p text:style-name="P2"><text:span text:style-name="T3">Abstract</text:span></text:p>
          <text:p text:style-name="P2"><text:span text:style-name="T2"/></text:p>
          <text:p text:style-name="P2"><text:span text:style-name="T2">nextField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0.7cm" svg:y1="6.1cm" svg:x2="10.7cm" svg:y2="5cm">
          <text:p/>
        </draw:line>
        <draw:line draw:style-name="gr15" draw:text-style-name="P6" draw:layer="layout" svg:x1="10.7cm" svg:y1="6.1cm" svg:x2="16cm" svg:y2="6.1cm">
          <text:p/>
        </draw:line>
        <draw:line draw:style-name="gr15" draw:text-style-name="P6" draw:layer="layout" svg:x1="16cm" svg:y1="8.8cm" svg:x2="16cm" svg:y2="6.1cm">
          <text:p/>
        </draw:line>
        <draw:line draw:style-name="gr15" draw:text-style-name="P6" draw:layer="layout" svg:x1="10.7cm" svg:y1="6.1cm" svg:x2="5.1cm" svg:y2="6.1cm">
          <text:p/>
        </draw:line>
        <draw:line draw:style-name="gr15" draw:text-style-name="P6" draw:layer="layout" svg:x1="5.1cm" svg:y1="6.1cm" svg:x2="5.1cm" svg:y2="8.7cm">
          <text:p/>
        </draw:line>
        <draw:line draw:style-name="gr15" draw:text-style-name="P6" draw:layer="layout" svg:x1="7.6cm" svg:y1="6.1cm" svg:x2="7.5cm" svg:y2="14.6cm">
          <text:p/>
        </draw:line>
        <draw:line draw:style-name="gr15" draw:text-style-name="P6" draw:layer="layout" svg:x1="13.9cm" svg:y1="6.1cm" svg:x2="13.8cm" svg:y2="14.6cm">
          <text:p/>
        </draw:line>
        <draw:line draw:style-name="gr15" draw:text-style-name="P6" draw:layer="layout" svg:x1="10.7cm" svg:y1="6.1cm" svg:x2="10.6cm" svg:y2="18.6cm">
          <text:p/>
        </draw:line>
        <draw:custom-shape draw:style-name="gr24" draw:text-style-name="P14" draw:layer="layout" svg:width="5.9cm" svg:height="5.1cm" svg:x="1.3cm" svg:y="6.3cm">
          <text:p text:style-name="P2"><text:span text:style-name="T3">MemberRecord Class</text:span></text:p>
          <text:p text:style-name="P2"><text:span text:style-name="T2"/></text:p>
          <text:p text:style-name="P15"><text:span text:style-name="T2">memberCode</text:span></text:p>
          <text:p text:style-name="P15"><text:span text:style-name="T2">memberName</text:span></text:p>
          <text:p text:style-name="P15"><text:span text:style-name="T2">memberStreetAddress</text:span></text:p>
          <text:p text:style-name="P15"><text:span text:style-name="T2">memberCity</text:span></text:p>
          <text:p text:style-name="P15"><text:span text:style-name="T2">memberState</text:span></text:p>
          <text:p text:style-name="P15"><text:span text:style-name="T2">memberZip</text:span></text:p>
          <text:p text:style-name="P15"><text:span text:style-name="T2">memberEmail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5.9cm" svg:height="5.1cm" svg:x="14.4cm" svg:y="6.4cm">
          <text:p text:style-name="P2"><text:span text:style-name="T3">ProviderRecord Class</text:span></text:p>
          <text:p text:style-name="P2"><text:span text:style-name="T2"/></text:p>
          <text:p text:style-name="P15"><text:span text:style-name="T2">providerCode</text:span></text:p>
          <text:p text:style-name="P15"><text:span text:style-name="T2">providerName</text:span></text:p>
          <text:p text:style-name="P15"><text:span text:style-name="T2">providerStreetAddress</text:span></text:p>
          <text:p text:style-name="P15"><text:span text:style-name="T2">providerCity</text:span></text:p>
          <text:p text:style-name="P15"><text:span text:style-name="T2">providerState</text:span></text:p>
          <text:p text:style-name="P15"><text:span text:style-name="T2">providerZip</text:span></text:p>
          <text:p text:style-name="P15"><text:span text:style-name="T2">providerEmail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5.9cm" svg:height="4.8cm" svg:x="2cm" svg:y="12.2cm">
          <text:p text:style-name="P2"><text:span text:style-name="T3">SessionRecord Class</text:span></text:p>
          <text:p text:style-name="P2"><text:span text:style-name="T2"/></text:p>
          <text:p text:style-name="P15"><text:span text:style-name="T2">timeOfRecord</text:span></text:p>
          <text:p text:style-name="P15"><text:span text:style-name="T2">sessionDate</text:span></text:p>
          <text:p text:style-name="P15"><text:span text:style-name="T2">providerCode</text:span></text:p>
          <text:p text:style-name="P15"><text:span text:style-name="T2">memberCode</text:span></text:p>
          <text:p text:style-name="P15"><text:span text:style-name="T2">serviceCode</text:span></text:p>
          <text:p text:style-name="P15"><text:span text:style-name="T2">comments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5.9cm" svg:height="3.4cm" svg:x="13.6cm" svg:y="12.2cm">
          <text:p text:style-name="P2"><text:span text:style-name="T3">ServiceRecord Class</text:span></text:p>
          <text:p text:style-name="P2"><text:span text:style-name="T2"/></text:p>
          <text:p text:style-name="P15"><text:span text:style-name="T2">serviceCode</text:span></text:p>
          <text:p text:style-name="P15"><text:span text:style-name="T2">serviceName</text:span></text:p>
          <text:p text:style-name="P15"><text:span text:style-name="T2">serviceFe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5.9cm" svg:height="3.4cm" svg:x="8.4cm" svg:y="16.2cm">
          <text:p text:style-name="P2"><text:span text:style-name="T3">EFTRecord Class</text:span></text:p>
          <text:p text:style-name="P2"><text:span text:style-name="T2"/></text:p>
          <text:p text:style-name="P15"><text:span text:style-name="T2">providerCode</text:span></text:p>
          <text:p text:style-name="P15"><text:span text:style-name="T2">providerName</text:span></text:p>
          <text:p text:style-name="P15"><text:span text:style-name="T2">totalFees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27" draw:text-style-name="P14" draw:layer="layout" svg:width="5.9cm" svg:height="4cm" svg:x="3.7cm" svg:y="21.2cm">
          <text:p text:style-name="P2"><text:span text:style-name="T3">DataStore Class</text:span></text:p>
          <text:p text:style-name="P2"><text:span text:style-name="T3">Abstract</text:span></text:p>
          <text:p text:style-name="P2"><text:span text:style-name="T2"/></text:p>
          <text:p text:style-name="P15"><text:span text:style-name="T2">addRecord</text:span></text:p>
          <text:p text:style-name="P15"><text:span text:style-name="T2">getRecord</text:span></text:p>
          <text:p text:style-name="P15"><text:span text:style-name="T2">deleteRecord</text:span></text:p>
          <text:p text:style-name="P15"><text:span text:style-name="T2">modifyRecord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5.9cm" svg:height="3.6cm" svg:x="11.7cm" svg:y="21.2cm">
          <text:p text:style-name="P2"><text:span text:style-name="T3">FileDataStore Class</text:span></text:p>
          <text:p text:style-name="P2"><text:span text:style-name="T2"/></text:p>
          <text:p text:style-name="P15"><text:span text:style-name="T2">addRecord</text:span></text:p>
          <text:p text:style-name="P15"><text:span text:style-name="T2">getRecord</text:span></text:p>
          <text:p text:style-name="P15"><text:span text:style-name="T2">deleteRecord</text:span></text:p>
          <text:p text:style-name="P15"><text:span text:style-name="T2">modifyRecord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1.7cm" svg:y1="23cm" svg:x2="9.5cm" svg:y2="23cm">
          <text:p/>
        </draw:line>
      </draw:page>
      <draw:page draw:name="page12" draw:style-name="dp1" draw:master-page-name="Default">
        <draw:custom-shape draw:style-name="gr29" draw:text-style-name="P1" draw:layer="layout" svg:width="13.9cm" svg:height="8.2cm" svg:x="0.7cm" svg:y="15.1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4.6cm" svg:y1="20.4cm" svg:x2="0.7cm" svg:y2="20.4cm">
          <text:p/>
        </draw:line>
        <draw:custom-shape draw:style-name="gr30" draw:text-style-name="P11" draw:layer="layout" svg:width="1.1cm" svg:height="1.1cm" svg:x="5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5.5cm" svg:y1="2.8cm" svg:x2="5cm" svg:y2="2.8cm">
          <text:p/>
        </draw:line>
        <draw:line draw:style-name="gr15" draw:text-style-name="P6" draw:layer="layout" svg:x1="5cm" svg:y1="2.4cm" svg:x2="5cm" svg:y2="3.2cm">
          <text:p/>
        </draw:line>
        <draw:frame draw:style-name="gr13" draw:text-style-name="P17" draw:layer="layout" svg:width="3.51cm" svg:height="1.299cm" svg:x="4.09cm" svg:y="3.3cm">
          <draw:text-box>
            <text:p text:style-name="P16"><text:span text:style-name="T4">: User Interface</text:span></text:p>
            <text:p text:style-name="P16"><text:span text:style-name="T4">Class</text:span></text:p>
          </draw:text-box>
        </draw:frame>
        <draw:custom-shape draw:style-name="gr31" draw:text-style-name="P11" draw:layer="layout" svg:width="0.64cm" svg:height="0.514cm" svg:x="2.253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573cm" svg:y1="2.771cm" svg:x2="2.573cm" svg:y2="2.214cm">
          <text:p/>
        </draw:line>
        <draw:line draw:style-name="gr4" draw:text-style-name="P4" draw:layer="layout" svg:x1="2.2cm" svg:y1="2.343cm" svg:x2="2.947cm" svg:y2="2.343cm">
          <text:p/>
        </draw:line>
        <draw:line draw:style-name="gr4" draw:text-style-name="P4" draw:layer="layout" svg:x1="2.573cm" svg:y1="2.771cm" svg:x2="3cm" svg:y2="3.157cm">
          <text:p/>
        </draw:line>
        <draw:line draw:style-name="gr4" draw:text-style-name="P4" draw:layer="layout" svg:x1="2.2cm" svg:y1="3.2cm" svg:x2="2.573cm" svg:y2="2.771cm">
          <text:p/>
        </draw:line>
        <draw:frame draw:style-name="gr13" draw:text-style-name="P17" draw:layer="layout" svg:width="2.274cm" svg:height="0.825cm" svg:x="1.526cm" svg:y="3.3cm">
          <draw:text-box>
            <text:p text:style-name="P16"><text:span text:style-name="T4">Manager</text:span></text:p>
          </draw:text-box>
        </draw:frame>
        <draw:custom-shape draw:style-name="gr30" draw:text-style-name="P11" draw:layer="layout" svg:width="1.1cm" svg:height="1.1cm" svg:x="9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383cm" svg:height="0.825cm" svg:x="7.9cm" svg:y="3.301cm">
          <draw:text-box>
            <text:p text:style-name="P16"><text:span text:style-name="T4">: Record Class</text:span></text:p>
          </draw:text-box>
        </draw:frame>
        <draw:line draw:style-name="gr15" draw:text-style-name="P6" draw:layer="layout" svg:x1="8.9cm" svg:y1="3.4cm" svg:x2="10.2cm" svg:y2="3.4cm">
          <text:p/>
        </draw:line>
        <draw:custom-shape draw:style-name="gr30" draw:text-style-name="P11" draw:layer="layout" svg:width="1.1cm" svg:height="1.1cm" svg:x="13.017cm" svg:y="2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929cm" svg:height="0.825cm" svg:x="11.56cm" svg:y="3.275cm">
          <draw:text-box>
            <text:p text:style-name="P16"><text:span text:style-name="T4">: DataStore Class</text:span></text:p>
          </draw:text-box>
        </draw:frame>
        <draw:line draw:style-name="gr15" draw:text-style-name="P6" draw:layer="layout" svg:x1="12.917cm" svg:y1="3.374cm" svg:x2="14.217cm" svg:y2="3.374cm">
          <text:p/>
        </draw:line>
        <draw:custom-shape draw:style-name="gr32" draw:text-style-name="P18" draw:layer="layout" svg:width="0.3cm" svg:height="3.3cm" svg:x="2.5cm" svg:y="4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3cm" svg:height="3.3cm" svg:x="5.6cm" svg:y="4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3cm" svg:height="3.3cm" svg:x="9.4cm" svg:y="4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3cm" svg:height="3.3cm" svg:x="13.4cm" svg:y="4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.8cm" svg:y1="5.8cm" svg:x2="5.6cm" svg:y2="5.8cm">
          <text:p/>
        </draw:line>
        <draw:line draw:style-name="gr12" draw:text-style-name="P6" draw:layer="layout" svg:x1="5.9cm" svg:y1="6.6cm" svg:x2="9.4cm" svg:y2="6.6cm">
          <text:p/>
        </draw:line>
        <draw:line draw:style-name="gr12" draw:text-style-name="P6" draw:layer="layout" svg:x1="9.7cm" svg:y1="7.5cm" svg:x2="13.4cm" svg:y2="7.5cm">
          <text:p/>
        </draw:line>
        <draw:frame draw:style-name="gr13" draw:text-style-name="P10" draw:layer="layout" svg:width="2.846cm" svg:height="0.825cm" svg:x="2.8cm" svg:y="4.975cm">
          <draw:text-box>
            <text:p><text:span text:style-name="T2">Add Record</text:span></text:p>
          </draw:text-box>
        </draw:frame>
        <draw:frame draw:style-name="gr13" draw:text-style-name="P10" draw:layer="layout" svg:width="2.566cm" svg:height="1.299cm" svg:x="6.3cm" svg:y="5.412cm">
          <draw:text-box>
            <text:p><text:span text:style-name="T2">Instantiate</text:span></text:p>
            <text:p><text:span text:style-name="T2">record</text:span></text:p>
          </draw:text-box>
        </draw:frame>
        <draw:frame draw:style-name="gr13" draw:text-style-name="P10" draw:layer="layout" svg:width="2.681cm" svg:height="0.825cm" svg:x="10.1cm" svg:y="6.675cm">
          <draw:text-box>
            <text:p><text:span text:style-name="T2">addRecord</text:span></text:p>
          </draw:text-box>
        </draw:frame>
        <draw:custom-shape draw:style-name="gr30" draw:text-style-name="P11" draw:layer="layout" svg:width="1.1cm" svg:height="1.1cm" svg:x="5.311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5.311cm" svg:y1="9.9cm" svg:x2="4.811cm" svg:y2="9.9cm">
          <text:p/>
        </draw:line>
        <draw:line draw:style-name="gr15" draw:text-style-name="P6" draw:layer="layout" svg:x1="4.811cm" svg:y1="9.5cm" svg:x2="4.811cm" svg:y2="10.3cm">
          <text:p/>
        </draw:line>
        <draw:frame draw:style-name="gr13" draw:text-style-name="P17" draw:layer="layout" svg:width="3.51cm" svg:height="1.299cm" svg:x="3.901cm" svg:y="10.4cm">
          <draw:text-box>
            <text:p text:style-name="P16"><text:span text:style-name="T4">: User Interface</text:span></text:p>
            <text:p text:style-name="P16"><text:span text:style-name="T4">Class</text:span></text:p>
          </draw:text-box>
        </draw:frame>
        <draw:custom-shape draw:style-name="gr31" draw:text-style-name="P11" draw:layer="layout" svg:width="0.64cm" svg:height="0.514cm" svg:x="2.06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384cm" svg:y1="9.871cm" svg:x2="2.384cm" svg:y2="9.314cm">
          <text:p/>
        </draw:line>
        <draw:line draw:style-name="gr4" draw:text-style-name="P4" draw:layer="layout" svg:x1="2.011cm" svg:y1="9.443cm" svg:x2="2.758cm" svg:y2="9.443cm">
          <text:p/>
        </draw:line>
        <draw:line draw:style-name="gr4" draw:text-style-name="P4" draw:layer="layout" svg:x1="2.384cm" svg:y1="9.871cm" svg:x2="2.811cm" svg:y2="10.257cm">
          <text:p/>
        </draw:line>
        <draw:line draw:style-name="gr4" draw:text-style-name="P4" draw:layer="layout" svg:x1="2.011cm" svg:y1="10.3cm" svg:x2="2.384cm" svg:y2="9.871cm">
          <text:p/>
        </draw:line>
        <draw:frame draw:style-name="gr13" draw:text-style-name="P17" draw:layer="layout" svg:width="2.274cm" svg:height="0.825cm" svg:x="1.337cm" svg:y="10.4cm">
          <draw:text-box>
            <text:p text:style-name="P16"><text:span text:style-name="T4">Manager</text:span></text:p>
          </draw:text-box>
        </draw:frame>
        <draw:custom-shape draw:style-name="gr30" draw:text-style-name="P11" draw:layer="layout" svg:width="1.1cm" svg:height="1.1cm" svg:x="8.811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383cm" svg:height="0.825cm" svg:x="7.711cm" svg:y="10.401cm">
          <draw:text-box>
            <text:p text:style-name="P16"><text:span text:style-name="T4">: Record Class</text:span></text:p>
          </draw:text-box>
        </draw:frame>
        <draw:line draw:style-name="gr15" draw:text-style-name="P6" draw:layer="layout" svg:x1="8.711cm" svg:y1="10.5cm" svg:x2="10.011cm" svg:y2="10.5cm">
          <text:p/>
        </draw:line>
        <draw:custom-shape draw:style-name="gr30" draw:text-style-name="P11" draw:layer="layout" svg:width="1.1cm" svg:height="1.1cm" svg:x="12.828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929cm" svg:height="0.825cm" svg:x="11.371cm" svg:y="10.375cm">
          <draw:text-box>
            <text:p text:style-name="P16"><text:span text:style-name="T4">: DataStore Class</text:span></text:p>
          </draw:text-box>
        </draw:frame>
        <draw:line draw:style-name="gr15" draw:text-style-name="P6" draw:layer="layout" svg:x1="12.728cm" svg:y1="10.474cm" svg:x2="14.028cm" svg:y2="10.474cm">
          <text:p/>
        </draw:line>
        <draw:custom-shape draw:style-name="gr33" draw:text-style-name="P18" draw:layer="layout" svg:width="0.3cm" svg:height="11.2cm" svg:x="2.311cm" svg:y="11.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cm" svg:height="11.2cm" svg:x="5.411cm" svg:y="11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0.3cm" svg:height="2.1cm" svg:x="9.2cm" svg:y="15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3cm" svg:height="11.1cm" svg:x="13.211cm" svg:y="11.7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.611cm" svg:y1="12.9cm" svg:x2="5.411cm" svg:y2="12.9cm">
          <text:p/>
        </draw:line>
        <draw:line draw:style-name="gr12" draw:text-style-name="P6" draw:layer="layout" svg:x1="5.7cm" svg:y1="13.7cm" svg:x2="13.211cm" svg:y2="13.7cm">
          <text:p/>
        </draw:line>
        <draw:frame draw:style-name="gr13" draw:text-style-name="P10" draw:layer="layout" svg:width="2.228cm" svg:height="1.773cm" svg:x="3.072cm" svg:y="12.927cm">
          <draw:text-box>
            <text:p><text:span text:style-name="T2">Delete </text:span></text:p>
            <text:p><text:span text:style-name="T2">Record</text:span></text:p>
            <text:p><text:span text:style-name="T2">By Code</text:span></text:p>
          </draw:text-box>
        </draw:frame>
        <draw:frame draw:style-name="gr13" draw:text-style-name="P10" draw:layer="layout" svg:width="2.558cm" svg:height="0.825cm" svg:x="9.842cm" svg:y="12.9cm">
          <draw:text-box>
            <text:p><text:span text:style-name="T2">getRecord</text:span></text:p>
          </draw:text-box>
        </draw:frame>
        <draw:frame draw:style-name="gr13" draw:text-style-name="P8" draw:layer="layout" svg:width="1.449cm" svg:height="1.062cm" svg:x="0.551cm" svg:y="15.1cm">
          <draw:text-box>
            <text:p><text:span text:style-name="T1">Alt</text:span></text:p>
          </draw:text-box>
        </draw:frame>
        <draw:frame draw:style-name="gr36" draw:text-style-name="P19" draw:layer="layout" svg:width="3.396cm" svg:height="0.825cm" svg:x="0.8cm" svg:y="15.975cm">
          <draw:text-box>
            <text:p><text:span text:style-name="T2">[Record found]</text:span></text:p>
          </draw:text-box>
        </draw:frame>
        <draw:line draw:style-name="gr12" draw:text-style-name="P6" draw:layer="layout" svg:x1="13.2cm" svg:y1="16.399cm" svg:x2="9.5cm" svg:y2="16.399cm">
          <text:p/>
        </draw:line>
        <draw:frame draw:style-name="gr13" draw:text-style-name="P10" draw:layer="layout" svg:width="2.566cm" svg:height="1.299cm" svg:x="10.2cm" svg:y="15.1cm">
          <draw:text-box>
            <text:p><text:span text:style-name="T2">Instantiate</text:span></text:p>
            <text:p><text:span text:style-name="T2">record</text:span></text:p>
          </draw:text-box>
        </draw:frame>
        <draw:line draw:style-name="gr12" draw:text-style-name="P6" draw:layer="layout" svg:x1="9.2cm" svg:y1="17.8cm" svg:x2="5.7cm" svg:y2="17.8cm">
          <text:p/>
        </draw:line>
        <draw:frame draw:style-name="gr13" draw:text-style-name="P10" draw:layer="layout" svg:width="1.876cm" svg:height="1.299cm" svg:x="6.3cm" svg:y="16.401cm">
          <draw:text-box>
            <text:p><text:span text:style-name="T2">Return</text:span></text:p>
            <text:p><text:span text:style-name="T2">record</text:span></text:p>
          </draw:text-box>
        </draw:frame>
        <draw:line draw:style-name="gr12" draw:text-style-name="P6" draw:layer="layout" svg:x1="5.4cm" svg:y1="18.4cm" svg:x2="2.7cm" svg:y2="18.4cm">
          <text:p/>
        </draw:line>
        <draw:frame draw:style-name="gr13" draw:text-style-name="P10" draw:layer="layout" svg:width="3.015cm" svg:height="1.299cm" svg:x="2.612cm" svg:y="17.001cm">
          <draw:text-box>
            <text:p><text:span text:style-name="T2">Display For</text:span></text:p>
            <text:p><text:span text:style-name="T2">Confirmation</text:span></text:p>
          </draw:text-box>
        </draw:frame>
        <draw:line draw:style-name="gr12" draw:text-style-name="P6" draw:layer="layout" svg:x1="2.7cm" svg:y1="19.3cm" svg:x2="5.4cm" svg:y2="19.3cm">
          <text:p/>
        </draw:line>
        <draw:frame draw:style-name="gr13" draw:text-style-name="P10" draw:layer="layout" svg:width="2.092cm" svg:height="0.825cm" svg:x="2.908cm" svg:y="18.5cm">
          <draw:text-box>
            <text:p><text:span text:style-name="T2">Confirm</text:span></text:p>
          </draw:text-box>
        </draw:frame>
        <draw:line draw:style-name="gr12" draw:text-style-name="P6" draw:layer="layout" svg:x1="5.8cm" svg:y1="19.7cm" svg:x2="13.2cm" svg:y2="19.7cm">
          <text:p/>
        </draw:line>
        <draw:frame draw:style-name="gr13" draw:text-style-name="P10" draw:layer="layout" svg:width="3.129cm" svg:height="0.825cm" svg:x="8cm" svg:y="18.975cm">
          <draw:text-box>
            <text:p><text:span text:style-name="T2">deleteRecord</text:span></text:p>
          </draw:text-box>
        </draw:frame>
        <draw:frame draw:style-name="gr36" draw:text-style-name="P19" draw:layer="layout" svg:width="1.618cm" svg:height="0.825cm" svg:x="0.804cm" svg:y="20.475cm">
          <draw:text-box>
            <text:p><text:span text:style-name="T2">[else]</text:span></text:p>
          </draw:text-box>
        </draw:frame>
        <draw:line draw:style-name="gr12" draw:text-style-name="P6" draw:layer="layout" svg:x1="13.2cm" svg:y1="21.5cm" svg:x2="5.7cm" svg:y2="21.5cm">
          <text:p/>
        </draw:line>
        <draw:frame draw:style-name="gr13" draw:text-style-name="P10" draw:layer="layout" svg:width="3.87cm" svg:height="0.825cm" svg:x="7.834cm" svg:y="20.7cm">
          <draw:text-box>
            <text:p><text:span text:style-name="T2">Record not found</text:span></text:p>
          </draw:text-box>
        </draw:frame>
        <draw:line draw:style-name="gr12" draw:text-style-name="P6" draw:layer="layout" svg:x1="5.4cm" svg:y1="22.4cm" svg:x2="2.6cm" svg:y2="22.4cm">
          <text:p/>
        </draw:line>
        <draw:frame draw:style-name="gr37" draw:text-style-name="P10" draw:layer="layout" svg:width="3.007cm" svg:height="1.474cm" svg:x="2.5cm" svg:y="21.1cm">
          <draw:text-box>
            <text:p><text:span text:style-name="T2">Notify record</text:span></text:p>
            <text:p><text:span text:style-name="T2"><text:s/></text:span><text:span text:style-name="T2">not found</text:span></text:p>
          </draw:text-box>
        </draw:frame>
      </draw:page>
      <draw:page draw:name="page13" draw:style-name="dp1" draw:master-page-name="Default">
        <draw:custom-shape draw:style-name="gr38" draw:text-style-name="P1" draw:layer="layout" svg:width="13.9cm" svg:height="6.875cm" svg:x="0.701cm" svg:y="15.125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4.6cm" svg:y1="19cm" svg:x2="0.7cm" svg:y2="19cm">
          <text:p/>
        </draw:line>
        <draw:custom-shape draw:style-name="gr30" draw:text-style-name="P11" draw:layer="layout" svg:width="1.1cm" svg:height="1.1cm" svg:x="5.312cm" svg:y="9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5.312cm" svg:y1="9.925cm" svg:x2="4.812cm" svg:y2="9.925cm">
          <text:p/>
        </draw:line>
        <draw:line draw:style-name="gr15" draw:text-style-name="P6" draw:layer="layout" svg:x1="4.812cm" svg:y1="9.525cm" svg:x2="4.812cm" svg:y2="10.325cm">
          <text:p/>
        </draw:line>
        <draw:frame draw:style-name="gr13" draw:text-style-name="P17" draw:layer="layout" svg:width="3.51cm" svg:height="1.299cm" svg:x="3.902cm" svg:y="10.425cm">
          <draw:text-box>
            <text:p text:style-name="P16"><text:span text:style-name="T4">: User Interface</text:span></text:p>
            <text:p text:style-name="P16"><text:span text:style-name="T4">Class</text:span></text:p>
          </draw:text-box>
        </draw:frame>
        <draw:custom-shape draw:style-name="gr31" draw:text-style-name="P11" draw:layer="layout" svg:width="0.64cm" svg:height="0.514cm" svg:x="2.065cm" svg:y="8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385cm" svg:y1="9.896cm" svg:x2="2.385cm" svg:y2="9.339cm">
          <text:p/>
        </draw:line>
        <draw:line draw:style-name="gr4" draw:text-style-name="P4" draw:layer="layout" svg:x1="2.012cm" svg:y1="9.468cm" svg:x2="2.759cm" svg:y2="9.468cm">
          <text:p/>
        </draw:line>
        <draw:line draw:style-name="gr4" draw:text-style-name="P4" draw:layer="layout" svg:x1="2.385cm" svg:y1="9.896cm" svg:x2="2.812cm" svg:y2="10.282cm">
          <text:p/>
        </draw:line>
        <draw:line draw:style-name="gr4" draw:text-style-name="P4" draw:layer="layout" svg:x1="2.012cm" svg:y1="10.325cm" svg:x2="2.385cm" svg:y2="9.896cm">
          <text:p/>
        </draw:line>
        <draw:frame draw:style-name="gr13" draw:text-style-name="P17" draw:layer="layout" svg:width="2.274cm" svg:height="0.825cm" svg:x="1.338cm" svg:y="10.425cm">
          <draw:text-box>
            <text:p text:style-name="P16"><text:span text:style-name="T4">Manager</text:span></text:p>
          </draw:text-box>
        </draw:frame>
        <draw:custom-shape draw:style-name="gr30" draw:text-style-name="P11" draw:layer="layout" svg:width="1.1cm" svg:height="1.1cm" svg:x="8.812cm" svg:y="9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383cm" svg:height="0.825cm" svg:x="7.712cm" svg:y="10.426cm">
          <draw:text-box>
            <text:p text:style-name="P16"><text:span text:style-name="T4">: Record Class</text:span></text:p>
          </draw:text-box>
        </draw:frame>
        <draw:line draw:style-name="gr15" draw:text-style-name="P6" draw:layer="layout" svg:x1="8.712cm" svg:y1="10.525cm" svg:x2="10.012cm" svg:y2="10.525cm">
          <text:p/>
        </draw:line>
        <draw:custom-shape draw:style-name="gr30" draw:text-style-name="P11" draw:layer="layout" svg:width="1.1cm" svg:height="1.1cm" svg:x="12.829cm" svg:y="9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929cm" svg:height="0.825cm" svg:x="11.372cm" svg:y="10.4cm">
          <draw:text-box>
            <text:p text:style-name="P16"><text:span text:style-name="T4">: DataStore Class</text:span></text:p>
          </draw:text-box>
        </draw:frame>
        <draw:line draw:style-name="gr15" draw:text-style-name="P6" draw:layer="layout" svg:x1="12.729cm" svg:y1="10.499cm" svg:x2="14.029cm" svg:y2="10.499cm">
          <text:p/>
        </draw:line>
        <draw:custom-shape draw:style-name="gr39" draw:text-style-name="P18" draw:layer="layout" svg:width="0.3cm" svg:height="9.775cm" svg:x="2.312cm" svg:y="11.7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cm" svg:height="9.775cm" svg:x="5.412cm" svg:y="11.7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0.3cm" svg:height="2.1cm" svg:x="9.201cm" svg:y="15.9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cm" svg:height="9.775cm" svg:x="13.212cm" svg:y="11.725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.612cm" svg:y1="12.925cm" svg:x2="5.412cm" svg:y2="12.925cm">
          <text:p/>
        </draw:line>
        <draw:line draw:style-name="gr12" draw:text-style-name="P6" draw:layer="layout" svg:x1="5.701cm" svg:y1="13.725cm" svg:x2="13.212cm" svg:y2="13.725cm">
          <text:p/>
        </draw:line>
        <draw:frame draw:style-name="gr13" draw:text-style-name="P10" draw:layer="layout" svg:width="2.228cm" svg:height="1.773cm" svg:x="3.073cm" svg:y="12.952cm">
          <draw:text-box>
            <text:p><text:span text:style-name="T2">Get</text:span></text:p>
            <text:p><text:span text:style-name="T2">Record</text:span></text:p>
            <text:p><text:span text:style-name="T2">By Code</text:span></text:p>
          </draw:text-box>
        </draw:frame>
        <draw:frame draw:style-name="gr13" draw:text-style-name="P10" draw:layer="layout" svg:width="2.558cm" svg:height="0.825cm" svg:x="9.843cm" svg:y="12.925cm">
          <draw:text-box>
            <text:p><text:span text:style-name="T2">getRecord</text:span></text:p>
          </draw:text-box>
        </draw:frame>
        <draw:frame draw:style-name="gr13" draw:text-style-name="P8" draw:layer="layout" svg:width="1.449cm" svg:height="1.062cm" svg:x="0.552cm" svg:y="15.125cm">
          <draw:text-box>
            <text:p><text:span text:style-name="T1">Alt</text:span></text:p>
          </draw:text-box>
        </draw:frame>
        <draw:frame draw:style-name="gr36" draw:text-style-name="P19" draw:layer="layout" svg:width="3.396cm" svg:height="0.825cm" svg:x="0.801cm" svg:y="16cm">
          <draw:text-box>
            <text:p><text:span text:style-name="T2">[Record found]</text:span></text:p>
          </draw:text-box>
        </draw:frame>
        <draw:line draw:style-name="gr12" draw:text-style-name="P6" draw:layer="layout" svg:x1="13.201cm" svg:y1="16.424cm" svg:x2="9.501cm" svg:y2="16.424cm">
          <text:p/>
        </draw:line>
        <draw:frame draw:style-name="gr13" draw:text-style-name="P10" draw:layer="layout" svg:width="2.566cm" svg:height="1.299cm" svg:x="10.201cm" svg:y="15.125cm">
          <draw:text-box>
            <text:p><text:span text:style-name="T2">Instantiate</text:span></text:p>
            <text:p><text:span text:style-name="T2">record</text:span></text:p>
          </draw:text-box>
        </draw:frame>
        <draw:line draw:style-name="gr12" draw:text-style-name="P6" draw:layer="layout" svg:x1="9.201cm" svg:y1="17.825cm" svg:x2="5.701cm" svg:y2="17.825cm">
          <text:p/>
        </draw:line>
        <draw:frame draw:style-name="gr13" draw:text-style-name="P10" draw:layer="layout" svg:width="1.876cm" svg:height="1.299cm" svg:x="6.301cm" svg:y="16.426cm">
          <draw:text-box>
            <text:p><text:span text:style-name="T2">Return</text:span></text:p>
            <text:p><text:span text:style-name="T2">record</text:span></text:p>
          </draw:text-box>
        </draw:frame>
        <draw:line draw:style-name="gr12" draw:text-style-name="P6" draw:layer="layout" svg:x1="5.401cm" svg:y1="18.425cm" svg:x2="2.701cm" svg:y2="18.425cm">
          <text:p/>
        </draw:line>
        <draw:frame draw:style-name="gr13" draw:text-style-name="P10" draw:layer="layout" svg:width="1.986cm" svg:height="1.299cm" svg:x="2.613cm" svg:y="17.026cm">
          <draw:text-box>
            <text:p><text:span text:style-name="T2">Display</text:span></text:p>
            <text:p><text:span text:style-name="T2">Record</text:span></text:p>
          </draw:text-box>
        </draw:frame>
        <draw:frame draw:style-name="gr40" draw:text-style-name="P19" draw:layer="layout" svg:width="1.618cm" svg:height="0.825cm" svg:x="0.805cm" svg:y="19.1cm">
          <draw:text-box>
            <text:p><text:span text:style-name="T2">[else]</text:span></text:p>
          </draw:text-box>
        </draw:frame>
        <draw:line draw:style-name="gr12" draw:text-style-name="P6" draw:layer="layout" svg:x1="13.2cm" svg:y1="20.126cm" svg:x2="5.7cm" svg:y2="20.126cm">
          <text:p/>
        </draw:line>
        <draw:frame draw:style-name="gr13" draw:text-style-name="P10" draw:layer="layout" svg:width="3.87cm" svg:height="0.825cm" svg:x="7.834cm" svg:y="19.326cm">
          <draw:text-box>
            <text:p><text:span text:style-name="T2">Record not found</text:span></text:p>
          </draw:text-box>
        </draw:frame>
        <draw:line draw:style-name="gr12" draw:text-style-name="P6" draw:layer="layout" svg:x1="5.4cm" svg:y1="21.026cm" svg:x2="2.6cm" svg:y2="21.026cm">
          <text:p/>
        </draw:line>
        <draw:frame draw:style-name="gr37" draw:text-style-name="P10" draw:layer="layout" svg:width="3.007cm" svg:height="1.474cm" svg:x="2.5cm" svg:y="19.726cm">
          <draw:text-box>
            <text:p><text:span text:style-name="T2">Notify record</text:span></text:p>
            <text:p><text:span text:style-name="T2"><text:s/></text:span><text:span text:style-name="T2">not found</text:span></text:p>
          </draw:text-box>
        </draw:frame>
      </draw:page>
      <draw:page draw:name="page14" draw:style-name="dp1" draw:master-page-name="Default">
        <draw:custom-shape draw:style-name="gr41" draw:text-style-name="P1" draw:layer="layout" svg:width="13.9cm" svg:height="9.2cm" svg:x="3.449cm" svg:y="9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7.4cm" svg:y1="15.5cm" svg:x2="3.5cm" svg:y2="15.5cm">
          <text:p/>
        </draw:line>
        <draw:custom-shape draw:style-name="gr30" draw:text-style-name="P11" draw:layer="layout" svg:width="1.1cm" svg:height="1.1cm" svg:x="8.0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8.06cm" svg:y1="3.8cm" svg:x2="7.56cm" svg:y2="3.8cm">
          <text:p/>
        </draw:line>
        <draw:line draw:style-name="gr15" draw:text-style-name="P6" draw:layer="layout" svg:x1="7.56cm" svg:y1="3.4cm" svg:x2="7.56cm" svg:y2="4.2cm">
          <text:p/>
        </draw:line>
        <draw:frame draw:style-name="gr13" draw:text-style-name="P17" draw:layer="layout" svg:width="3.51cm" svg:height="1.299cm" svg:x="6.65cm" svg:y="4.3cm">
          <draw:text-box>
            <text:p text:style-name="P16"><text:span text:style-name="T4">: User Interface</text:span></text:p>
            <text:p text:style-name="P16"><text:span text:style-name="T4">Class</text:span></text:p>
          </draw:text-box>
        </draw:frame>
        <draw:custom-shape draw:style-name="gr31" draw:text-style-name="P11" draw:layer="layout" svg:width="0.64cm" svg:height="0.514cm" svg:x="4.81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33cm" svg:y1="3.771cm" svg:x2="5.133cm" svg:y2="3.214cm">
          <text:p/>
        </draw:line>
        <draw:line draw:style-name="gr4" draw:text-style-name="P4" draw:layer="layout" svg:x1="4.76cm" svg:y1="3.343cm" svg:x2="5.507cm" svg:y2="3.343cm">
          <text:p/>
        </draw:line>
        <draw:line draw:style-name="gr4" draw:text-style-name="P4" draw:layer="layout" svg:x1="5.133cm" svg:y1="3.771cm" svg:x2="5.56cm" svg:y2="4.157cm">
          <text:p/>
        </draw:line>
        <draw:line draw:style-name="gr4" draw:text-style-name="P4" draw:layer="layout" svg:x1="4.76cm" svg:y1="4.2cm" svg:x2="5.133cm" svg:y2="3.771cm">
          <text:p/>
        </draw:line>
        <draw:frame draw:style-name="gr13" draw:text-style-name="P17" draw:layer="layout" svg:width="2.274cm" svg:height="0.825cm" svg:x="4.086cm" svg:y="4.3cm">
          <draw:text-box>
            <text:p text:style-name="P16"><text:span text:style-name="T4">Manager</text:span></text:p>
          </draw:text-box>
        </draw:frame>
        <draw:custom-shape draw:style-name="gr30" draw:text-style-name="P11" draw:layer="layout" svg:width="1.1cm" svg:height="1.1cm" svg:x="11.5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383cm" svg:height="0.825cm" svg:x="10.46cm" svg:y="4.301cm">
          <draw:text-box>
            <text:p text:style-name="P16"><text:span text:style-name="T4">: Record Class</text:span></text:p>
          </draw:text-box>
        </draw:frame>
        <draw:line draw:style-name="gr15" draw:text-style-name="P6" draw:layer="layout" svg:x1="11.46cm" svg:y1="4.4cm" svg:x2="12.76cm" svg:y2="4.4cm">
          <text:p/>
        </draw:line>
        <draw:custom-shape draw:style-name="gr30" draw:text-style-name="P11" draw:layer="layout" svg:width="1.1cm" svg:height="1.1cm" svg:x="15.577cm" svg:y="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929cm" svg:height="0.825cm" svg:x="14.12cm" svg:y="4.275cm">
          <draw:text-box>
            <text:p text:style-name="P16"><text:span text:style-name="T4">: DataStore Class</text:span></text:p>
          </draw:text-box>
        </draw:frame>
        <draw:line draw:style-name="gr15" draw:text-style-name="P6" draw:layer="layout" svg:x1="15.477cm" svg:y1="4.374cm" svg:x2="16.777cm" svg:y2="4.374cm">
          <text:p/>
        </draw:line>
        <draw:custom-shape draw:style-name="gr42" draw:text-style-name="P18" draw:layer="layout" svg:width="0.3cm" svg:height="12.2cm" svg:x="5.06cm" svg:y="5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3cm" svg:height="12.2cm" svg:x="8.16cm" svg:y="5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0.3cm" svg:height="5.4cm" svg:x="11.949cm" svg:y="9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3cm" svg:height="11.1cm" svg:x="15.96cm" svg:y="5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5.36cm" svg:y1="6.8cm" svg:x2="8.16cm" svg:y2="6.8cm">
          <text:p/>
        </draw:line>
        <draw:line draw:style-name="gr12" draw:text-style-name="P6" draw:layer="layout" svg:x1="8.449cm" svg:y1="7.6cm" svg:x2="15.96cm" svg:y2="7.6cm">
          <text:p/>
        </draw:line>
        <draw:frame draw:style-name="gr13" draw:text-style-name="P10" draw:layer="layout" svg:width="2.228cm" svg:height="1.773cm" svg:x="5.821cm" svg:y="6.827cm">
          <draw:text-box>
            <text:p><text:span text:style-name="T2">Modify </text:span></text:p>
            <text:p><text:span text:style-name="T2">Record</text:span></text:p>
            <text:p><text:span text:style-name="T2">By Code</text:span></text:p>
          </draw:text-box>
        </draw:frame>
        <draw:frame draw:style-name="gr13" draw:text-style-name="P10" draw:layer="layout" svg:width="2.558cm" svg:height="0.825cm" svg:x="12.591cm" svg:y="6.8cm">
          <draw:text-box>
            <text:p><text:span text:style-name="T2">getRecord</text:span></text:p>
          </draw:text-box>
        </draw:frame>
        <draw:frame draw:style-name="gr13" draw:text-style-name="P8" draw:layer="layout" svg:width="1.449cm" svg:height="1.062cm" svg:x="3.3cm" svg:y="9cm">
          <draw:text-box>
            <text:p><text:span text:style-name="T1">Alt</text:span></text:p>
          </draw:text-box>
        </draw:frame>
        <draw:frame draw:style-name="gr36" draw:text-style-name="P19" draw:layer="layout" svg:width="3.396cm" svg:height="0.825cm" svg:x="3.549cm" svg:y="9.875cm">
          <draw:text-box>
            <text:p><text:span text:style-name="T2">[Record found]</text:span></text:p>
          </draw:text-box>
        </draw:frame>
        <draw:line draw:style-name="gr12" draw:text-style-name="P6" draw:layer="layout" svg:x1="15.949cm" svg:y1="10.299cm" svg:x2="12.249cm" svg:y2="10.299cm">
          <text:p/>
        </draw:line>
        <draw:frame draw:style-name="gr13" draw:text-style-name="P10" draw:layer="layout" svg:width="2.566cm" svg:height="1.299cm" svg:x="12.949cm" svg:y="9cm">
          <draw:text-box>
            <text:p><text:span text:style-name="T2">Instantiate</text:span></text:p>
            <text:p><text:span text:style-name="T2">record</text:span></text:p>
          </draw:text-box>
        </draw:frame>
        <draw:line draw:style-name="gr12" draw:text-style-name="P6" draw:layer="layout" svg:x1="11.949cm" svg:y1="11.7cm" svg:x2="8.449cm" svg:y2="11.7cm">
          <text:p/>
        </draw:line>
        <draw:frame draw:style-name="gr13" draw:text-style-name="P10" draw:layer="layout" svg:width="1.876cm" svg:height="1.299cm" svg:x="9.049cm" svg:y="10.301cm">
          <draw:text-box>
            <text:p><text:span text:style-name="T2">Return</text:span></text:p>
            <text:p><text:span text:style-name="T2">record</text:span></text:p>
          </draw:text-box>
        </draw:frame>
        <draw:line draw:style-name="gr12" draw:text-style-name="P6" draw:layer="layout" svg:x1="8.149cm" svg:y1="12.3cm" svg:x2="5.449cm" svg:y2="12.3cm">
          <text:p/>
        </draw:line>
        <draw:frame draw:style-name="gr13" draw:text-style-name="P10" draw:layer="layout" svg:width="2.871cm" svg:height="1.299cm" svg:x="5.361cm" svg:y="10.901cm">
          <draw:text-box>
            <text:p><text:span text:style-name="T2">Display For</text:span></text:p>
            <text:p><text:span text:style-name="T2">Modification</text:span></text:p>
          </draw:text-box>
        </draw:frame>
        <draw:line draw:style-name="gr12" draw:text-style-name="P6" draw:layer="layout" svg:x1="5.4cm" svg:y1="13.6cm" svg:x2="8.1cm" svg:y2="13.6cm">
          <text:p/>
        </draw:line>
        <draw:frame draw:style-name="gr13" draw:text-style-name="P10" draw:layer="layout" svg:width="2.3cm" svg:height="1.299cm" svg:x="5.657cm" svg:y="12.4cm">
          <draw:text-box>
            <text:p><text:span text:style-name="T2">Enter </text:span></text:p>
            <text:p><text:span text:style-name="T2">Changes</text:span></text:p>
          </draw:text-box>
        </draw:frame>
        <draw:line draw:style-name="gr12" draw:text-style-name="P6" draw:layer="layout" svg:x1="8.5cm" svg:y1="14.2cm" svg:x2="11.9cm" svg:y2="14.2cm">
          <text:p/>
        </draw:line>
        <draw:frame draw:style-name="gr36" draw:text-style-name="P19" draw:layer="layout" svg:width="1.618cm" svg:height="0.825cm" svg:x="3.604cm" svg:y="15.575cm">
          <draw:text-box>
            <text:p><text:span text:style-name="T2">[else]</text:span></text:p>
          </draw:text-box>
        </draw:frame>
        <draw:line draw:style-name="gr12" draw:text-style-name="P6" draw:layer="layout" svg:x1="16cm" svg:y1="16.5cm" svg:x2="8.5cm" svg:y2="16.5cm">
          <text:p/>
        </draw:line>
        <draw:frame draw:style-name="gr13" draw:text-style-name="P10" draw:layer="layout" svg:width="3.87cm" svg:height="0.825cm" svg:x="10.634cm" svg:y="15.7cm">
          <draw:text-box>
            <text:p><text:span text:style-name="T2">Record not found</text:span></text:p>
          </draw:text-box>
        </draw:frame>
        <draw:line draw:style-name="gr12" draw:text-style-name="P6" draw:layer="layout" svg:x1="8.2cm" svg:y1="17.4cm" svg:x2="5.4cm" svg:y2="17.4cm">
          <text:p/>
        </draw:line>
        <draw:frame draw:style-name="gr37" draw:text-style-name="P10" draw:layer="layout" svg:width="3.007cm" svg:height="1.474cm" svg:x="5.3cm" svg:y="16.1cm">
          <draw:text-box>
            <text:p><text:span text:style-name="T2">Notify record</text:span></text:p>
            <text:p><text:span text:style-name="T2"><text:s/></text:span><text:span text:style-name="T2">not found</text:span></text:p>
          </draw:text-box>
        </draw:frame>
        <draw:frame draw:style-name="gr13" draw:text-style-name="P10" draw:layer="layout" svg:width="2.3cm" svg:height="1.299cm" svg:x="9.2cm" svg:y="13cm">
          <draw:text-box>
            <text:p><text:span text:style-name="T2">Apply</text:span></text:p>
            <text:p><text:span text:style-name="T2">Changes</text:span></text:p>
          </draw:text-box>
        </draw:frame>
        <draw:line draw:style-name="gr12" draw:text-style-name="P6" draw:layer="layout" svg:x1="12.2cm" svg:y1="14.801cm" svg:x2="15.9cm" svg:y2="14.8cm">
          <text:p/>
        </draw:line>
        <draw:frame draw:style-name="gr13" draw:text-style-name="P10" draw:layer="layout" svg:width="3.222cm" svg:height="0.825cm" svg:x="12.4cm" svg:y="13.975cm">
          <draw:text-box>
            <text:p><text:span text:style-name="T2">modifyRecord</text:span></text:p>
          </draw:text-box>
        </draw:frame>
      </draw:page>
      <draw:page draw:name="page15" draw:style-name="dp1" draw:master-page-name="Default">
        <draw:custom-shape draw:style-name="gr44" draw:text-style-name="P1" draw:layer="layout" svg:width="11.351cm" svg:height="7.375cm" svg:x="3.549cm" svg:y="9.025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4.9cm" svg:y1="13cm" svg:x2="3.499cm" svg:y2="13cm">
          <text:p/>
        </draw:line>
        <draw:custom-shape draw:style-name="gr30" draw:text-style-name="P11" draw:layer="layout" svg:width="1.1cm" svg:height="1.1cm" svg:x="8.16cm" svg:y="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8.16cm" svg:y1="3.825cm" svg:x2="7.66cm" svg:y2="3.825cm">
          <text:p/>
        </draw:line>
        <draw:line draw:style-name="gr15" draw:text-style-name="P6" draw:layer="layout" svg:x1="7.66cm" svg:y1="3.425cm" svg:x2="7.66cm" svg:y2="4.225cm">
          <text:p/>
        </draw:line>
        <draw:frame draw:style-name="gr13" draw:text-style-name="P17" draw:layer="layout" svg:width="3.51cm" svg:height="1.299cm" svg:x="6.75cm" svg:y="4.325cm">
          <draw:text-box>
            <text:p text:style-name="P16"><text:span text:style-name="T4">: User Interface</text:span></text:p>
            <text:p text:style-name="P16"><text:span text:style-name="T4">Class</text:span></text:p>
          </draw:text-box>
        </draw:frame>
        <draw:custom-shape draw:style-name="gr31" draw:text-style-name="P11" draw:layer="layout" svg:width="0.64cm" svg:height="0.514cm" svg:x="4.913cm" svg:y="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233cm" svg:y1="3.796cm" svg:x2="5.233cm" svg:y2="3.239cm">
          <text:p/>
        </draw:line>
        <draw:line draw:style-name="gr4" draw:text-style-name="P4" draw:layer="layout" svg:x1="4.86cm" svg:y1="3.368cm" svg:x2="5.607cm" svg:y2="3.368cm">
          <text:p/>
        </draw:line>
        <draw:line draw:style-name="gr4" draw:text-style-name="P4" draw:layer="layout" svg:x1="5.233cm" svg:y1="3.796cm" svg:x2="5.66cm" svg:y2="4.182cm">
          <text:p/>
        </draw:line>
        <draw:line draw:style-name="gr4" draw:text-style-name="P4" draw:layer="layout" svg:x1="4.86cm" svg:y1="4.225cm" svg:x2="5.233cm" svg:y2="3.796cm">
          <text:p/>
        </draw:line>
        <draw:frame draw:style-name="gr13" draw:text-style-name="P17" draw:layer="layout" svg:width="2.177cm" svg:height="0.825cm" svg:x="4.186cm" svg:y="4.325cm">
          <draw:text-box>
            <text:p text:style-name="P16"><text:span text:style-name="T4">Provider</text:span></text:p>
          </draw:text-box>
        </draw:frame>
        <draw:custom-shape draw:style-name="gr30" draw:text-style-name="P11" draw:layer="layout" svg:width="1.1cm" svg:height="1.1cm" svg:x="12.857cm" svg:y="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929cm" svg:height="0.825cm" svg:x="11.4cm" svg:y="4.3cm">
          <draw:text-box>
            <text:p text:style-name="P16"><text:span text:style-name="T4">: DataStore Class</text:span></text:p>
          </draw:text-box>
        </draw:frame>
        <draw:line draw:style-name="gr15" draw:text-style-name="P6" draw:layer="layout" svg:x1="12.757cm" svg:y1="4.399cm" svg:x2="14.057cm" svg:y2="4.399cm">
          <text:p/>
        </draw:line>
        <draw:custom-shape draw:style-name="gr45" draw:text-style-name="P18" draw:layer="layout" svg:width="0.3cm" svg:height="10.375cm" svg:x="5.16cm" svg:y="5.6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3cm" svg:height="10.375cm" svg:x="8.26cm" svg:y="5.6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3cm" svg:height="10.375cm" svg:x="13.24cm" svg:y="5.625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5.46cm" svg:y1="6.825cm" svg:x2="8.26cm" svg:y2="6.825cm">
          <text:p/>
        </draw:line>
        <draw:line draw:style-name="gr12" draw:text-style-name="P6" draw:layer="layout" svg:x1="8.549cm" svg:y1="7.625cm" svg:x2="13.3cm" svg:y2="7.6cm">
          <text:p/>
        </draw:line>
        <draw:frame draw:style-name="gr13" draw:text-style-name="P10" draw:layer="layout" svg:width="2.164cm" svg:height="1.773cm" svg:x="5.921cm" svg:y="6.852cm">
          <draw:text-box>
            <text:p><text:span text:style-name="T2">Validate</text:span></text:p>
            <text:p><text:span text:style-name="T2">member</text:span></text:p>
            <text:p><text:span text:style-name="T2">by code</text:span></text:p>
          </draw:text-box>
        </draw:frame>
        <draw:frame draw:style-name="gr13" draw:text-style-name="P10" draw:layer="layout" svg:width="2.93cm" svg:height="0.825cm" svg:x="9.5cm" svg:y="6.775cm">
          <draw:text-box>
            <text:p><text:span text:style-name="T2">recordExists</text:span></text:p>
          </draw:text-box>
        </draw:frame>
        <draw:frame draw:style-name="gr13" draw:text-style-name="P8" draw:layer="layout" svg:width="1.449cm" svg:height="1.062cm" svg:x="3.4cm" svg:y="9.025cm">
          <draw:text-box>
            <text:p><text:span text:style-name="T1">Alt</text:span></text:p>
          </draw:text-box>
        </draw:frame>
        <draw:frame draw:style-name="gr36" draw:text-style-name="P19" draw:layer="layout" svg:width="3.396cm" svg:height="0.825cm" svg:x="3.649cm" svg:y="9.9cm">
          <draw:text-box>
            <text:p><text:span text:style-name="T2">[Record found]</text:span></text:p>
          </draw:text-box>
        </draw:frame>
        <draw:line draw:style-name="gr12" draw:text-style-name="P6" draw:layer="layout" svg:x1="13.2cm" svg:y1="10.3cm" svg:x2="8.599cm" svg:y2="10.3cm">
          <text:p/>
        </draw:line>
        <draw:frame draw:style-name="gr13" draw:text-style-name="P10" draw:layer="layout" svg:width="2.562cm" svg:height="0.825cm" svg:x="9.5cm" svg:y="9.4cm">
          <draw:text-box>
            <text:p><text:span text:style-name="T2">return true</text:span></text:p>
          </draw:text-box>
        </draw:frame>
        <draw:line draw:style-name="gr12" draw:text-style-name="P6" draw:layer="layout" svg:x1="8.249cm" svg:y1="12.325cm" svg:x2="5.549cm" svg:y2="12.325cm">
          <text:p/>
        </draw:line>
        <draw:frame draw:style-name="gr13" draw:text-style-name="P10" draw:layer="layout" svg:width="2.3cm" svg:height="1.299cm" svg:x="5.461cm" svg:y="10.926cm">
          <draw:text-box>
            <text:p><text:span text:style-name="T2">Display</text:span></text:p>
            <text:p><text:span text:style-name="T2">validated</text:span></text:p>
          </draw:text-box>
        </draw:frame>
        <draw:frame draw:style-name="gr36" draw:text-style-name="P19" draw:layer="layout" svg:width="1.618cm" svg:height="0.825cm" svg:x="3.681cm" svg:y="13.075cm">
          <draw:text-box>
            <text:p><text:span text:style-name="T2">[else]</text:span></text:p>
          </draw:text-box>
        </draw:frame>
        <draw:line draw:style-name="gr12" draw:text-style-name="P6" draw:layer="layout" svg:x1="13.2cm" svg:y1="14.4cm" svg:x2="8.499cm" svg:y2="14.4cm">
          <text:p/>
        </draw:line>
        <draw:frame draw:style-name="gr13" draw:text-style-name="P10" draw:layer="layout" svg:width="2.731cm" svg:height="0.825cm" svg:x="8.9cm" svg:y="13.6cm">
          <draw:text-box>
            <text:p><text:span text:style-name="T2">return false</text:span></text:p>
          </draw:text-box>
        </draw:frame>
        <draw:line draw:style-name="gr12" draw:text-style-name="P6" draw:layer="layout" svg:x1="8.199cm" svg:y1="15.3cm" svg:x2="5.399cm" svg:y2="15.3cm">
          <text:p/>
        </draw:line>
        <draw:frame draw:style-name="gr37" draw:text-style-name="P10" draw:layer="layout" svg:width="3.007cm" svg:height="1.474cm" svg:x="5.299cm" svg:y="14cm">
          <draw:text-box>
            <text:p><text:span text:style-name="T2">Notify record</text:span></text:p>
            <text:p><text:span text:style-name="T2"><text:s/></text:span><text:span text:style-name="T2">not found</text:span></text:p>
          </draw:text-box>
        </draw:frame>
      </draw:page>
      <draw:page draw:name="page16" draw:style-name="dp1" draw:master-page-name="Default">
        <draw:custom-shape draw:style-name="gr46" draw:text-style-name="P1" draw:layer="layout" svg:width="18.251cm" svg:height="10cm" svg:x="1.349cm" svg:y="7.4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9.6cm" svg:y1="14.626cm" svg:x2="1.4cm" svg:y2="14.626cm">
          <text:p/>
        </draw:line>
        <draw:custom-shape draw:style-name="gr30" draw:text-style-name="P11" draw:layer="layout" svg:width="1.1cm" svg:height="1.1cm" svg:x="5.9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5.96cm" svg:y1="2.2cm" svg:x2="5.46cm" svg:y2="2.2cm">
          <text:p/>
        </draw:line>
        <draw:line draw:style-name="gr15" draw:text-style-name="P6" draw:layer="layout" svg:x1="5.46cm" svg:y1="1.8cm" svg:x2="5.46cm" svg:y2="2.6cm">
          <text:p/>
        </draw:line>
        <draw:frame draw:style-name="gr13" draw:text-style-name="P17" draw:layer="layout" svg:width="3.51cm" svg:height="1.299cm" svg:x="4.55cm" svg:y="2.7cm">
          <draw:text-box>
            <text:p text:style-name="P16"><text:span text:style-name="T4">: User Interface</text:span></text:p>
            <text:p text:style-name="P16"><text:span text:style-name="T4">Class</text:span></text:p>
          </draw:text-box>
        </draw:frame>
        <draw:custom-shape draw:style-name="gr31" draw:text-style-name="P11" draw:layer="layout" svg:width="0.64cm" svg:height="0.514cm" svg:x="2.713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033cm" svg:y1="2.171cm" svg:x2="3.033cm" svg:y2="1.614cm">
          <text:p/>
        </draw:line>
        <draw:line draw:style-name="gr4" draw:text-style-name="P4" draw:layer="layout" svg:x1="2.66cm" svg:y1="1.743cm" svg:x2="3.407cm" svg:y2="1.743cm">
          <text:p/>
        </draw:line>
        <draw:line draw:style-name="gr4" draw:text-style-name="P4" draw:layer="layout" svg:x1="3.033cm" svg:y1="2.171cm" svg:x2="3.46cm" svg:y2="2.557cm">
          <text:p/>
        </draw:line>
        <draw:line draw:style-name="gr4" draw:text-style-name="P4" draw:layer="layout" svg:x1="2.66cm" svg:y1="2.6cm" svg:x2="3.033cm" svg:y2="2.171cm">
          <text:p/>
        </draw:line>
        <draw:frame draw:style-name="gr13" draw:text-style-name="P17" draw:layer="layout" svg:width="2.177cm" svg:height="0.825cm" svg:x="1.986cm" svg:y="2.7cm">
          <draw:text-box>
            <text:p text:style-name="P16"><text:span text:style-name="T4">Provider</text:span></text:p>
          </draw:text-box>
        </draw:frame>
        <draw:custom-shape draw:style-name="gr30" draw:text-style-name="P11" draw:layer="layout" svg:width="1.1cm" svg:height="1.1cm" svg:x="9.4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718cm" svg:height="1.299cm" svg:x="7.982cm" svg:y="2.701cm">
          <draw:text-box>
            <text:p text:style-name="P16"><text:span text:style-name="T4">: Session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9.36cm" svg:y1="2.8cm" svg:x2="10.66cm" svg:y2="2.8cm">
          <text:p/>
        </draw:line>
        <draw:custom-shape draw:style-name="gr30" draw:text-style-name="P11" draw:layer="layout" svg:width="1.1cm" svg:height="1.1cm" svg:x="16.457cm" svg:y="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929cm" svg:height="0.825cm" svg:x="15cm" svg:y="2.675cm">
          <draw:text-box>
            <text:p text:style-name="P16"><text:span text:style-name="T4">: DataStore Class</text:span></text:p>
          </draw:text-box>
        </draw:frame>
        <draw:line draw:style-name="gr15" draw:text-style-name="P6" draw:layer="layout" svg:x1="16.357cm" svg:y1="2.774cm" svg:x2="17.657cm" svg:y2="2.774cm">
          <text:p/>
        </draw:line>
        <draw:custom-shape draw:style-name="gr47" draw:text-style-name="P18" draw:layer="layout" svg:width="0.3cm" svg:height="13cm" svg:x="2.96cm" svg:y="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0.3cm" svg:height="12.9cm" svg:x="6.06cm" svg:y="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3cm" svg:height="5.3cm" svg:x="9.849cm" svg:y="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0.3cm" svg:height="12.7cm" svg:x="16.84cm" svg:y="4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3.26cm" svg:y1="5.2cm" svg:x2="6.06cm" svg:y2="5.2cm">
          <text:p/>
        </draw:line>
        <draw:line draw:style-name="gr12" draw:text-style-name="P6" draw:layer="layout" svg:x1="6.349cm" svg:y1="6cm" svg:x2="16.8cm" svg:y2="6cm">
          <text:p/>
        </draw:line>
        <draw:frame draw:style-name="gr13" draw:text-style-name="P10" draw:layer="layout" svg:width="2.041cm" svg:height="1.299cm" svg:x="3.721cm" svg:y="5.227cm">
          <draw:text-box>
            <text:p><text:span text:style-name="T2">Add</text:span></text:p>
            <text:p><text:span text:style-name="T2">session</text:span></text:p>
          </draw:text-box>
        </draw:frame>
        <draw:frame draw:style-name="gr13" draw:text-style-name="P10" draw:layer="layout" svg:width="5.707cm" svg:height="0.825cm" svg:x="8.2cm" svg:y="5.175cm">
          <draw:text-box>
            <text:p><text:span text:style-name="T2">recordExists (service code)</text:span></text:p>
          </draw:text-box>
        </draw:frame>
        <draw:frame draw:style-name="gr13" draw:text-style-name="P8" draw:layer="layout" svg:width="1.449cm" svg:height="1.062cm" svg:x="1.2cm" svg:y="7.4cm">
          <draw:text-box>
            <text:p><text:span text:style-name="T1">Alt</text:span></text:p>
          </draw:text-box>
        </draw:frame>
        <draw:frame draw:style-name="gr36" draw:text-style-name="P19" draw:layer="layout" svg:width="4.759cm" svg:height="0.825cm" svg:x="1.449cm" svg:y="8.275cm">
          <draw:text-box>
            <text:p><text:span text:style-name="T2">[Service record found]</text:span></text:p>
          </draw:text-box>
        </draw:frame>
        <draw:line draw:style-name="gr12" draw:text-style-name="P6" draw:layer="layout" svg:x1="16.8cm" svg:y1="8.6cm" svg:x2="13.4cm" svg:y2="8.6cm">
          <text:p/>
        </draw:line>
        <draw:frame draw:style-name="gr13" draw:text-style-name="P10" draw:layer="layout" svg:width="2.566cm" svg:height="1.299cm" svg:x="14.2cm" svg:y="7.401cm">
          <draw:text-box>
            <text:p><text:span text:style-name="T2">Instantiate</text:span></text:p>
            <text:p><text:span text:style-name="T2">record</text:span></text:p>
          </draw:text-box>
        </draw:frame>
        <draw:line draw:style-name="gr12" draw:text-style-name="P6" draw:layer="layout" svg:x1="9.9cm" svg:y1="9.9cm" svg:x2="6.4cm" svg:y2="9.9cm">
          <text:p/>
        </draw:line>
        <draw:frame draw:style-name="gr13" draw:text-style-name="P10" draw:layer="layout" svg:width="1.876cm" svg:height="1.299cm" svg:x="6.949cm" svg:y="8.701cm">
          <draw:text-box>
            <text:p><text:span text:style-name="T2">Return</text:span></text:p>
            <text:p><text:span text:style-name="T2">record</text:span></text:p>
          </draw:text-box>
        </draw:frame>
        <draw:line draw:style-name="gr12" draw:text-style-name="P6" draw:layer="layout" svg:x1="6.049cm" svg:y1="11.426cm" svg:x2="3.349cm" svg:y2="11.426cm">
          <text:p/>
        </draw:line>
        <draw:frame draw:style-name="gr13" draw:text-style-name="P10" draw:layer="layout" svg:width="2.922cm" svg:height="2.247cm" svg:x="3.261cm" svg:y="9.301cm">
          <draw:text-box>
            <text:p><text:span text:style-name="T2">Display </text:span></text:p>
            <text:p><text:span text:style-name="T2">service</text:span></text:p>
            <text:p><text:span text:style-name="T2">name for </text:span></text:p>
            <text:p><text:span text:style-name="T2">confirmation</text:span></text:p>
          </draw:text-box>
        </draw:frame>
        <draw:line draw:style-name="gr12" draw:text-style-name="P6" draw:layer="layout" svg:x1="3.3cm" svg:y1="12.726cm" svg:x2="6cm" svg:y2="12.726cm">
          <text:p/>
        </draw:line>
        <draw:frame draw:style-name="gr13" draw:text-style-name="P10" draw:layer="layout" svg:width="2.092cm" svg:height="0.825cm" svg:x="3.508cm" svg:y="11.875cm">
          <draw:text-box>
            <text:p><text:span text:style-name="T2">Confirm</text:span></text:p>
          </draw:text-box>
        </draw:frame>
        <draw:line draw:style-name="gr12" draw:text-style-name="P6" draw:layer="layout" svg:x1="6.4cm" svg:y1="13.326cm" svg:x2="9.8cm" svg:y2="13.326cm">
          <text:p/>
        </draw:line>
        <draw:frame draw:style-name="gr36" draw:text-style-name="P19" draw:layer="layout" svg:width="1.618cm" svg:height="0.825cm" svg:x="1.504cm" svg:y="14.701cm">
          <draw:text-box>
            <text:p><text:span text:style-name="T2">[else]</text:span></text:p>
          </draw:text-box>
        </draw:frame>
        <draw:line draw:style-name="gr12" draw:text-style-name="P6" draw:layer="layout" svg:x1="16.8cm" svg:y1="15.6cm" svg:x2="6.4cm" svg:y2="15.626cm">
          <text:p/>
        </draw:line>
        <draw:frame draw:style-name="gr13" draw:text-style-name="P10" draw:layer="layout" svg:width="3.87cm" svg:height="0.825cm" svg:x="8.534cm" svg:y="14.826cm">
          <draw:text-box>
            <text:p><text:span text:style-name="T2">Record not found</text:span></text:p>
          </draw:text-box>
        </draw:frame>
        <draw:line draw:style-name="gr12" draw:text-style-name="P6" draw:layer="layout" svg:x1="6.1cm" svg:y1="16.526cm" svg:x2="3.3cm" svg:y2="16.526cm">
          <text:p/>
        </draw:line>
        <draw:frame draw:style-name="gr37" draw:text-style-name="P10" draw:layer="layout" svg:width="3.007cm" svg:height="1.474cm" svg:x="3.2cm" svg:y="15.226cm">
          <draw:text-box>
            <text:p><text:span text:style-name="T2">Notify record</text:span></text:p>
            <text:p><text:span text:style-name="T2"><text:s/></text:span><text:span text:style-name="T2">not found</text:span></text:p>
          </draw:text-box>
        </draw:frame>
        <draw:frame draw:style-name="gr51" draw:text-style-name="P10" draw:layer="layout" svg:width="2.6cm" svg:height="1.773cm" svg:x="7.1cm" svg:y="12.127cm">
          <draw:text-box>
            <text:p><text:span text:style-name="T2">Complete</text:span></text:p>
            <text:p><text:span text:style-name="T2">record</text:span></text:p>
          </draw:text-box>
        </draw:frame>
        <draw:line draw:style-name="gr12" draw:text-style-name="P6" draw:layer="layout" svg:x1="10.2cm" svg:y1="14.2cm" svg:x2="16.8cm" svg:y2="14.2cm">
          <text:p/>
        </draw:line>
        <draw:frame draw:style-name="gr13" draw:text-style-name="P10" draw:layer="layout" svg:width="2.858cm" svg:height="0.825cm" svg:x="11.878cm" svg:y="13.4cm">
          <draw:text-box>
            <text:p><text:span text:style-name="T2">writeRecord</text:span></text:p>
          </draw:text-box>
        </draw:frame>
        <draw:custom-shape draw:style-name="gr30" draw:text-style-name="P11" draw:layer="layout" svg:width="1.1cm" svg:height="1.1cm" svg:x="12.78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616cm" svg:height="1.299cm" svg:x="11.682cm" svg:y="2.701cm">
          <draw:text-box>
            <text:p text:style-name="P16"><text:span text:style-name="T4">: Service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12.682cm" svg:y1="2.8cm" svg:x2="13.982cm" svg:y2="2.8cm">
          <text:p/>
        </draw:line>
        <draw:custom-shape draw:style-name="gr52" draw:text-style-name="P18" draw:layer="layout" svg:width="0.3cm" svg:height="1.6cm" svg:x="13.1cm" svg:y="8.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3.1cm" svg:y1="9.4cm" svg:x2="10.1cm" svg:y2="9.4cm">
          <text:p/>
        </draw:line>
        <draw:frame draw:style-name="gr13" draw:text-style-name="P10" draw:layer="layout" svg:width="2.909cm" svg:height="1.773cm" svg:x="10.3cm" svg:y="7.7cm">
          <draw:text-box>
            <text:p><text:span text:style-name="T2">Instantiate</text:span></text:p>
            <text:p><text:span text:style-name="T2">with session</text:span></text:p>
            <text:p><text:span text:style-name="T2">name</text:span></text:p>
          </draw:text-box>
        </draw:frame>
      </draw:page>
      <draw:page draw:name="page17" draw:style-name="dp1" draw:master-page-name="Default">
        <draw:custom-shape draw:style-name="gr30" draw:text-style-name="P11" draw:layer="layout" svg:width="1.1cm" svg:height="1.1cm" svg:x="5.172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5.711cm" svg:y1="3.4cm" svg:x2="6.011cm" svg:y2="3.1cm">
          <text:p/>
        </draw:line>
        <draw:line draw:style-name="gr15" draw:text-style-name="P6" draw:layer="layout" svg:x1="5.711cm" svg:y1="3.4cm" svg:x2="6.011cm" svg:y2="3.7cm">
          <text:p/>
        </draw:line>
        <draw:custom-shape draw:style-name="gr53" draw:text-style-name="P1" draw:layer="layout" svg:width="15.4cm" svg:height="10.8cm" svg:x="3.5cm" svg:y="8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1cm" svg:height="1.1cm" svg:x="2.01cm" svg:y="3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2.01cm" svg:y1="4.027cm" svg:x2="1.51cm" svg:y2="4.027cm">
          <text:p/>
        </draw:line>
        <draw:line draw:style-name="gr15" draw:text-style-name="P6" draw:layer="layout" svg:x1="1.51cm" svg:y1="3.627cm" svg:x2="1.51cm" svg:y2="4.427cm">
          <text:p/>
        </draw:line>
        <draw:frame draw:style-name="gr13" draw:text-style-name="P17" draw:layer="layout" svg:width="3.701cm" svg:height="1.773cm" svg:x="0.6cm" svg:y="4.527cm">
          <draw:text-box>
            <text:p text:style-name="P16"><text:span text:style-name="T4">: Get sesions for</text:span></text:p>
            <text:p text:style-name="P16"><text:span text:style-name="T4">provider report</text:span></text:p>
            <text:p text:style-name="P16"><text:span text:style-name="T4">Class</text:span></text:p>
          </draw:text-box>
        </draw:frame>
        <draw:frame draw:style-name="gr13" draw:text-style-name="P17" draw:layer="layout" svg:width="3.929cm" svg:height="1.773cm" svg:x="3.7cm" svg:y="4.427cm">
          <draw:text-box>
            <text:p text:style-name="P16"><text:span text:style-name="T4">: Provider</text:span></text:p>
            <text:p text:style-name="P16"><text:span text:style-name="T4">Session Compiler</text:span></text:p>
            <text:p text:style-name="P16"><text:span text:style-name="T4"><text:s/></text:span><text:span text:style-name="T4">Class</text:span></text:p>
          </draw:text-box>
        </draw:frame>
        <draw:custom-shape draw:style-name="gr30" draw:text-style-name="P11" draw:layer="layout" svg:width="1.1cm" svg:height="1.1cm" svg:x="18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929cm" svg:height="0.825cm" svg:x="16.571cm" svg:y="4.5cm">
          <draw:text-box>
            <text:p text:style-name="P16"><text:span text:style-name="T4">: DataStore Class</text:span></text:p>
          </draw:text-box>
        </draw:frame>
        <draw:line draw:style-name="gr15" draw:text-style-name="P6" draw:layer="layout" svg:x1="17.9cm" svg:y1="4.7cm" svg:x2="19.2cm" svg:y2="4.7cm">
          <text:p/>
        </draw:line>
        <draw:custom-shape draw:style-name="gr54" draw:text-style-name="P18" draw:layer="layout" svg:width="0.3cm" svg:height="15cm" svg:x="2.36cm" svg:y="6.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0.3cm" svg:height="14.9cm" svg:x="5.46cm" svg:y="6.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3cm" svg:height="1.2cm" svg:x="15.1cm" svg:y="13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0.3cm" svg:height="11.4cm" svg:x="18.311cm" svg:y="6.8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.66cm" svg:y1="7cm" svg:x2="5.46cm" svg:y2="7cm">
          <text:p/>
        </draw:line>
        <draw:line draw:style-name="gr12" draw:text-style-name="P6" draw:layer="layout" svg:x1="5.8cm" svg:y1="7.8cm" svg:x2="18.351cm" svg:y2="7.8cm">
          <text:p/>
        </draw:line>
        <draw:frame draw:style-name="gr13" draw:text-style-name="P10" draw:layer="layout" svg:width="2.253cm" svg:height="1.299cm" svg:x="2.9cm" svg:y="7cm">
          <draw:text-box>
            <text:p><text:span text:style-name="T2">Compile</text:span></text:p>
            <text:p><text:span text:style-name="T2">sessions</text:span></text:p>
          </draw:text-box>
        </draw:frame>
        <draw:frame draw:style-name="gr13" draw:text-style-name="P10" draw:layer="layout" svg:width="7.684cm" svg:height="0.825cm" svg:x="8cm" svg:y="7.075cm">
          <draw:text-box>
            <text:p><text:span text:style-name="T2">Get session records for provider code</text:span></text:p>
          </draw:text-box>
        </draw:frame>
        <draw:frame draw:style-name="gr13" draw:text-style-name="P8" draw:layer="layout" svg:width="2.16cm" svg:height="1.062cm" svg:x="3.3cm" svg:y="8.3cm">
          <draw:text-box>
            <text:p><text:span text:style-name="T1">Loop</text:span></text:p>
          </draw:text-box>
        </draw:frame>
        <draw:frame draw:style-name="gr58" draw:text-style-name="P20" draw:layer="layout" svg:width="4.899cm" svg:height="0.825cm" svg:x="3.7cm" svg:y="9.1cm">
          <draw:text-box>
            <text:p><text:span text:style-name="T2">[more session records]</text:span></text:p>
          </draw:text-box>
        </draw:frame>
        <draw:line draw:style-name="gr12" draw:text-style-name="P6" draw:layer="layout" svg:x1="18.3cm" svg:y1="10.2cm" svg:x2="9cm" svg:y2="10.2cm">
          <text:p/>
        </draw:line>
        <draw:frame draw:style-name="gr13" draw:text-style-name="P10" draw:layer="layout" svg:width="2.681cm" svg:height="0.825cm" svg:x="6.019cm" svg:y="10.9cm">
          <draw:text-box>
            <text:p><text:span text:style-name="T2">Add record</text:span></text:p>
          </draw:text-box>
        </draw:frame>
        <draw:line draw:style-name="gr12" draw:text-style-name="P6" draw:layer="layout" svg:x1="5.5cm" svg:y1="21cm" svg:x2="2.7cm" svg:y2="21cm">
          <text:p/>
        </draw:line>
        <draw:custom-shape draw:style-name="gr30" draw:text-style-name="P11" draw:layer="layout" svg:width="1.1cm" svg:height="1.1cm" svg:x="1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764cm" svg:height="1.299cm" svg:x="13.284cm" svg:y="4.501cm">
          <draw:text-box>
            <text:p text:style-name="P16"><text:span text:style-name="T4">: Member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14.6cm" svg:y1="4.6cm" svg:x2="15.9cm" svg:y2="4.6cm">
          <text:p/>
        </draw:line>
        <draw:line draw:style-name="gr12" draw:text-style-name="P6" draw:layer="layout" svg:x1="8.7cm" svg:y1="11.7cm" svg:x2="5.7cm" svg:y2="11.7cm">
          <text:p/>
        </draw:line>
        <draw:frame draw:style-name="gr13" draw:text-style-name="P10" draw:layer="layout" svg:width="5.445cm" svg:height="0.825cm" svg:x="10.955cm" svg:y="9.4cm">
          <draw:text-box>
            <text:p><text:span text:style-name="T2">Instantiate session record</text:span></text:p>
          </draw:text-box>
        </draw:frame>
        <draw:custom-shape draw:style-name="gr30" draw:text-style-name="P11" draw:layer="layout" svg:width="1.1cm" svg:height="1.1cm" svg:x="11.41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616cm" svg:height="1.299cm" svg:x="10cm" svg:y="4.501cm">
          <draw:text-box>
            <text:p text:style-name="P16"><text:span text:style-name="T4">: Service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11.316cm" svg:y1="4.6cm" svg:x2="12.616cm" svg:y2="4.6cm">
          <text:p/>
        </draw:line>
        <draw:custom-shape draw:style-name="gr59" draw:text-style-name="P18" draw:layer="layout" svg:width="0.3cm" svg:height="1.8cm" svg:x="8.7cm" svg:y="10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1cm" svg:height="1.1cm" svg:x="8.31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718cm" svg:height="1.299cm" svg:x="6.9cm" svg:y="4.501cm">
          <draw:text-box>
            <text:p text:style-name="P16"><text:span text:style-name="T4">: Session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8.216cm" svg:y1="4.6cm" svg:x2="9.516cm" svg:y2="4.6cm">
          <text:p/>
        </draw:line>
        <draw:line draw:style-name="gr12" draw:text-style-name="P6" draw:layer="layout" svg:x1="5.8cm" svg:y1="12.3cm" svg:x2="18.3cm" svg:y2="12.3cm">
          <text:p/>
        </draw:line>
        <draw:frame draw:style-name="gr13" draw:text-style-name="P10" draw:layer="layout" svg:width="7.985cm" svg:height="0.825cm" svg:x="9.615cm" svg:y="11.575cm">
          <draw:text-box>
            <text:p><text:span text:style-name="T2">Get member record from member code</text:span></text:p>
          </draw:text-box>
        </draw:frame>
        <draw:line draw:style-name="gr12" draw:text-style-name="P6" draw:layer="layout" svg:x1="18.3cm" svg:y1="14cm" svg:x2="15.4cm" svg:y2="14cm">
          <text:p/>
        </draw:line>
        <draw:frame draw:style-name="gr13" draw:text-style-name="P10" draw:layer="layout" svg:width="2.685cm" svg:height="1.773cm" svg:x="15.715cm" svg:y="12.327cm">
          <draw:text-box>
            <text:p><text:span text:style-name="T2">Instantiate </text:span></text:p>
            <text:p><text:span text:style-name="T2">member </text:span></text:p>
            <text:p><text:span text:style-name="T2">record</text:span></text:p>
          </draw:text-box>
        </draw:frame>
        <draw:line draw:style-name="gr12" draw:text-style-name="P6" draw:layer="layout" svg:x1="15.1cm" svg:y1="14.9cm" svg:x2="5.7cm" svg:y2="14.9cm">
          <text:p/>
        </draw:line>
        <draw:frame draw:style-name="gr13" draw:text-style-name="P10" draw:layer="layout" svg:width="7.617cm" svg:height="0.825cm" svg:x="7.183cm" svg:y="14.175cm">
          <draw:text-box>
            <text:p><text:span text:style-name="T2">Apply member name to session entry</text:span></text:p>
          </draw:text-box>
        </draw:frame>
        <draw:custom-shape draw:style-name="gr56" draw:text-style-name="P18" draw:layer="layout" svg:width="0.3cm" svg:height="1.2cm" svg:x="11.7cm" svg:y="17.7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7.536cm" svg:height="0.825cm" svg:x="9.632cm" svg:y="15.4cm">
          <draw:text-box>
            <text:p><text:span text:style-name="T2">Get service record from service code</text:span></text:p>
          </draw:text-box>
        </draw:frame>
        <draw:line draw:style-name="gr12" draw:text-style-name="P6" draw:layer="layout" svg:x1="18.317cm" svg:y1="17.825cm" svg:x2="12cm" svg:y2="17.8cm">
          <text:p/>
        </draw:line>
        <draw:frame draw:style-name="gr13" draw:text-style-name="P10" draw:layer="layout" svg:width="4.141cm" svg:height="1.299cm" svg:x="13.059cm" svg:y="16.601cm">
          <draw:text-box>
            <text:p><text:span text:style-name="T2">Instantiate service </text:span></text:p>
            <text:p><text:span text:style-name="T2">record</text:span></text:p>
          </draw:text-box>
        </draw:frame>
        <draw:frame draw:style-name="gr13" draw:text-style-name="P10" draw:layer="layout" svg:width="4.425cm" svg:height="1.299cm" svg:x="6.1cm" svg:y="17.501cm">
          <draw:text-box>
            <text:p><text:span text:style-name="T2">Apply service fee to </text:span></text:p>
            <text:p><text:span text:style-name="T2">session entry</text:span></text:p>
          </draw:text-box>
        </draw:frame>
        <draw:line draw:style-name="gr12" draw:text-style-name="P6" draw:layer="layout" svg:x1="5.8cm" svg:y1="16.1cm" svg:x2="18.3cm" svg:y2="16.1cm">
          <text:p/>
        </draw:line>
        <draw:line draw:style-name="gr12" draw:text-style-name="P6" draw:layer="layout" svg:x1="11.7cm" svg:y1="18.7cm" svg:x2="5.8cm" svg:y2="18.7cm">
          <text:p/>
        </draw:line>
        <draw:frame draw:style-name="gr13" draw:text-style-name="P10" draw:layer="layout" svg:width="2.253cm" svg:height="1.299cm" svg:x="3.1cm" svg:y="19.801cm">
          <draw:text-box>
            <text:p><text:span text:style-name="T2">Return</text:span></text:p>
            <text:p><text:span text:style-name="T2">sessions</text:span></text:p>
          </draw:text-box>
        </draw:frame>
      </draw:page>
      <draw:page draw:name="page18" draw:style-name="dp1" draw:master-page-name="Default">
        <draw:custom-shape draw:style-name="gr30" draw:text-style-name="P11" draw:layer="layout" svg:width="1.1cm" svg:height="1.1cm" svg:x="5.985cm" svg:y="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5.985cm" svg:y1="2.225cm" svg:x2="5.485cm" svg:y2="2.225cm">
          <text:p/>
        </draw:line>
        <draw:line draw:style-name="gr15" draw:text-style-name="P6" draw:layer="layout" svg:x1="5.485cm" svg:y1="1.825cm" svg:x2="5.485cm" svg:y2="2.625cm">
          <text:p/>
        </draw:line>
        <draw:frame draw:style-name="gr13" draw:text-style-name="P17" draw:layer="layout" svg:width="3.51cm" svg:height="1.299cm" svg:x="4.575cm" svg:y="2.725cm">
          <draw:text-box>
            <text:p text:style-name="P16"><text:span text:style-name="T4">: User Interface</text:span></text:p>
            <text:p text:style-name="P16"><text:span text:style-name="T4">Class</text:span></text:p>
          </draw:text-box>
        </draw:frame>
        <draw:custom-shape draw:style-name="gr31" draw:text-style-name="P11" draw:layer="layout" svg:width="0.64cm" svg:height="0.514cm" svg:x="2.738cm" svg:y="1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058cm" svg:y1="2.196cm" svg:x2="3.058cm" svg:y2="1.639cm">
          <text:p/>
        </draw:line>
        <draw:line draw:style-name="gr4" draw:text-style-name="P4" draw:layer="layout" svg:x1="2.685cm" svg:y1="1.768cm" svg:x2="3.432cm" svg:y2="1.768cm">
          <text:p/>
        </draw:line>
        <draw:line draw:style-name="gr4" draw:text-style-name="P4" draw:layer="layout" svg:x1="3.058cm" svg:y1="2.196cm" svg:x2="3.485cm" svg:y2="2.582cm">
          <text:p/>
        </draw:line>
        <draw:line draw:style-name="gr4" draw:text-style-name="P4" draw:layer="layout" svg:x1="2.685cm" svg:y1="2.625cm" svg:x2="3.058cm" svg:y2="2.196cm">
          <text:p/>
        </draw:line>
        <draw:frame draw:style-name="gr13" draw:text-style-name="P17" draw:layer="layout" svg:width="2.177cm" svg:height="0.825cm" svg:x="2.011cm" svg:y="2.725cm">
          <draw:text-box>
            <text:p text:style-name="P16"><text:span text:style-name="T4">Provider</text:span></text:p>
          </draw:text-box>
        </draw:frame>
        <draw:frame draw:style-name="gr13" draw:text-style-name="P17" draw:layer="layout" svg:width="3.807cm" svg:height="1.773cm" svg:x="7.5cm" svg:y="2.726cm">
          <draw:text-box>
            <text:p text:style-name="P16"><text:span text:style-name="T4">: Provider Report</text:span></text:p>
            <text:p text:style-name="P16"><text:span text:style-name="T4">Compiler</text:span></text:p>
            <text:p text:style-name="P16"><text:span text:style-name="T4"><text:s/></text:span><text:span text:style-name="T4">Class</text:span></text:p>
          </draw:text-box>
        </draw:frame>
        <draw:custom-shape draw:style-name="gr30" draw:text-style-name="P11" draw:layer="layout" svg:width="1.1cm" svg:height="1.1cm" svg:x="15.957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9cm" svg:height="1.299cm" svg:x="14.5cm" svg:y="2.701cm">
          <draw:text-box>
            <text:p text:style-name="P16"><text:span text:style-name="T4">: Provider 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15.857cm" svg:y1="2.8cm" svg:x2="17.157cm" svg:y2="2.8cm">
          <text:p/>
        </draw:line>
        <draw:custom-shape draw:style-name="gr60" draw:text-style-name="P18" draw:layer="layout" svg:width="0.3cm" svg:height="11.675cm" svg:x="2.985cm" svg:y="4.02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0.3cm" svg:height="11.575cm" svg:x="6.085cm" svg:y="4.0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0.3cm" svg:height="7.7cm" svg:x="9.3cm" svg:y="7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8" draw:layer="layout" svg:width="0.3cm" svg:height="3.8cm" svg:x="19.3cm" svg:y="4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3.285cm" svg:y1="5.225cm" svg:x2="6.085cm" svg:y2="5.225cm">
          <text:p/>
        </draw:line>
        <draw:line draw:style-name="gr12" draw:text-style-name="P6" draw:layer="layout" svg:x1="6.374cm" svg:y1="6.025cm" svg:x2="19.3cm" svg:y2="6cm">
          <text:p/>
        </draw:line>
        <draw:frame draw:style-name="gr13" draw:text-style-name="P10" draw:layer="layout" svg:width="2.181cm" svg:height="1.773cm" svg:x="3.746cm" svg:y="5.252cm">
          <draw:text-box>
            <text:p><text:span text:style-name="T2">Request</text:span></text:p>
            <text:p><text:span text:style-name="T2">provider</text:span></text:p>
            <text:p><text:span text:style-name="T2">report</text:span></text:p>
          </draw:text-box>
        </draw:frame>
        <draw:frame draw:style-name="gr13" draw:text-style-name="P10" draw:layer="layout" svg:width="4.255cm" svg:height="0.825cm" svg:x="8.225cm" svg:y="5.2cm">
          <draw:text-box>
            <text:p><text:span text:style-name="T2">Get provider record</text:span></text:p>
          </draw:text-box>
        </draw:frame>
        <draw:line draw:style-name="gr12" draw:text-style-name="P6" draw:layer="layout" svg:x1="19.3cm" svg:y1="7.399cm" svg:x2="16.8cm" svg:y2="7.4cm">
          <text:p/>
        </draw:line>
        <draw:frame draw:style-name="gr64" draw:text-style-name="P10" draw:layer="layout" svg:width="2.566cm" svg:height="1.299cm" svg:x="16.7cm" svg:y="6.2cm">
          <draw:text-box>
            <text:p><text:span text:style-name="T2">Instantiate</text:span></text:p>
            <text:p><text:span text:style-name="T2">record</text:span></text:p>
          </draw:text-box>
        </draw:frame>
        <draw:line draw:style-name="gr12" draw:text-style-name="P6" draw:layer="layout" svg:x1="12.7cm" svg:y1="10.8cm" svg:x2="9.6cm" svg:y2="10.8cm">
          <text:p/>
        </draw:line>
        <draw:frame draw:style-name="gr13" draw:text-style-name="P10" draw:layer="layout" svg:width="3.057cm" svg:height="0.825cm" svg:x="9.543cm" svg:y="9cm">
          <draw:text-box>
            <text:p><text:span text:style-name="T2">Get sessions</text:span></text:p>
          </draw:text-box>
        </draw:frame>
        <draw:line draw:style-name="gr12" draw:text-style-name="P6" draw:layer="layout" svg:x1="9.3cm" svg:y1="15.173cm" svg:x2="6.4cm" svg:y2="15.173cm">
          <text:p/>
        </draw:line>
        <draw:line draw:style-name="gr12" draw:text-style-name="P6" draw:layer="layout" svg:x1="9.6cm" svg:y1="9.8cm" svg:x2="12.6cm" svg:y2="9.8cm">
          <text:p/>
        </draw:line>
        <draw:line draw:style-name="gr12" draw:text-style-name="P6" draw:layer="layout" svg:x1="6.1cm" svg:y1="15.473cm" svg:x2="3.3cm" svg:y2="15.473cm">
          <text:p/>
        </draw:line>
        <draw:frame draw:style-name="gr37" draw:text-style-name="P10" draw:layer="layout" svg:width="3.007cm" svg:height="1.474cm" svg:x="3.3cm" svg:y="14.126cm">
          <draw:text-box>
            <text:p><text:span text:style-name="T2">Display report</text:span></text:p>
          </draw:text-box>
        </draw:frame>
        <draw:frame draw:style-name="gr65" draw:text-style-name="P10" draw:layer="layout" svg:width="2.6cm" svg:height="1.299cm" svg:x="6.9cm" svg:y="14cm">
          <draw:text-box>
            <text:p><text:span text:style-name="T2">Return</text:span></text:p>
            <text:p><text:span text:style-name="T2">report</text:span></text:p>
          </draw:text-box>
        </draw:frame>
        <draw:frame draw:style-name="gr13" draw:text-style-name="P10" draw:layer="layout" svg:width="8.315cm" svg:height="1.299cm" svg:x="10.6cm" svg:y="11.601cm">
          <draw:text-box>
            <text:p><text:span text:style-name="T2">Add session count and total session fees</text:span></text:p>
            <text:p><text:span text:style-name="T2">to report</text:span></text:p>
          </draw:text-box>
        </draw:frame>
        <draw:custom-shape draw:style-name="gr66" draw:text-style-name="P18" draw:layer="layout" svg:width="0.3cm" svg:height="1.1cm" svg:x="16.5cm" svg:y="7.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6.491cm" svg:y1="8.127cm" svg:x2="9.6cm" svg:y2="8.1cm">
          <text:p/>
        </draw:line>
        <draw:frame draw:style-name="gr13" draw:text-style-name="P10" draw:layer="layout" svg:width="5.517cm" svg:height="0.825cm" svg:x="10.4cm" svg:y="7.4cm">
          <draw:text-box>
            <text:p><text:span text:style-name="T2">Add provider info to report</text:span></text:p>
          </draw:text-box>
        </draw:frame>
        <draw:custom-shape draw:style-name="gr30" draw:text-style-name="P11" draw:layer="layout" svg:width="1.1cm" svg:height="1.1cm" svg:x="8.893cm" svg:y="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9.432cm" svg:y1="1.7cm" svg:x2="9.732cm" svg:y2="1.4cm">
          <text:p/>
        </draw:line>
        <draw:line draw:style-name="gr15" draw:text-style-name="P6" draw:layer="layout" svg:x1="9.432cm" svg:y1="1.7cm" svg:x2="9.732cm" svg:y2="2cm">
          <text:p/>
        </draw:line>
        <draw:frame draw:style-name="gr13" draw:text-style-name="P17" draw:layer="layout" svg:width="4.12cm" svg:height="1.773cm" svg:x="10.8cm" svg:y="2.726cm">
          <draw:text-box>
            <text:p text:style-name="P16"><text:span text:style-name="T4">: Get Sessions For</text:span></text:p>
            <text:p text:style-name="P16"><text:span text:style-name="T4">Provider Report</text:span></text:p>
            <text:p text:style-name="P16"><text:span text:style-name="T4"><text:s/></text:span><text:span text:style-name="T4">Class</text:span></text:p>
          </draw:text-box>
        </draw:frame>
        <draw:custom-shape draw:style-name="gr30" draw:text-style-name="P11" draw:layer="layout" svg:width="1.1cm" svg:height="1.1cm" svg:x="12.193cm" svg:y="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12.732cm" svg:y1="1.7cm" svg:x2="13.032cm" svg:y2="1.4cm">
          <text:p/>
        </draw:line>
        <draw:line draw:style-name="gr15" draw:text-style-name="P6" draw:layer="layout" svg:x1="12.732cm" svg:y1="1.7cm" svg:x2="13.032cm" svg:y2="2cm">
          <text:p/>
        </draw:line>
        <draw:custom-shape draw:style-name="gr30" draw:text-style-name="P11" draw:layer="layout" svg:width="1.1cm" svg:height="1.1cm" svg:x="18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2.871cm" svg:height="1.299cm" svg:x="18.129cm" svg:y="2.7cm">
          <draw:text-box>
            <text:p text:style-name="P16"><text:span text:style-name="T4">: DataStore </text:span></text:p>
            <text:p text:style-name="P16"><text:span text:style-name="T4">Class</text:span></text:p>
          </draw:text-box>
        </draw:frame>
        <draw:line draw:style-name="gr15" draw:text-style-name="P6" draw:layer="layout" svg:x1="18.8cm" svg:y1="2.8cm" svg:x2="20.1cm" svg:y2="2.8cm">
          <text:p/>
        </draw:line>
        <draw:custom-shape draw:style-name="gr67" draw:text-style-name="P18" draw:layer="layout" svg:width="0.3cm" svg:height="1.5cm" svg:x="12.6cm" svg:y="9.5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2.96cm" svg:height="0.825cm" svg:x="9.7cm" svg:y="9.975cm">
          <draw:text-box>
            <text:p><text:span text:style-name="T2">Sessions list</text:span></text:p>
          </draw:text-box>
        </draw:frame>
        <draw:line draw:style-name="gr15" draw:text-style-name="P6" draw:layer="layout" svg:x1="9.6cm" svg:y1="11.9cm" svg:x2="10.6cm" svg:y2="11.9cm">
          <text:p/>
        </draw:line>
        <draw:line draw:style-name="gr15" draw:text-style-name="P6" draw:layer="layout" svg:x1="10.6cm" svg:y1="11.9cm" svg:x2="10.6cm" svg:y2="12.7cm">
          <text:p/>
        </draw:line>
        <draw:line draw:style-name="gr12" draw:text-style-name="P6" draw:layer="layout" svg:x1="10.6cm" svg:y1="12.7cm" svg:x2="9.6cm" svg:y2="12.7cm">
          <text:p/>
        </draw:line>
        <draw:line draw:style-name="gr15" draw:text-style-name="P6" draw:layer="layout" svg:x1="9.6cm" svg:y1="13.326cm" svg:x2="10.9cm" svg:y2="13.326cm">
          <text:p/>
        </draw:line>
        <draw:line draw:style-name="gr15" draw:text-style-name="P6" draw:layer="layout" svg:x1="10.9cm" svg:y1="13.326cm" svg:x2="10.9cm" svg:y2="14.626cm">
          <text:p/>
        </draw:line>
        <draw:line draw:style-name="gr12" draw:text-style-name="P6" draw:layer="layout" svg:x1="10.9cm" svg:y1="14.626cm" svg:x2="9.6cm" svg:y2="14.626cm">
          <text:p/>
        </draw:line>
        <draw:frame draw:style-name="gr37" draw:text-style-name="P10" draw:layer="layout" svg:width="3.007cm" svg:height="1.474cm" svg:x="10.8cm" svg:y="13.626cm">
          <draw:text-box>
            <text:p><text:span text:style-name="T2">Save report to file</text:span></text:p>
          </draw:text-box>
        </draw:frame>
      </draw:page>
      <draw:page draw:name="page19" draw:style-name="dp1" draw:master-page-name="Default">
        <draw:custom-shape draw:style-name="gr30" draw:text-style-name="P11" draw:layer="layout" svg:width="1.1cm" svg:height="1.1cm" svg:x="5.986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5.986cm" svg:y1="2.25cm" svg:x2="5.486cm" svg:y2="2.25cm">
          <text:p/>
        </draw:line>
        <draw:line draw:style-name="gr15" draw:text-style-name="P6" draw:layer="layout" svg:x1="5.486cm" svg:y1="1.85cm" svg:x2="5.486cm" svg:y2="2.65cm">
          <text:p/>
        </draw:line>
        <draw:frame draw:style-name="gr13" draw:text-style-name="P17" draw:layer="layout" svg:width="3.51cm" svg:height="1.299cm" svg:x="4.576cm" svg:y="2.75cm">
          <draw:text-box>
            <text:p text:style-name="P16"><text:span text:style-name="T4">: User Interface</text:span></text:p>
            <text:p text:style-name="P16"><text:span text:style-name="T4">Class</text:span></text:p>
          </draw:text-box>
        </draw:frame>
        <draw:custom-shape draw:style-name="gr31" draw:text-style-name="P11" draw:layer="layout" svg:width="0.64cm" svg:height="0.514cm" svg:x="2.739cm" svg:y="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059cm" svg:y1="2.221cm" svg:x2="3.059cm" svg:y2="1.664cm">
          <text:p/>
        </draw:line>
        <draw:line draw:style-name="gr4" draw:text-style-name="P4" draw:layer="layout" svg:x1="2.686cm" svg:y1="1.793cm" svg:x2="3.433cm" svg:y2="1.793cm">
          <text:p/>
        </draw:line>
        <draw:line draw:style-name="gr4" draw:text-style-name="P4" draw:layer="layout" svg:x1="3.059cm" svg:y1="2.221cm" svg:x2="3.486cm" svg:y2="2.607cm">
          <text:p/>
        </draw:line>
        <draw:line draw:style-name="gr4" draw:text-style-name="P4" draw:layer="layout" svg:x1="2.686cm" svg:y1="2.65cm" svg:x2="3.059cm" svg:y2="2.221cm">
          <text:p/>
        </draw:line>
        <draw:frame draw:style-name="gr13" draw:text-style-name="P17" draw:layer="layout" svg:width="2.177cm" svg:height="0.825cm" svg:x="2.012cm" svg:y="2.75cm">
          <draw:text-box>
            <text:p text:style-name="P16"><text:span text:style-name="T4">Provider</text:span></text:p>
          </draw:text-box>
        </draw:frame>
        <draw:frame draw:style-name="gr13" draw:text-style-name="P17" draw:layer="layout" svg:width="3.807cm" svg:height="1.773cm" svg:x="7.501cm" svg:y="2.751cm">
          <draw:text-box>
            <text:p text:style-name="P16"><text:span text:style-name="T4">: Provider Report</text:span></text:p>
            <text:p text:style-name="P16"><text:span text:style-name="T4">Compiler</text:span></text:p>
            <text:p text:style-name="P16"><text:span text:style-name="T4"><text:s/></text:span><text:span text:style-name="T4">Class</text:span></text:p>
          </draw:text-box>
        </draw:frame>
        <draw:custom-shape draw:style-name="gr30" draw:text-style-name="P11" draw:layer="layout" svg:width="1.1cm" svg:height="1.1cm" svg:x="15.958cm" svg:y="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9cm" svg:height="1.299cm" svg:x="14.501cm" svg:y="2.726cm">
          <draw:text-box>
            <text:p text:style-name="P16"><text:span text:style-name="T4">: Provider 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15.858cm" svg:y1="2.825cm" svg:x2="17.158cm" svg:y2="2.825cm">
          <text:p/>
        </draw:line>
        <draw:custom-shape draw:style-name="gr60" draw:text-style-name="P18" draw:layer="layout" svg:width="0.3cm" svg:height="11.675cm" svg:x="2.986cm" svg:y="4.0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0.3cm" svg:height="11.575cm" svg:x="6.086cm" svg:y="4.0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8" draw:layer="layout" svg:width="0.3cm" svg:height="7.275cm" svg:x="9.301cm" svg:y="7.92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8" draw:layer="layout" svg:width="0.3cm" svg:height="3.8cm" svg:x="19.301cm" svg:y="4.025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3.286cm" svg:y1="5.25cm" svg:x2="6.086cm" svg:y2="5.25cm">
          <text:p/>
        </draw:line>
        <draw:line draw:style-name="gr12" draw:text-style-name="P6" draw:layer="layout" svg:x1="6.375cm" svg:y1="6.05cm" svg:x2="19.301cm" svg:y2="6.025cm">
          <text:p/>
        </draw:line>
        <draw:frame draw:style-name="gr13" draw:text-style-name="P10" draw:layer="layout" svg:width="2.223cm" svg:height="1.773cm" svg:x="3.747cm" svg:y="5.277cm">
          <draw:text-box>
            <text:p><text:span text:style-name="T2">Request</text:span></text:p>
            <text:p><text:span text:style-name="T2">provider</text:span></text:p>
            <text:p><text:span text:style-name="T2">directory</text:span></text:p>
          </draw:text-box>
        </draw:frame>
        <draw:frame draw:style-name="gr13" draw:text-style-name="P10" draw:layer="layout" svg:width="4.255cm" svg:height="0.825cm" svg:x="8.226cm" svg:y="5.225cm">
          <draw:text-box>
            <text:p><text:span text:style-name="T2">Get provider record</text:span></text:p>
          </draw:text-box>
        </draw:frame>
        <draw:line draw:style-name="gr12" draw:text-style-name="P6" draw:layer="layout" svg:x1="19.301cm" svg:y1="7.424cm" svg:x2="16.801cm" svg:y2="7.425cm">
          <text:p/>
        </draw:line>
        <draw:frame draw:style-name="gr64" draw:text-style-name="P10" draw:layer="layout" svg:width="2.566cm" svg:height="1.299cm" svg:x="16.701cm" svg:y="6.225cm">
          <draw:text-box>
            <text:p><text:span text:style-name="T2">Instantiate</text:span></text:p>
            <text:p><text:span text:style-name="T2">record</text:span></text:p>
          </draw:text-box>
        </draw:frame>
        <draw:line draw:style-name="gr12" draw:text-style-name="P6" draw:layer="layout" svg:x1="12.701cm" svg:y1="10.825cm" svg:x2="9.601cm" svg:y2="10.825cm">
          <text:p/>
        </draw:line>
        <draw:frame draw:style-name="gr13" draw:text-style-name="P10" draw:layer="layout" svg:width="3.498cm" svg:height="0.825cm" svg:x="9.544cm" svg:y="9.025cm">
          <draw:text-box>
            <text:p><text:span text:style-name="T2">Get all services</text:span></text:p>
          </draw:text-box>
        </draw:frame>
        <draw:line draw:style-name="gr12" draw:text-style-name="P6" draw:layer="layout" svg:x1="9.3cm" svg:y1="14.974cm" svg:x2="6.4cm" svg:y2="14.974cm">
          <text:p/>
        </draw:line>
        <draw:line draw:style-name="gr12" draw:text-style-name="P6" draw:layer="layout" svg:x1="9.601cm" svg:y1="9.825cm" svg:x2="12.601cm" svg:y2="9.825cm">
          <text:p/>
        </draw:line>
        <draw:line draw:style-name="gr12" draw:text-style-name="P6" draw:layer="layout" svg:x1="6.101cm" svg:y1="15.498cm" svg:x2="3.301cm" svg:y2="15.498cm">
          <text:p/>
        </draw:line>
        <draw:frame draw:style-name="gr37" draw:text-style-name="P10" draw:layer="layout" svg:width="3.007cm" svg:height="1.474cm" svg:x="3.301cm" svg:y="14.151cm">
          <draw:text-box>
            <text:p><text:span text:style-name="T2">Display directory</text:span></text:p>
          </draw:text-box>
        </draw:frame>
        <draw:frame draw:style-name="gr65" draw:text-style-name="P10" draw:layer="layout" svg:width="2.6cm" svg:height="1.299cm" svg:x="6.9cm" svg:y="13.801cm">
          <draw:text-box>
            <text:p><text:span text:style-name="T2">Return</text:span></text:p>
            <text:p><text:span text:style-name="T2">directory</text:span></text:p>
          </draw:text-box>
        </draw:frame>
        <draw:custom-shape draw:style-name="gr66" draw:text-style-name="P18" draw:layer="layout" svg:width="0.3cm" svg:height="1.1cm" svg:x="16.501cm" svg:y="7.225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6.492cm" svg:y1="8.152cm" svg:x2="9.601cm" svg:y2="8.125cm">
          <text:p/>
        </draw:line>
        <draw:frame draw:style-name="gr13" draw:text-style-name="P10" draw:layer="layout" svg:width="5.517cm" svg:height="0.825cm" svg:x="10.401cm" svg:y="7.425cm">
          <draw:text-box>
            <text:p><text:span text:style-name="T2">Add provider info to report</text:span></text:p>
          </draw:text-box>
        </draw:frame>
        <draw:custom-shape draw:style-name="gr30" draw:text-style-name="P11" draw:layer="layout" svg:width="1.1cm" svg:height="1.1cm" svg:x="8.894cm" svg:y="1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9.433cm" svg:y1="1.725cm" svg:x2="9.733cm" svg:y2="1.425cm">
          <text:p/>
        </draw:line>
        <draw:line draw:style-name="gr15" draw:text-style-name="P6" draw:layer="layout" svg:x1="9.433cm" svg:y1="1.725cm" svg:x2="9.733cm" svg:y2="2.025cm">
          <text:p/>
        </draw:line>
        <draw:frame draw:style-name="gr13" draw:text-style-name="P17" draw:layer="layout" svg:width="4.018cm" svg:height="1.773cm" svg:x="10.801cm" svg:y="2.751cm">
          <draw:text-box>
            <text:p text:style-name="P16"><text:span text:style-name="T4">: Get Services For</text:span></text:p>
            <text:p text:style-name="P16"><text:span text:style-name="T4">Provider Report</text:span></text:p>
            <text:p text:style-name="P16"><text:span text:style-name="T4"><text:s/></text:span><text:span text:style-name="T4">Class</text:span></text:p>
          </draw:text-box>
        </draw:frame>
        <draw:custom-shape draw:style-name="gr30" draw:text-style-name="P11" draw:layer="layout" svg:width="1.1cm" svg:height="1.1cm" svg:x="12.194cm" svg:y="1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12.733cm" svg:y1="1.725cm" svg:x2="13.033cm" svg:y2="1.425cm">
          <text:p/>
        </draw:line>
        <draw:line draw:style-name="gr15" draw:text-style-name="P6" draw:layer="layout" svg:x1="12.733cm" svg:y1="1.725cm" svg:x2="13.033cm" svg:y2="2.025cm">
          <text:p/>
        </draw:line>
        <draw:custom-shape draw:style-name="gr30" draw:text-style-name="P11" draw:layer="layout" svg:width="1.1cm" svg:height="1.1cm" svg:x="18.901cm" svg:y="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2.871cm" svg:height="1.299cm" svg:x="18.13cm" svg:y="2.725cm">
          <draw:text-box>
            <text:p text:style-name="P16"><text:span text:style-name="T4">: DataStore </text:span></text:p>
            <text:p text:style-name="P16"><text:span text:style-name="T4">Class</text:span></text:p>
          </draw:text-box>
        </draw:frame>
        <draw:line draw:style-name="gr15" draw:text-style-name="P6" draw:layer="layout" svg:x1="18.801cm" svg:y1="2.825cm" svg:x2="20.101cm" svg:y2="2.825cm">
          <text:p/>
        </draw:line>
        <draw:custom-shape draw:style-name="gr67" draw:text-style-name="P18" draw:layer="layout" svg:width="0.3cm" svg:height="1.5cm" svg:x="12.601cm" svg:y="9.525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2.858cm" svg:height="0.825cm" svg:x="9.701cm" svg:y="10cm">
          <draw:text-box>
            <text:p><text:span text:style-name="T2">Services list</text:span></text:p>
          </draw:text-box>
        </draw:frame>
        <draw:line draw:style-name="gr15" draw:text-style-name="P6" draw:layer="layout" svg:x1="9.6cm" svg:y1="12.527cm" svg:x2="10.9cm" svg:y2="12.527cm">
          <text:p/>
        </draw:line>
        <draw:line draw:style-name="gr15" draw:text-style-name="P6" draw:layer="layout" svg:x1="10.9cm" svg:y1="12.527cm" svg:x2="10.9cm" svg:y2="13.827cm">
          <text:p/>
        </draw:line>
        <draw:line draw:style-name="gr12" draw:text-style-name="P6" draw:layer="layout" svg:x1="10.9cm" svg:y1="13.827cm" svg:x2="9.6cm" svg:y2="13.827cm">
          <text:p/>
        </draw:line>
        <draw:frame draw:style-name="gr37" draw:text-style-name="P10" draw:layer="layout" svg:width="3.007cm" svg:height="1.773cm" svg:x="10.8cm" svg:y="12.827cm">
          <draw:text-box>
            <text:p><text:span text:style-name="T2">Save directory to file</text:span></text:p>
          </draw:text-box>
        </draw:frame>
      </draw:page>
      <draw:page draw:name="page20" draw:style-name="dp1" draw:master-page-name="Default">
        <draw:custom-shape draw:style-name="gr30" draw:text-style-name="P11" draw:layer="layout" svg:width="1.1cm" svg:height="1.1cm" svg:x="5.172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5.711cm" svg:y1="3.4cm" svg:x2="6.011cm" svg:y2="3.1cm">
          <text:p/>
        </draw:line>
        <draw:line draw:style-name="gr15" draw:text-style-name="P6" draw:layer="layout" svg:x1="5.711cm" svg:y1="3.4cm" svg:x2="6.011cm" svg:y2="3.7cm">
          <text:p/>
        </draw:line>
        <draw:custom-shape draw:style-name="gr53" draw:text-style-name="P1" draw:layer="layout" svg:width="15.4cm" svg:height="10.8cm" svg:x="3.5cm" svg:y="8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1cm" svg:height="1.1cm" svg:x="2.01cm" svg:y="3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2.01cm" svg:y1="4.027cm" svg:x2="1.51cm" svg:y2="4.027cm">
          <text:p/>
        </draw:line>
        <draw:line draw:style-name="gr15" draw:text-style-name="P6" draw:layer="layout" svg:x1="1.51cm" svg:y1="3.627cm" svg:x2="1.51cm" svg:y2="4.427cm">
          <text:p/>
        </draw:line>
        <draw:frame draw:style-name="gr13" draw:text-style-name="P17" draw:layer="layout" svg:width="3.912cm" svg:height="1.773cm" svg:x="0.6cm" svg:y="4.527cm">
          <draw:text-box>
            <text:p text:style-name="P16"><text:span text:style-name="T4">: Get sessions for</text:span></text:p>
            <text:p text:style-name="P16"><text:span text:style-name="T4">member report</text:span></text:p>
            <text:p text:style-name="P16"><text:span text:style-name="T4">Class</text:span></text:p>
          </draw:text-box>
        </draw:frame>
        <draw:frame draw:style-name="gr13" draw:text-style-name="P17" draw:layer="layout" svg:width="3.929cm" svg:height="1.773cm" svg:x="3.7cm" svg:y="4.427cm">
          <draw:text-box>
            <text:p text:style-name="P16"><text:span text:style-name="T4">: Member</text:span></text:p>
            <text:p text:style-name="P16"><text:span text:style-name="T4">Session Compiler</text:span></text:p>
            <text:p text:style-name="P16"><text:span text:style-name="T4"><text:s/></text:span><text:span text:style-name="T4">Class</text:span></text:p>
          </draw:text-box>
        </draw:frame>
        <draw:custom-shape draw:style-name="gr30" draw:text-style-name="P11" draw:layer="layout" svg:width="1.1cm" svg:height="1.1cm" svg:x="18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929cm" svg:height="0.825cm" svg:x="16.571cm" svg:y="4.5cm">
          <draw:text-box>
            <text:p text:style-name="P16"><text:span text:style-name="T4">: DataStore Class</text:span></text:p>
          </draw:text-box>
        </draw:frame>
        <draw:line draw:style-name="gr15" draw:text-style-name="P6" draw:layer="layout" svg:x1="17.9cm" svg:y1="4.7cm" svg:x2="19.2cm" svg:y2="4.7cm">
          <text:p/>
        </draw:line>
        <draw:custom-shape draw:style-name="gr54" draw:text-style-name="P18" draw:layer="layout" svg:width="0.3cm" svg:height="15cm" svg:x="2.36cm" svg:y="6.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0.3cm" svg:height="14.9cm" svg:x="5.46cm" svg:y="6.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3cm" svg:height="1.2cm" svg:x="15.1cm" svg:y="13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0.3cm" svg:height="11.4cm" svg:x="18.311cm" svg:y="6.8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.66cm" svg:y1="7cm" svg:x2="5.46cm" svg:y2="7cm">
          <text:p/>
        </draw:line>
        <draw:line draw:style-name="gr12" draw:text-style-name="P6" draw:layer="layout" svg:x1="5.8cm" svg:y1="7.8cm" svg:x2="18.351cm" svg:y2="7.8cm">
          <text:p/>
        </draw:line>
        <draw:frame draw:style-name="gr13" draw:text-style-name="P10" draw:layer="layout" svg:width="2.253cm" svg:height="1.299cm" svg:x="2.9cm" svg:y="7cm">
          <draw:text-box>
            <text:p><text:span text:style-name="T2">Compile</text:span></text:p>
            <text:p><text:span text:style-name="T2">sessions</text:span></text:p>
          </draw:text-box>
        </draw:frame>
        <draw:frame draw:style-name="gr13" draw:text-style-name="P10" draw:layer="layout" svg:width="7.718cm" svg:height="0.825cm" svg:x="8cm" svg:y="7.075cm">
          <draw:text-box>
            <text:p><text:span text:style-name="T2">Get session records for member code</text:span></text:p>
          </draw:text-box>
        </draw:frame>
        <draw:frame draw:style-name="gr13" draw:text-style-name="P8" draw:layer="layout" svg:width="2.16cm" svg:height="1.062cm" svg:x="3.3cm" svg:y="8.3cm">
          <draw:text-box>
            <text:p><text:span text:style-name="T1">Loop</text:span></text:p>
          </draw:text-box>
        </draw:frame>
        <draw:frame draw:style-name="gr58" draw:text-style-name="P20" draw:layer="layout" svg:width="4.899cm" svg:height="0.825cm" svg:x="3.7cm" svg:y="9.1cm">
          <draw:text-box>
            <text:p><text:span text:style-name="T2">[more session records]</text:span></text:p>
          </draw:text-box>
        </draw:frame>
        <draw:line draw:style-name="gr12" draw:text-style-name="P6" draw:layer="layout" svg:x1="18.3cm" svg:y1="10.2cm" svg:x2="9cm" svg:y2="10.2cm">
          <text:p/>
        </draw:line>
        <draw:frame draw:style-name="gr13" draw:text-style-name="P10" draw:layer="layout" svg:width="2.681cm" svg:height="0.825cm" svg:x="6.019cm" svg:y="10.9cm">
          <draw:text-box>
            <text:p><text:span text:style-name="T2">Add record</text:span></text:p>
          </draw:text-box>
        </draw:frame>
        <draw:line draw:style-name="gr12" draw:text-style-name="P6" draw:layer="layout" svg:x1="5.5cm" svg:y1="21cm" svg:x2="2.7cm" svg:y2="21cm">
          <text:p/>
        </draw:line>
        <draw:custom-shape draw:style-name="gr30" draw:text-style-name="P11" draw:layer="layout" svg:width="1.1cm" svg:height="1.1cm" svg:x="1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781cm" svg:height="1.299cm" svg:x="13.284cm" svg:y="4.501cm">
          <draw:text-box>
            <text:p text:style-name="P16"><text:span text:style-name="T4">: Provider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14.6cm" svg:y1="4.6cm" svg:x2="15.9cm" svg:y2="4.6cm">
          <text:p/>
        </draw:line>
        <draw:line draw:style-name="gr12" draw:text-style-name="P6" draw:layer="layout" svg:x1="8.7cm" svg:y1="11.7cm" svg:x2="5.7cm" svg:y2="11.7cm">
          <text:p/>
        </draw:line>
        <draw:frame draw:style-name="gr13" draw:text-style-name="P10" draw:layer="layout" svg:width="5.445cm" svg:height="0.825cm" svg:x="10.955cm" svg:y="9.4cm">
          <draw:text-box>
            <text:p><text:span text:style-name="T2">Instantiate session record</text:span></text:p>
          </draw:text-box>
        </draw:frame>
        <draw:custom-shape draw:style-name="gr30" draw:text-style-name="P11" draw:layer="layout" svg:width="1.1cm" svg:height="1.1cm" svg:x="11.41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616cm" svg:height="1.299cm" svg:x="10cm" svg:y="4.501cm">
          <draw:text-box>
            <text:p text:style-name="P16"><text:span text:style-name="T4">: Service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11.316cm" svg:y1="4.6cm" svg:x2="12.616cm" svg:y2="4.6cm">
          <text:p/>
        </draw:line>
        <draw:custom-shape draw:style-name="gr59" draw:text-style-name="P18" draw:layer="layout" svg:width="0.3cm" svg:height="1.8cm" svg:x="8.7cm" svg:y="10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1cm" svg:height="1.1cm" svg:x="8.31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718cm" svg:height="1.299cm" svg:x="6.9cm" svg:y="4.501cm">
          <draw:text-box>
            <text:p text:style-name="P16"><text:span text:style-name="T4">: Session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8.216cm" svg:y1="4.6cm" svg:x2="9.516cm" svg:y2="4.6cm">
          <text:p/>
        </draw:line>
        <draw:line draw:style-name="gr12" draw:text-style-name="P6" draw:layer="layout" svg:x1="5.8cm" svg:y1="12.3cm" svg:x2="18.3cm" svg:y2="12.3cm">
          <text:p/>
        </draw:line>
        <draw:frame draw:style-name="gr13" draw:text-style-name="P10" draw:layer="layout" svg:width="7.917cm" svg:height="0.825cm" svg:x="9.615cm" svg:y="11.575cm">
          <draw:text-box>
            <text:p><text:span text:style-name="T2">Get provider record from provider code</text:span></text:p>
          </draw:text-box>
        </draw:frame>
        <draw:line draw:style-name="gr12" draw:text-style-name="P6" draw:layer="layout" svg:x1="18.3cm" svg:y1="14cm" svg:x2="15.4cm" svg:y2="14cm">
          <text:p/>
        </draw:line>
        <draw:frame draw:style-name="gr13" draw:text-style-name="P10" draw:layer="layout" svg:width="2.685cm" svg:height="1.773cm" svg:x="15.715cm" svg:y="12.327cm">
          <draw:text-box>
            <text:p><text:span text:style-name="T2">Instantiate </text:span></text:p>
            <text:p><text:span text:style-name="T2">provider </text:span></text:p>
            <text:p><text:span text:style-name="T2">record</text:span></text:p>
          </draw:text-box>
        </draw:frame>
        <draw:line draw:style-name="gr12" draw:text-style-name="P6" draw:layer="layout" svg:x1="15.1cm" svg:y1="14.9cm" svg:x2="5.7cm" svg:y2="14.9cm">
          <text:p/>
        </draw:line>
        <draw:frame draw:style-name="gr13" draw:text-style-name="P10" draw:layer="layout" svg:width="7.583cm" svg:height="0.825cm" svg:x="7.183cm" svg:y="14.175cm">
          <draw:text-box>
            <text:p><text:span text:style-name="T2">Apply provider name to session entry</text:span></text:p>
          </draw:text-box>
        </draw:frame>
        <draw:custom-shape draw:style-name="gr56" draw:text-style-name="P18" draw:layer="layout" svg:width="0.3cm" svg:height="1.2cm" svg:x="11.7cm" svg:y="17.7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7.536cm" svg:height="0.825cm" svg:x="9.632cm" svg:y="15.4cm">
          <draw:text-box>
            <text:p><text:span text:style-name="T2">Get service record from service code</text:span></text:p>
          </draw:text-box>
        </draw:frame>
        <draw:line draw:style-name="gr12" draw:text-style-name="P6" draw:layer="layout" svg:x1="18.317cm" svg:y1="17.825cm" svg:x2="12cm" svg:y2="17.8cm">
          <text:p/>
        </draw:line>
        <draw:frame draw:style-name="gr13" draw:text-style-name="P10" draw:layer="layout" svg:width="4.141cm" svg:height="1.299cm" svg:x="13.059cm" svg:y="16.601cm">
          <draw:text-box>
            <text:p><text:span text:style-name="T2">Instantiate service </text:span></text:p>
            <text:p><text:span text:style-name="T2">record</text:span></text:p>
          </draw:text-box>
        </draw:frame>
        <draw:frame draw:style-name="gr13" draw:text-style-name="P10" draw:layer="layout" svg:width="4.425cm" svg:height="1.299cm" svg:x="6.1cm" svg:y="17.501cm">
          <draw:text-box>
            <text:p><text:span text:style-name="T2">Apply service fee to </text:span></text:p>
            <text:p><text:span text:style-name="T2">session entry</text:span></text:p>
          </draw:text-box>
        </draw:frame>
        <draw:line draw:style-name="gr12" draw:text-style-name="P6" draw:layer="layout" svg:x1="5.8cm" svg:y1="16.1cm" svg:x2="18.3cm" svg:y2="16.1cm">
          <text:p/>
        </draw:line>
        <draw:line draw:style-name="gr12" draw:text-style-name="P6" draw:layer="layout" svg:x1="11.7cm" svg:y1="18.7cm" svg:x2="5.8cm" svg:y2="18.7cm">
          <text:p/>
        </draw:line>
        <draw:frame draw:style-name="gr13" draw:text-style-name="P10" draw:layer="layout" svg:width="2.253cm" svg:height="1.299cm" svg:x="3.1cm" svg:y="19.801cm">
          <draw:text-box>
            <text:p><text:span text:style-name="T2">Return</text:span></text:p>
            <text:p><text:span text:style-name="T2">sessions</text:span></text:p>
          </draw:text-box>
        </draw:frame>
      </draw:page>
      <draw:page draw:name="page21" draw:style-name="dp1" draw:master-page-name="Default">
        <draw:custom-shape draw:style-name="gr30" draw:text-style-name="P11" draw:layer="layout" svg:width="1.1cm" svg:height="1.1cm" svg:x="5.986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5.986cm" svg:y1="2.25cm" svg:x2="5.486cm" svg:y2="2.25cm">
          <text:p/>
        </draw:line>
        <draw:line draw:style-name="gr15" draw:text-style-name="P6" draw:layer="layout" svg:x1="5.486cm" svg:y1="1.85cm" svg:x2="5.486cm" svg:y2="2.65cm">
          <text:p/>
        </draw:line>
        <draw:frame draw:style-name="gr13" draw:text-style-name="P17" draw:layer="layout" svg:width="3.51cm" svg:height="1.299cm" svg:x="4.576cm" svg:y="2.75cm">
          <draw:text-box>
            <text:p text:style-name="P16"><text:span text:style-name="T4">: User Interface</text:span></text:p>
            <text:p text:style-name="P16"><text:span text:style-name="T4">Class</text:span></text:p>
          </draw:text-box>
        </draw:frame>
        <draw:custom-shape draw:style-name="gr31" draw:text-style-name="P11" draw:layer="layout" svg:width="0.64cm" svg:height="0.514cm" svg:x="2.739cm" svg:y="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059cm" svg:y1="2.221cm" svg:x2="3.059cm" svg:y2="1.664cm">
          <text:p/>
        </draw:line>
        <draw:line draw:style-name="gr4" draw:text-style-name="P4" draw:layer="layout" svg:x1="2.686cm" svg:y1="1.793cm" svg:x2="3.433cm" svg:y2="1.793cm">
          <text:p/>
        </draw:line>
        <draw:line draw:style-name="gr4" draw:text-style-name="P4" draw:layer="layout" svg:x1="3.059cm" svg:y1="2.221cm" svg:x2="3.486cm" svg:y2="2.607cm">
          <text:p/>
        </draw:line>
        <draw:line draw:style-name="gr4" draw:text-style-name="P4" draw:layer="layout" svg:x1="2.686cm" svg:y1="2.65cm" svg:x2="3.059cm" svg:y2="2.221cm">
          <text:p/>
        </draw:line>
        <draw:frame draw:style-name="gr13" draw:text-style-name="P17" draw:layer="layout" svg:width="2.16cm" svg:height="0.825cm" svg:x="2.012cm" svg:y="2.75cm">
          <draw:text-box>
            <text:p text:style-name="P16"><text:span text:style-name="T4">Member</text:span></text:p>
          </draw:text-box>
        </draw:frame>
        <draw:frame draw:style-name="gr13" draw:text-style-name="P17" draw:layer="layout" svg:width="3.79cm" svg:height="1.773cm" svg:x="7.501cm" svg:y="2.751cm">
          <draw:text-box>
            <text:p text:style-name="P16"><text:span text:style-name="T4">: Member Report</text:span></text:p>
            <text:p text:style-name="P16"><text:span text:style-name="T4">Compiler</text:span></text:p>
            <text:p text:style-name="P16"><text:span text:style-name="T4"><text:s/></text:span><text:span text:style-name="T4">Class</text:span></text:p>
          </draw:text-box>
        </draw:frame>
        <draw:custom-shape draw:style-name="gr30" draw:text-style-name="P11" draw:layer="layout" svg:width="1.1cm" svg:height="1.1cm" svg:x="15.958cm" svg:y="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3.883cm" svg:height="1.299cm" svg:x="14.501cm" svg:y="2.726cm">
          <draw:text-box>
            <text:p text:style-name="P16"><text:span text:style-name="T4">: Member Record</text:span></text:p>
            <text:p text:style-name="P16"><text:span text:style-name="T4"><text:s/></text:span><text:span text:style-name="T4">Class</text:span></text:p>
          </draw:text-box>
        </draw:frame>
        <draw:line draw:style-name="gr15" draw:text-style-name="P6" draw:layer="layout" svg:x1="15.858cm" svg:y1="2.825cm" svg:x2="17.158cm" svg:y2="2.825cm">
          <text:p/>
        </draw:line>
        <draw:custom-shape draw:style-name="gr69" draw:text-style-name="P18" draw:layer="layout" svg:width="0.3cm" svg:height="10.15cm" svg:x="2.986cm" svg:y="4.0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0.3cm" svg:height="10.05cm" svg:x="6.086cm" svg:y="4.0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8" draw:layer="layout" svg:width="0.3cm" svg:height="6.175cm" svg:x="9.301cm" svg:y="7.92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8" draw:layer="layout" svg:width="0.3cm" svg:height="3.8cm" svg:x="19.301cm" svg:y="4.025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3.286cm" svg:y1="5.25cm" svg:x2="6.086cm" svg:y2="5.25cm">
          <text:p/>
        </draw:line>
        <draw:line draw:style-name="gr12" draw:text-style-name="P6" draw:layer="layout" svg:x1="6.375cm" svg:y1="6.05cm" svg:x2="19.301cm" svg:y2="6.025cm">
          <text:p/>
        </draw:line>
        <draw:frame draw:style-name="gr13" draw:text-style-name="P10" draw:layer="layout" svg:width="2.181cm" svg:height="1.773cm" svg:x="3.747cm" svg:y="5.277cm">
          <draw:text-box>
            <text:p><text:span text:style-name="T2">Request</text:span></text:p>
            <text:p><text:span text:style-name="T2">member</text:span></text:p>
            <text:p><text:span text:style-name="T2">report</text:span></text:p>
          </draw:text-box>
        </draw:frame>
        <draw:frame draw:style-name="gr13" draw:text-style-name="P10" draw:layer="layout" svg:width="4.289cm" svg:height="0.825cm" svg:x="8.226cm" svg:y="5.225cm">
          <draw:text-box>
            <text:p><text:span text:style-name="T2">Get member record</text:span></text:p>
          </draw:text-box>
        </draw:frame>
        <draw:line draw:style-name="gr12" draw:text-style-name="P6" draw:layer="layout" svg:x1="19.301cm" svg:y1="7.424cm" svg:x2="16.801cm" svg:y2="7.425cm">
          <text:p/>
        </draw:line>
        <draw:frame draw:style-name="gr64" draw:text-style-name="P10" draw:layer="layout" svg:width="2.566cm" svg:height="1.299cm" svg:x="16.701cm" svg:y="6.225cm">
          <draw:text-box>
            <text:p><text:span text:style-name="T2">Instantiate</text:span></text:p>
            <text:p><text:span text:style-name="T2">record</text:span></text:p>
          </draw:text-box>
        </draw:frame>
        <draw:line draw:style-name="gr12" draw:text-style-name="P6" draw:layer="layout" svg:x1="12.701cm" svg:y1="10.825cm" svg:x2="9.601cm" svg:y2="10.825cm">
          <text:p/>
        </draw:line>
        <draw:frame draw:style-name="gr13" draw:text-style-name="P10" draw:layer="layout" svg:width="3.057cm" svg:height="0.825cm" svg:x="9.544cm" svg:y="9.025cm">
          <draw:text-box>
            <text:p><text:span text:style-name="T2">Get sessions</text:span></text:p>
          </draw:text-box>
        </draw:frame>
        <draw:line draw:style-name="gr12" draw:text-style-name="P6" draw:layer="layout" svg:x1="9.3cm" svg:y1="13.473cm" svg:x2="6.4cm" svg:y2="13.473cm">
          <text:p/>
        </draw:line>
        <draw:line draw:style-name="gr12" draw:text-style-name="P6" draw:layer="layout" svg:x1="9.601cm" svg:y1="9.825cm" svg:x2="12.601cm" svg:y2="9.825cm">
          <text:p/>
        </draw:line>
        <draw:line draw:style-name="gr12" draw:text-style-name="P6" draw:layer="layout" svg:x1="6.1cm" svg:y1="13.9cm" svg:x2="3.3cm" svg:y2="13.9cm">
          <text:p/>
        </draw:line>
        <draw:frame draw:style-name="gr51" draw:text-style-name="P10" draw:layer="layout" svg:width="2.199cm" svg:height="1.773cm" svg:x="3.3cm" svg:y="12.027cm">
          <draw:text-box>
            <text:p><text:span text:style-name="T2">E-mail report to</text:span></text:p>
            <text:p><text:span text:style-name="T2">member</text:span></text:p>
          </draw:text-box>
        </draw:frame>
        <draw:frame draw:style-name="gr72" draw:text-style-name="P10" draw:layer="layout" svg:width="1.999cm" svg:height="1.299cm" svg:x="6.9cm" svg:y="12.3cm">
          <draw:text-box>
            <text:p><text:span text:style-name="T2">Return</text:span></text:p>
            <text:p><text:span text:style-name="T2">report</text:span></text:p>
          </draw:text-box>
        </draw:frame>
        <draw:custom-shape draw:style-name="gr66" draw:text-style-name="P18" draw:layer="layout" svg:width="0.3cm" svg:height="1.1cm" svg:x="16.501cm" svg:y="7.225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6.492cm" svg:y1="8.152cm" svg:x2="9.601cm" svg:y2="8.125cm">
          <text:p/>
        </draw:line>
        <draw:frame draw:style-name="gr13" draw:text-style-name="P10" draw:layer="layout" svg:width="5.551cm" svg:height="0.825cm" svg:x="10.401cm" svg:y="7.425cm">
          <draw:text-box>
            <text:p><text:span text:style-name="T2">Add member info to report</text:span></text:p>
          </draw:text-box>
        </draw:frame>
        <draw:custom-shape draw:style-name="gr30" draw:text-style-name="P11" draw:layer="layout" svg:width="1.1cm" svg:height="1.1cm" svg:x="8.894cm" svg:y="1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9.433cm" svg:y1="1.725cm" svg:x2="9.733cm" svg:y2="1.425cm">
          <text:p/>
        </draw:line>
        <draw:line draw:style-name="gr15" draw:text-style-name="P6" draw:layer="layout" svg:x1="9.433cm" svg:y1="1.725cm" svg:x2="9.733cm" svg:y2="2.025cm">
          <text:p/>
        </draw:line>
        <draw:frame draw:style-name="gr13" draw:text-style-name="P17" draw:layer="layout" svg:width="4.12cm" svg:height="1.773cm" svg:x="10.801cm" svg:y="2.751cm">
          <draw:text-box>
            <text:p text:style-name="P16"><text:span text:style-name="T4">: Get Sessions For</text:span></text:p>
            <text:p text:style-name="P16"><text:span text:style-name="T4">Member Report</text:span></text:p>
            <text:p text:style-name="P16"><text:span text:style-name="T4"><text:s/></text:span><text:span text:style-name="T4">Class</text:span></text:p>
          </draw:text-box>
        </draw:frame>
        <draw:custom-shape draw:style-name="gr30" draw:text-style-name="P11" draw:layer="layout" svg:width="1.1cm" svg:height="1.1cm" svg:x="12.194cm" svg:y="1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12.733cm" svg:y1="1.725cm" svg:x2="13.033cm" svg:y2="1.425cm">
          <text:p/>
        </draw:line>
        <draw:line draw:style-name="gr15" draw:text-style-name="P6" draw:layer="layout" svg:x1="12.733cm" svg:y1="1.725cm" svg:x2="13.033cm" svg:y2="2.025cm">
          <text:p/>
        </draw:line>
        <draw:custom-shape draw:style-name="gr30" draw:text-style-name="P11" draw:layer="layout" svg:width="1.1cm" svg:height="1.1cm" svg:x="18.901cm" svg:y="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2.871cm" svg:height="1.299cm" svg:x="18.13cm" svg:y="2.725cm">
          <draw:text-box>
            <text:p text:style-name="P16"><text:span text:style-name="T4">: DataStore </text:span></text:p>
            <text:p text:style-name="P16"><text:span text:style-name="T4">Class</text:span></text:p>
          </draw:text-box>
        </draw:frame>
        <draw:line draw:style-name="gr15" draw:text-style-name="P6" draw:layer="layout" svg:x1="18.801cm" svg:y1="2.825cm" svg:x2="20.101cm" svg:y2="2.825cm">
          <text:p/>
        </draw:line>
        <draw:custom-shape draw:style-name="gr67" draw:text-style-name="P18" draw:layer="layout" svg:width="0.3cm" svg:height="1.5cm" svg:x="12.601cm" svg:y="9.525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2.96cm" svg:height="0.825cm" svg:x="9.701cm" svg:y="10cm">
          <draw:text-box>
            <text:p><text:span text:style-name="T2">Sessions list</text:span></text:p>
          </draw:text-box>
        </draw:frame>
        <draw:line draw:style-name="gr15" draw:text-style-name="P6" draw:layer="layout" svg:x1="9.6cm" svg:y1="11.827cm" svg:x2="10.9cm" svg:y2="11.827cm">
          <text:p/>
        </draw:line>
        <draw:line draw:style-name="gr15" draw:text-style-name="P6" draw:layer="layout" svg:x1="10.9cm" svg:y1="11.827cm" svg:x2="10.9cm" svg:y2="13.127cm">
          <text:p/>
        </draw:line>
        <draw:line draw:style-name="gr12" draw:text-style-name="P6" draw:layer="layout" svg:x1="10.9cm" svg:y1="13.127cm" svg:x2="9.6cm" svg:y2="13.127cm">
          <text:p/>
        </draw:line>
        <draw:frame draw:style-name="gr37" draw:text-style-name="P10" draw:layer="layout" svg:width="3.007cm" svg:height="1.773cm" svg:x="10.8cm" svg:y="12.127cm">
          <draw:text-box>
            <text:p><text:span text:style-name="T2">Save directory to file</text:span></text:p>
          </draw:text-box>
        </draw:frame>
      </draw:page>
      <draw:page draw:name="page2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23:11:37.962000000</meta:creation-date>
    <dc:date>2015-05-27T19:30:00.052000000</dc:date>
    <meta:editing-duration>P5DT18H3M14S</meta:editing-duration>
    <meta:editing-cycles>10</meta:editing-cycles>
    <meta:generator>LibreOffice/4.4.2.2$Windows_x86 LibreOffice_project/c4c7d32d0d49397cad38d62472b0bc8acff48dd6</meta:generator>
    <meta:document-statistic meta:object-count="754"/>
  </office:meta>
</office:document-meta>
</file>